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25cm" fo:min-width="15.5cm" loext:decorative="false"/>
    </style:style>
    <style:style style:name="gr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42cm" fo:min-width="3.354cm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75cm" fo:min-width="15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02cm" fo:min-width="4.274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664cm" fo:min-width="1.641cm" loext:decorative="false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212cm" fo:min-width="1.749cm" loext:decorative="false"/>
    </style:style>
    <style:style style:name="gr8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5cm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342cm" fo:min-width="3.354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46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ash_20__28_Rounded_29_" svg:stroke-width="0cm" svg:stroke-linecap="round" draw:fill="none" draw:textarea-vertical-align="middle" loext:decorative="false"/>
    </style:style>
    <style:style style:name="gr15" style:family="graphic" style:parent-style-name="objectwithoutfill">
      <style:graphic-properties draw:stroke="dash" draw:stroke-dash="Dash" svg:stroke-linecap="butt" draw:fill="none" draw:textarea-vertical-align="middle" loext:decorative="false"/>
    </style:style>
    <style:style style:name="gr16" style:family="graphic" style:parent-style-name="objectwithoutfill">
      <style:graphic-properties draw:marker-end="線の終点_20_9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線の終点_20_99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42cm" fo:min-width="2.514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2.756cm" fo:min-width="3.56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5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1cm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26cm" fo:min-width="4.98cm" loext:decorative="false"/>
    </style:style>
    <style:style style:name="gr24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402cm" fo:min-width="4.628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4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2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4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69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5cm" loext:decorative="false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7cm" fo:min-width="0.914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end="線の終点_20_57" draw:marker-end-width="0.3cm" draw:fill="none" loext:fill-use-slide-background="false" draw:textarea-vertical-align="middle" loext:decorative="false"/>
    </style:style>
    <style:style style:name="gr34" style:family="graphic" style:parent-style-name="objectwithoutfill">
      <style:graphic-properties svg:stroke-color="#000000" draw:marker-end="" draw:marker-end-width="0.3cm" draw:fill="none" loext:fill-use-slide-background="false" draw:textarea-vertical-align="middle" loext:decorative="false"/>
    </style:style>
    <style:style style:name="gr35" style:family="graphic" style:parent-style-name="objectwithoutfill">
      <style:graphic-properties svg:stroke-color="#000000" draw:marker-end="線の終点_20_62" draw:marker-end-width="0.3cm" draw:fill="none" loext:fill-use-slide-background="false" draw:textarea-vertical-align="middle" loext:decorative="false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26cm" fo:min-width="1.25cm" loext:decorative="false"/>
    </style:style>
    <style:style style:name="gr37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41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56cm" loext:decorative="false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線の終点_20_54" draw:marker-end-width="0.3cm" draw:fill="none" loext:fill-use-slide-background="false" draw:textarea-vertical-align="middle" loext:decorative="false"/>
    </style:style>
    <style:style style:name="gr42" style:family="graphic" style:parent-style-name="objectwithoutfill">
      <style:graphic-properties svg:stroke-color="#000000" draw:marker-end="線の終点_20_59" draw:marker-end-width="0.3cm" draw:fill="none" loext:fill-use-slide-background="false" draw:textarea-vertical-align="middle" loext:decorative="false"/>
    </style:style>
    <style:style style:name="gr43" style:family="graphic" style:parent-style-name="objectwithoutfill">
      <style:graphic-properties svg:stroke-color="#000000" draw:marker-end="線の終点_20_60" draw:marker-end-width="0.3cm" draw:fill="none" loext:fill-use-slide-background="false" draw:textarea-vertical-align="middle" loext:decorative="false"/>
    </style:style>
    <style:style style:name="gr44" style:family="graphic" style:parent-style-name="objectwithoutfill">
      <style:graphic-properties svg:stroke-color="#000000" draw:marker-end="線の終点_20_61" draw:marker-end-width="0.3cm" draw:fill="none" loext:fill-use-slide-background="false" draw:textarea-vertical-align="middle" loext:decorative="false"/>
    </style:style>
    <style:style style:name="gr45" style:family="graphic" style:parent-style-name="objectwithoutfill">
      <style:graphic-properties draw:stroke="dash" draw:stroke-dash="Double_20_Dash_20__28_Rounded_29_" svg:stroke-width="0cm" svg:stroke-color="#000000" draw:marker-end="線の終点_20_63" svg:stroke-linecap="round" draw:fill="none" loext:fill-use-slide-background="false" draw:textarea-vertical-align="middle" loext:decorative="false"/>
    </style:style>
    <style:style style:name="gr4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82cm" fo:min-width="0.208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82cm" fo:min-width="0.208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88cm" fo:min-width="1.622cm" loext:decorative="false"/>
    </style:style>
    <style:style style:name="gr50" style:family="graphic" style:parent-style-name="objectwithoutfill">
      <style:graphic-properties svg:stroke-color="#000000" draw:fill="solid" draw:fill-color="#ffffff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線の終点_20_85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5" style:family="graphic" style:parent-style-name="objectwithoutfill">
      <style:graphic-properties draw:marker-end="線の終点_20_86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126cm" fo:min-width="1.184cm" loext:decorative="false"/>
    </style:style>
    <style:style style:name="gr5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7cm" fo:min-width="0.562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634cm" fo:min-width="2.682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7cm" loext:decorative="false"/>
      <style:paragraph-properties style:writing-mode="lr-tb"/>
    </style:style>
    <style:style style:name="gr63" style:family="graphic" style:parent-style-name="objectwithoutfill">
      <style:graphic-properties draw:stroke="dash" draw:stroke-dash="Long_20_Dot" svg:stroke-width="0cm" draw:marker-end="線の終点_20_120" draw:marker-end-width="0.3cm" svg:stroke-linecap="butt" draw:fill="none" draw:textarea-vertical-align="middl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 loext:decorative="false"/>
      <style:paragraph-properties style:writing-mode="lr-tb"/>
    </style:style>
    <style:style style:name="gr65" style:family="graphic" style:parent-style-name="objectwithoutfill">
      <style:graphic-properties draw:fill="none" draw:textarea-vertical-align="middle" loext:decorative="false"/>
    </style:style>
    <style:style style:name="gr6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7cm" fo:min-width="0.207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5cm" fo:min-width="14.25cm" loext:decorative="false"/>
    </style:style>
    <style:style style:name="gr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cm" fo:min-width="13.25cm" loext:decorative="false"/>
    </style:style>
    <style:style style:name="gr69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82cm" fo:min-width="0.032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5cm" fo:min-width="4.75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cm" fo:min-width="7.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342cm" fo:min-width="1.798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線の終点_20_22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線の終点_20_23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線の終点_20_26" draw:marker-end-width="0.3cm" draw:fill="none" draw:textarea-vertical-align="middle" loext:decorative="false"/>
      <style:paragraph-properties style:writing-mode="lr-tb"/>
    </style:style>
    <style:style style:name="gr7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342cm" fo:min-width="1.798cm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線の終点_20_27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線の終点_20_22" draw:fill="none" draw:textarea-vertical-align="middle" loext:decorative="false"/>
    </style:style>
    <style:style style:name="gr81" style:family="graphic" style:parent-style-name="standard">
      <style:graphic-properties draw:stroke="none" svg:stroke-color="#000000" draw:fill="none" draw:fill-color="#ffffff" fo:min-height="0.717cm" loext:decorative="false"/>
      <style:paragraph-properties style:writing-mode="lr-tb"/>
    </style:style>
    <style:style style:name="gr8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cm" fo:min-width="15.5cm" loext:decorative="false"/>
    </style:style>
    <style:style style:name="gr8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cm" fo:min-width="1.75cm" style:writing-mode="lr-tb" loext:decorative="false"/>
      <style:paragraph-properties style:writing-mode="lr-tb"/>
    </style:style>
    <style:style style:name="gr84" style:family="graphic">
      <style:graphic-properties style:writing-mode="lr-tb" loext:decorative="false"/>
    </style:style>
    <style:style style:name="gr8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8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cm" fo:min-width="0.625cm" style:writing-mode="lr-tb" loext:decorative="false"/>
      <style:paragraph-properties style:writing-mode="lr-tb"/>
    </style:style>
    <style:style style:name="gr87" style:family="graphic" style:parent-style-name="objectwithoutfill">
      <style:graphic-properties svg:stroke-color="#000000" draw:marker-end="線の終点_20_28" draw:marker-end-width="0.3cm" draw:fill="none" draw:textarea-vertical-align="middle" loext:decorative="false"/>
      <style:paragraph-properties style:writing-mode="lr-tb"/>
    </style:style>
    <style:style style:name="gr88" style:family="graphic" style:parent-style-name="objectwithoutfill">
      <style:graphic-properties svg:stroke-color="#000000" draw:marker-end="線の終点_20_35" draw:marker-end-width="0.3cm" draw:fill="none" draw:textarea-vertical-align="middle" loext:decorative="false"/>
      <style:paragraph-properties style:writing-mode="lr-tb"/>
    </style:style>
    <style:style style:name="gr8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9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0.902cm" style:writing-mode="lr-tb" loext:decorative="false"/>
      <style:paragraph-properties style:writing-mode="lr-tb"/>
    </style:style>
    <style:style style:name="gr9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4.106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fo:min-height="0.5cm" loext:decorative="false"/>
      <style:paragraph-properties style:writing-mode="lr-tb"/>
    </style:style>
    <style:style style:name="gr94" style:family="graphic" style:parent-style-name="objectwithoutfill">
      <style:graphic-properties svg:stroke-color="#000000" draw:fill="none" draw:textarea-vertical-align="middle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72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7cm" loext:decorative="false"/>
      <style:paragraph-properties style:writing-mode="lr-tb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loext:decorative="false"/>
    </style:style>
    <style:style style:name="gr9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25cm" fo:min-width="13.75cm" loext:decorative="false"/>
    </style:style>
    <style:style style:name="gr9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75cm" fo:min-width="13cm" loext:decorative="false"/>
    </style:style>
    <style:style style:name="gr10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12cm" fo:min-width="0.562cm" loext:decorative="false"/>
    </style:style>
    <style:style style:name="gr101" style:family="graphic" style:parent-style-name="objectwithoutfill">
      <style:graphic-properties svg:stroke-color="#000000" draw:marker-start="" draw:marker-end="" draw:marker-end-width="0.3cm" draw:fill="none" loext:fill-use-slide-background="false" draw:textarea-vertical-align="middle" loext:decorative="false"/>
    </style:style>
    <style:style style:name="gr10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103" style:family="graphic" style:parent-style-name="objectwithoutfill">
      <style:graphic-properties svg:stroke-color="#000000" draw:marker-end="線の終点_20_40" draw:marker-end-width="0.3cm" draw:fill="none" loext:fill-use-slide-background="false" draw:textarea-vertical-align="middle" loext:decorative="false"/>
    </style:style>
    <style:style style:name="gr104" style:family="graphic" style:parent-style-name="objectwithoutfill">
      <style:graphic-properties svg:stroke-color="#000000" draw:marker-end="線の終点_20_42" draw:marker-end-width="0.3cm" draw:fill="none" loext:fill-use-slide-background="false" draw:textarea-vertical-align="middle" loext:decorative="false"/>
    </style:style>
    <style:style style:name="gr105" style:family="graphic" style:parent-style-name="objectwithoutfill">
      <style:graphic-properties svg:stroke-color="#000000" draw:marker-end="線の終点_20_43" draw:marker-end-width="0.3cm" draw:fill="none" loext:fill-use-slide-background="false" draw:textarea-vertical-align="middle" loext:decorative="false"/>
    </style:style>
    <style:style style:name="gr106" style:family="graphic" style:parent-style-name="objectwithoutfill">
      <style:graphic-properties draw:stroke="dash" draw:stroke-dash="Long_20_Dash" svg:stroke-color="#000000" draw:marker-end="線の終点_20_47" draw:marker-end-width="0.3cm" svg:stroke-linecap="butt" draw:fill="none" loext:fill-use-slide-background="false" draw:textarea-vertical-align="middle" loext:decorative="false"/>
    </style:style>
    <style:style style:name="gr10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976cm" style:writing-mode="lr-tb" loext:decorative="false"/>
      <style:paragraph-properties style:writing-mode="lr-tb"/>
    </style:style>
    <style:style style:name="gr108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109" style:family="graphic" style:parent-style-name="objectwithoutfill">
      <style:graphic-properties draw:stroke="dash" draw:stroke-dash="Long_20_Dash" svg:stroke-width="0cm" svg:stroke-color="#000000" draw:marker-end="線の終点_20_48" draw:marker-end-width="0.3cm" svg:stroke-linecap="butt" draw:fill="none" loext:fill-use-slide-background="false" draw:textarea-vertical-align="middle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線の終点_20_52" draw:marker-end-width="0.3cm" draw:fill="none" draw:textarea-vertical-align="middle" loext:decorative="false"/>
    </style:style>
    <style:style style:name="gr1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線の終点_20_53" draw:marker-end-width="0.3cm" draw:fill="none" draw:textarea-vertical-align="middle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1cm" loext:decorative="false"/>
      <style:paragraph-properties style:writing-mode="lr-tb"/>
    </style:style>
    <style:style style:name="gr1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1.25cm" loext:decorative="false"/>
    </style:style>
    <style:style style:name="gr118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131cm" fo:min-width="6.99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2cm" loext:decorative="false"/>
      <style:paragraph-properties style:writing-mode="lr-tb"/>
    </style:style>
    <style:style style:name="gr120" style:family="graphic" style:parent-style-name="objectwithoutfill">
      <style:graphic-properties draw:stroke="dash" draw:stroke-dash="Dash" svg:stroke-width="0cm" draw:marker-end="線の終点_20_37" svg:stroke-linecap="butt" draw:fill="none" draw:textarea-vertical-align="middle" loext:decorative="false"/>
    </style:style>
    <style:style style:name="gr121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82cm" fo:min-width="0.384cm" style:writing-mode="lr-tb" loext:decorative="false"/>
      <style:paragraph-properties style:writing-mode="lr-tb"/>
    </style:style>
    <style:style style:name="gr12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82cm" fo:min-width="0.738cm" style:writing-mode="lr-tb" loext:decorative="false"/>
      <style:paragraph-properties style:writing-mode="lr-tb"/>
    </style:style>
    <style:style style:name="gr123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線の終点_20_36" draw:marker-end-width="0.3cm" draw:fill="none" loext:fill-use-slide-background="false" draw:textarea-vertical-align="middle" loext:decorative="false"/>
    </style:style>
    <style:style style:name="gr12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1.446cm" style:writing-mode="lr-tb" loext:decorative="false"/>
      <style:paragraph-properties style:writing-mode="lr-tb"/>
    </style:style>
    <style:style style:name="gr1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127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線の終点_20_40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線の終点_20_39" draw:marker-end-width="0.3cm" draw:fill="none" loext:fill-use-slide-background="false" draw:textarea-vertical-align="middle" loext:decorative="false"/>
    </style:style>
    <style:style style:name="gr130" style:family="graphic" style:parent-style-name="objectwithoutfill">
      <style:graphic-properties svg:stroke-color="#000000" draw:marker-end="線の終点_20_67" draw:marker-end-width="0.3cm" draw:fill="none" loext:fill-use-slide-background="false" draw:textarea-vertical-align="middle" loext:decorative="false"/>
    </style:style>
    <style:style style:name="gr131" style:family="graphic" style:parent-style-name="objectwithoutfill">
      <style:graphic-properties svg:stroke-color="#000000" draw:marker-end="線の終点_20_68" draw:marker-end-width="0.3cm" draw:fill="none" loext:fill-use-slide-background="false" draw:textarea-vertical-align="middle" loext:decorative="false"/>
    </style:style>
    <style:style style:name="gr132" style:family="graphic" style:parent-style-name="standard">
      <style:graphic-properties draw:stroke="none" svg:stroke-color="#000000" draw:fill="none" draw:fill-color="#ffffff" loext:fill-use-slide-background="false" fo:min-height="0.556cm" loext:decorative="false"/>
      <style:paragraph-properties style:writing-mode="lr-tb"/>
    </style:style>
    <style:style style:name="gr1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1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002cm" fo:min-width="1.38cm" loext:decorative="false"/>
    </style:style>
    <style:style style:name="gr1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color="#000000" draw:marker-end="線の終点_20_72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線の終点_20_77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線の終点_20_79" draw:marker-end-width="0.3cm" draw:fill="none" draw:textarea-vertical-align="middle" loext:decorative="false"/>
    </style:style>
    <style:style style:name="gr140" style:family="graphic" style:parent-style-name="standard">
      <style:graphic-properties draw:stroke="none" svg:stroke-color="#000000" draw:fill="none" draw:fill-color="#ffffff" loext:fill-use-slide-background="false" fo:min-height="1.111cm" loext:decorative="false"/>
      <style:paragraph-properties style:writing-mode="lr-tb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7.632cm" style:writing-mode="lr-tb" loext:decorative="false"/>
      <style:paragraph-properties style:writing-mode="lr-tb"/>
    </style:style>
    <style:style style:name="gr142" style:family="graphic" style:parent-style-name="objectwithoutfill">
      <style:graphic-properties draw:marker-end="線の終点_20_108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線の終点_20_78" draw:marker-end-width="0.3cm" draw:fill="none" draw:textarea-vertical-align="middle" loext:decorative="false"/>
    </style:style>
    <style:style style:name="gr144" style:family="graphic" style:parent-style-name="objectwithoutfill">
      <style:graphic-properties draw:marker-end="線の終点_20_113" draw:marker-end-width="0.3cm" draw:fill="none" draw:textarea-vertical-align="middle" loext:decorative="false"/>
    </style:style>
    <style:style style:name="gr14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1.976cm" style:writing-mode="lr-tb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 loext:decorative="false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148" style:family="graphic" style:parent-style-name="objectwithoutfill">
      <style:graphic-properties draw:marker-end="線の終点_20_97" draw:fill="none" draw:textarea-vertical-align="middle" loext:decorative="false"/>
    </style:style>
    <style:style style:name="gr149" style:family="graphic" style:parent-style-name="objectwithoutfill">
      <style:graphic-properties draw:marker-end="" draw:fill="none" draw:textarea-vertical-align="middle" loext:decorative="false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151" style:family="graphic" style:parent-style-name="objectwithoutfill">
      <style:graphic-properties svg:stroke-color="#000000" draw:marker-end="線の終点_20_38" draw:marker-end-width="0.3cm" draw:fill="none" loext:fill-use-slide-background="false" draw:textarea-vertical-align="middle" loext:decorative="false"/>
    </style:style>
    <style:style style:name="gr1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26cm" fo:min-width="1.907cm" loext:decorative="false"/>
    </style:style>
    <style:style style:name="gr15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6cm" fo:min-width="3.719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949cm" fo:min-width="2.059cm" loext:decorative="false"/>
      <style:paragraph-properties style:writing-mode="lr-tb"/>
    </style:style>
    <style:style style:name="gr15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156" style:family="graphic" style:parent-style-name="objectwithoutfill">
      <style:graphic-properties svg:stroke-color="#000000" draw:marker-end="線の終点_20_69" draw:marker-end-width="0.3cm" draw:fill="none" loext:fill-use-slide-background="false" draw:textarea-vertical-align="middle" loext:decorative="false"/>
    </style:style>
    <style:style style:name="gr157" style:family="graphic" style:parent-style-name="objectwithoutfill">
      <style:graphic-properties svg:stroke-color="#000000" draw:marker-end="線の終点_20_73" draw:marker-end-width="0.3cm" draw:fill="none" draw:textarea-vertical-align="middle" loext:decorative="false"/>
    </style:style>
    <style:style style:name="gr158" style:family="graphic" style:parent-style-name="objectwithoutfill">
      <style:graphic-properties svg:stroke-color="#000000" draw:marker-end="線の終点_20_74" draw:marker-end-width="0.3cm" draw:fill="none" draw:textarea-vertical-align="middle" loext:decorative="false"/>
    </style:style>
    <style:style style:name="gr15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16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161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626cm" style:writing-mode="lr-tb" loext:decorative="false"/>
      <style:paragraph-properties style:writing-mode="lr-tb"/>
    </style:style>
    <style:style style:name="gr16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163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164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16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2.152cm" style:writing-mode="lr-tb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fo:min-height="0.923cm" loext:decorative="false"/>
      <style:paragraph-properties style:writing-mode="lr-tb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169" style:family="graphic" style:parent-style-name="objectwithoutfill">
      <style:graphic-properties svg:stroke-color="#000000" draw:marker-end="線の終点_20_89" draw:marker-end-width="0.3cm" draw:fill="solid" draw:fill-color="#ffffff" draw:textarea-vertical-align="middle" loext:decorative="false"/>
    </style:style>
    <style:style style:name="gr170" style:family="graphic" style:parent-style-name="objectwithoutfill">
      <style:graphic-properties svg:stroke-color="#000000" draw:marker-end="" draw:marker-end-width="0.3cm" draw:fill="solid" draw:fill-color="#ffffff" draw:textarea-vertical-align="middle" loext:decorative="false"/>
    </style:style>
    <style:style style:name="gr17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772cm" loext:decorative="false"/>
      <style:paragraph-properties style:writing-mode="lr-tb"/>
    </style:style>
    <style:style style:name="gr172" style:family="graphic" style:parent-style-name="objectwithoutfill">
      <style:graphic-properties svg:stroke-color="#000000" draw:marker-end="線の終点_20_90" draw:marker-end-width="0.3cm" draw:fill="solid" draw:fill-color="#ffffff" draw:textarea-vertical-align="middle" loext:decorative="false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82cm" fo:min-width="0.208cm" loext:decorative="false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17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02cm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88cm" fo:min-width="1.798cm" style:writing-mode="lr-tb" loext:decorative="false"/>
      <style:paragraph-properties style:writing-mode="lr-tb"/>
    </style:style>
    <style:style style:name="gr1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48cm" fo:min-width="4.45cm" loext:decorative="false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5cm" fo:min-width="0.915cm" style:writing-mode="lr-tb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75cm" fo:min-width="1.915cm" loext:decorative="false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949cm" fo:min-width="3.901cm" loext:decorative="false"/>
      <style:paragraph-properties style:writing-mode="lr-tb"/>
    </style:style>
    <style:style style:name="gr182" style:family="graphic" style:parent-style-name="objectwithoutfill">
      <style:graphic-properties svg:stroke-color="#000000" draw:marker-end="" draw:fill="solid" draw:fill-color="#ffffff" draw:textarea-vertical-align="middle" loext:decorative="false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1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813cm" loext:decorative="false"/>
    </style:style>
    <style:style style:name="gr18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822cm" loext:decorative="false"/>
      <style:paragraph-properties style:writing-mode="lr-tb"/>
    </style:style>
    <style:style style:name="gr1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1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82cm" fo:min-width="0.562cm" style:writing-mode="lr-tb" loext:decorative="false"/>
      <style:paragraph-properties style:writing-mode="lr-tb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1.446cm" style:writing-mode="lr-tb" loext:decorative="false"/>
      <style:paragraph-properties style:writing-mode="lr-tb"/>
    </style:style>
    <style:style style:name="gr190" style:family="graphic" style:parent-style-name="objectwithoutfill">
      <style:graphic-properties svg:stroke-color="#000000" draw:marker-end="線の終点_20_37" draw:fill="solid" draw:fill-color="#ffffff" draw:textarea-vertical-align="middle" loext:decorative="false"/>
    </style:style>
    <style:style style:name="gr1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82cm" fo:min-width="0.384cm" style:writing-mode="lr-tb" loext:decorative="false"/>
      <style:paragraph-properties style:writing-mode="lr-tb"/>
    </style:style>
    <style:style style:name="gr1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82cm" fo:min-width="0.738cm" style:writing-mode="lr-tb" loext:decorative="false"/>
      <style:paragraph-properties style:writing-mode="lr-tb"/>
    </style:style>
    <style:style style:name="gr1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384cm" style:writing-mode="lr-tb" loext:decorative="false"/>
      <style:paragraph-properties style:writing-mode="lr-tb"/>
    </style:style>
    <style:style style:name="gr194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4.5cm" style:writing-mode="lr-tb" loext:decorative="false"/>
      <style:paragraph-properties style:writing-mode="lr-tb"/>
    </style:style>
    <style:style style:name="gr1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42cm" fo:min-width="3.036cm" style:writing-mode="lr-tb" loext:decorative="false"/>
      <style:paragraph-properties style:writing-mode="lr-tb"/>
    </style:style>
    <style:style style:name="gr196" style:family="graphic" style:parent-style-name="standard">
      <style:graphic-properties svg:stroke-color="#000000" draw:fill-color="#ffffff" draw:textarea-horizontal-align="justify" draw:textarea-vertical-align="middle" draw:auto-grow-height="false" fo:min-height="2.814cm" fo:min-width="0cm" loext:decorative="false"/>
    </style:style>
    <style:style style:name="gr197" style:family="graphic" style:parent-style-name="standard">
      <style:graphic-properties svg:stroke-color="#000000" draw:fill-color="#ffffff" draw:textarea-horizontal-align="justify" draw:textarea-vertical-align="middle" draw:auto-grow-height="false" fo:min-height="3.033cm" fo:min-width="0cm" loext:decorative="false"/>
    </style:style>
    <style:style style:name="gr198" style:family="graphic" style:parent-style-name="objectwithoutfill">
      <style:graphic-properties draw:marker-end="線の終点_20_94" draw:marker-end-width="0.3cm" draw:fill="none" draw:textarea-vertical-align="middle" loext:decorative="false"/>
    </style:style>
    <style:style style:name="gr199" style:family="graphic" style:parent-style-name="objectwithoutfill">
      <style:graphic-properties draw:marker-end="線の終点_20_95" draw:marker-end-width="0.3cm" draw:fill="none" draw:textarea-vertical-align="middle" loext:decorative="false"/>
    </style:style>
    <style:style style:name="gr200" style:family="graphic" style:parent-style-name="objectwithoutfill">
      <style:graphic-properties draw:marker-end="線の終点_20_96" draw:marker-end-width="0.3cm" draw:fill="none" draw:textarea-vertical-align="middle" loext:decorative="false"/>
    </style:style>
    <style:style style:name="gr201" style:family="graphic" style:parent-style-name="objectwithoutfill">
      <style:graphic-properties draw:marker-end="線の終点_20_97" draw:marker-end-width="0.3cm" draw:fill="none" draw:textarea-vertical-align="middle" loext:decorative="false"/>
    </style:style>
    <style:style style:name="gr202" style:family="graphic" style:parent-style-name="objectwithoutfill">
      <style:graphic-properties draw:stroke="solid" draw:stroke-dash="Dash" svg:stroke-width="0cm" draw:marker-end="" draw:marker-end-width="0.3cm" svg:stroke-linecap="butt" draw:fill="none" draw:textarea-vertical-align="middle" loext:decorative="false"/>
    </style:style>
    <style:style style:name="gr203" style:family="graphic" style:parent-style-name="objectwithoutfill">
      <style:graphic-properties draw:marker-end="線の終点_20_103" draw:fill="none" draw:textarea-vertical-align="middle" loext:decorative="fals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637cm" loext:decorative="false"/>
      <style:paragraph-properties style:writing-mode="lr-tb"/>
    </style:style>
    <style:style style:name="gr205" style:family="graphic" style:parent-style-name="standard">
      <style:graphic-properties svg:stroke-color="#000000" draw:fill-color="#ffffff" draw:textarea-horizontal-align="justify" draw:textarea-vertical-align="middle" draw:auto-grow-height="false" fo:min-height="0.126cm" fo:min-width="2.344cm" loext:decorative="false"/>
    </style:style>
    <style:style style:name="gr206" style:family="graphic" style:parent-style-name="objectwithoutfill">
      <style:graphic-properties draw:stroke="dash" draw:stroke-dash="Long_20_Dot" draw:marker-end="線の終点_20_104" draw:marker-end-width="0.3cm" svg:stroke-linecap="butt" draw:fill="none" draw:textarea-vertical-align="middle" loext:decorative="false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7cm" loext:decorative="false"/>
      <style:paragraph-properties style:writing-mode="lr-tb"/>
    </style:style>
    <style:style style:name="gr208" style:family="graphic" style:parent-style-name="objectwithoutfill">
      <style:graphic-properties draw:stroke="dash" draw:stroke-dash="Long_20_Dot" draw:marker-end="線の終点_20_106" draw:marker-end-width="0.3cm" svg:stroke-linecap="butt" draw:fill="none" draw:textarea-vertical-align="middle" loext:decorative="false"/>
    </style:style>
    <style:style style:name="gr209" style:family="graphic" style:parent-style-name="objectwithoutfill">
      <style:graphic-properties draw:marker-end="線の終点_20_93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線の終点_20_107" draw:marker-end-width="0.3cm" draw:fill="none" draw:textarea-vertical-align="middle" loext:decorative="false"/>
    </style:style>
    <style:style style:name="gr21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2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845cm" fo:min-width="15cm" loext:decorative="false"/>
    </style:style>
    <style:style style:name="gr2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1.976cm" style:writing-mode="lr-tb" loext:decorative="false"/>
      <style:paragraph-properties style:writing-mode="lr-tb"/>
    </style:style>
    <style:style style:name="gr2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1.622cm" style:writing-mode="lr-tb" loext:decorative="false"/>
      <style:paragraph-properties style:writing-mode="lr-tb"/>
    </style:style>
    <style:style style:name="gr2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1.688cm" loext:decorative="false"/>
    </style:style>
    <style:style style:name="gr21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217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82cm" fo:min-width="1.268cm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88cm" fo:min-width="1.622cm" style:writing-mode="lr-tb" loext:decorative="false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20" style:family="graphic" style:parent-style-name="objectwithoutfill">
      <style:graphic-properties draw:marker-end="線の終点_20_116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線の終点_20_117" draw:marker-end-width="0.3cm" draw:fill="none" draw:textarea-vertical-align="middle" loext:decorative="false"/>
    </style:style>
    <style:style style:name="gr222" style:family="graphic" style:parent-style-name="objectwithoutfill">
      <style:graphic-properties draw:marker-end="線の終点_20_119" draw:marker-end-width="0.3cm" draw:fill="none" draw:textarea-vertical-align="middle" loext:decorative="false"/>
    </style:style>
    <style:style style:name="gr2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24" style:family="graphic" style:parent-style-name="objectwithoutfill">
      <style:graphic-properties draw:marker-end="線の終点_20_121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線の終点_20_122" draw:marker-end-width="0.3cm" draw:fill="none" draw:textarea-vertical-align="middle" loext:decorative="false"/>
    </style:style>
    <style:style style:name="gr226" style:family="graphic" style:parent-style-name="objectwithoutfill">
      <style:graphic-properties svg:stroke-width="0.106cm" draw:marker-start-width="0.358cm" draw:marker-end="線の終点_20_123" draw:marker-end-width="0.458cm" draw:fill="none" draw:textarea-vertical-align="middle" fo:padding-top="0.177cm" fo:padding-bottom="0.177cm" fo:padding-left="0.302cm" fo:padding-right="0.302cm" loext:decorative="false"/>
    </style:style>
    <style:style style:name="gr227" style:family="graphic" style:parent-style-name="objectwithoutfill">
      <style:graphic-properties draw:marker-end="線の終点_20_124" draw:marker-end-width="0.3cm" draw:fill="none" draw:textarea-vertical-align="middle" loext:decorative="false"/>
    </style:style>
    <style:style style:name="gr228" style:family="graphic" style:parent-style-name="objectwithoutfill">
      <style:graphic-properties draw:marker-end="線の終点_20_125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線の終点_20_126" draw:marker-end-width="0.3cm" draw:fill="none" draw:textarea-vertical-align="middle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9cm" loext:decorative="false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32" style:family="graphic" style:parent-style-name="objectwithoutfill">
      <style:graphic-properties draw:marker-end="線の終点_20_127" draw:marker-end-width="0.3cm" draw:fill="none" draw:textarea-vertical-align="middle" loext:decorative="false"/>
    </style:style>
    <style:style style:name="gr233" style:family="graphic" style:parent-style-name="objectwithoutfill">
      <style:graphic-properties svg:stroke-width="0.106cm" draw:marker-start-width="0.358cm" draw:marker-end="線の終点_20_128" draw:marker-end-width="0.458cm" draw:fill="none" draw:textarea-vertical-align="middle" fo:padding-top="0.177cm" fo:padding-bottom="0.177cm" fo:padding-left="0.302cm" fo:padding-right="0.302cm" loext:decorative="false"/>
    </style:style>
    <style:style style:name="gr234" style:family="graphic" style:parent-style-name="objectwithoutfill">
      <style:graphic-properties draw:marker-end="線の終点_20_129" draw:marker-end-width="0.3cm" draw:fill="none" draw:textarea-vertical-align="middle" loext:decorative="false"/>
    </style:style>
    <style:style style:name="gr235" style:family="graphic" style:parent-style-name="objectwithoutfill">
      <style:graphic-properties draw:marker-end="線の終点_20_130" draw:marker-end-width="0.3cm" draw:fill="none" draw:textarea-vertical-align="middle" loext:decorative="fals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5cm" loext:decorative="false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fo:min-height="0.911cm" loext:decorative="false"/>
      <style:paragraph-properties style:writing-mode="lr-tb"/>
    </style:style>
    <style:style style:name="gr2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4cm" fo:min-width="0.914cm" style:writing-mode="lr-tb" loext:decorative="false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86cm" loext:decorative="false"/>
      <style:paragraph-properties style:writing-mode="lr-tb"/>
    </style:style>
    <style:style style:name="gr241" style:family="graphic" style:parent-style-name="objectwithoutfill">
      <style:graphic-properties draw:marker-end="線の終点_20_131" draw:marker-end-width="0.3cm" draw:fill="none" draw:textarea-vertical-align="middle" loext:decorative="false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98cm" loext:decorative="false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5cm" loext:decorative="false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98cm" loext:decorative="false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7cm" loext:decorative="false"/>
      <style:paragraph-properties style:writing-mode="lr-tb"/>
    </style:style>
    <style:style style:name="gr2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0.208cm" loext:decorative="false"/>
    </style:style>
    <style:style style:name="gr247" style:family="graphic" style:parent-style-name="objectwithoutfill">
      <style:graphic-properties draw:marker-end="線の終点_20_132" draw:marker-end-width="0.3cm" draw:fill="none" draw:textarea-vertical-align="middle" loext:decorative="false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1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 draw:fill-color="#ffffff"/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 style:writing-mode="lr-tb"/>
      <style:text-properties fo:font-size="12pt"/>
    </style:style>
    <style:style style:name="P15" style:family="paragraph">
      <style:paragraph-properties fo:text-align="center"/>
      <style:text-properties fo:font-size="10pt"/>
    </style:style>
    <style:style style:name="P16" style:family="paragraph">
      <loext:graphic-properties draw:fill="none"/>
      <style:paragraph-properties fo:text-align="center" style:writing-mode="lr-tb"/>
      <style:text-properties fo:font-size="10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9" style:family="paragraph">
      <loext:graphic-properties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-color="#ffffff"/>
      <style:paragraph-properties fo:text-align="center"/>
      <style:text-properties fo:font-size="14pt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none"/>
      <style:paragraph-properties fo:text-align="center" style:writing-mode="lr-tb"/>
      <style:text-properties fo:font-size="14pt"/>
    </style:style>
    <style:style style:name="P23" style:family="paragraph">
      <loext:graphic-properties draw:fill="none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font-size="9pt"/>
    </style:style>
    <style:style style:name="P28" style:family="paragraph">
      <loext:graphic-properties draw:fill="none"/>
      <style:paragraph-properties fo:text-align="center" style:writing-mode="lr-tb"/>
      <style:text-properties fo:font-size="9pt"/>
    </style:style>
    <style:style style:name="P29" style:family="paragraph">
      <loext:graphic-properties draw:fill="none"/>
      <style:paragraph-properties fo:text-align="center"/>
      <style:text-properties fo:font-size="9pt"/>
    </style:style>
    <style:style style:name="P30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font-size="12pt"/>
    </style:style>
    <style:style style:name="P36" style:family="paragraph">
      <loext:graphic-properties draw:fill="none"/>
      <style:paragraph-properties fo:text-align="center"/>
      <style:text-properties fo:font-size="10pt"/>
    </style:style>
    <style:style style:name="P37" style:family="paragraph">
      <style:paragraph-properties fo:text-align="center"/>
      <style:text-properties fo:font-size="14pt" style:font-size-asian="10pt" style:font-size-complex="10pt"/>
    </style:style>
    <style:style style:name="P38" style:family="paragraph">
      <loext:graphic-properties draw:fill="none"/>
      <style:paragraph-properties fo:text-align="center" style:writing-mode="lr-tb"/>
      <style:text-properties fo:font-size="14pt" style:font-size-asian="10pt" style:font-size-complex="10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-color="#ffffff"/>
      <style:paragraph-properties fo:text-align="center" style:writing-mode="lr-tb"/>
      <style:text-properties fo:font-size="10pt"/>
    </style:style>
    <style:style style:name="P41" style:family="paragraph">
      <loext:graphic-properties draw:fill="none" draw:fill-color="#ffffff"/>
      <style:text-properties fo:font-size="14pt" style:font-size-asian="20pt" style:font-size-complex="20pt"/>
    </style:style>
    <style:style style:name="P42" style:family="paragraph">
      <loext:graphic-properties draw:fill="none" draw:fill-color="#ffffff"/>
      <style:text-properties fo:font-size="12pt" style:font-size-asian="10pt" style:font-size-complex="10pt"/>
    </style:style>
    <style:style style:name="P43" style:family="paragraph">
      <loext:graphic-properties draw:fill-color="#ffffff"/>
      <style:paragraph-properties fo:text-align="center" style:writing-mode="lr-tb"/>
      <style:text-properties fo:font-size="12pt"/>
    </style:style>
    <style:style style:name="P44" style:family="paragraph">
      <loext:graphic-properties draw:fill="solid" draw:fill-color="#ffffff"/>
      <style:paragraph-properties fo:text-align="center"/>
      <style:text-properties fo:font-size="12pt"/>
    </style:style>
    <style:style style:name="P45" style:family="paragraph">
      <loext:graphic-properties draw:fill="solid" draw:fill-color="#ffffff"/>
      <style:text-properties fo:font-size="12pt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text-properties fo:font-size="10pt" style:font-size-asian="10pt" style:font-size-complex="10pt"/>
    </style:style>
    <style:style style:name="P48" style:family="paragraph">
      <style:paragraph-properties fo:text-align="center"/>
      <style:text-properties fo:font-size="8pt"/>
    </style:style>
    <style:style style:name="P4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50" style:family="paragraph"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53" style:family="paragraph">
      <loext:graphic-properties draw:fill="none" draw:fill-color="#ffffff"/>
      <style:text-properties fo:font-size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size="10pt"/>
    </style:style>
    <style:style style:name="T5" style:family="text">
      <style:text-properties fo:font-size="9pt"/>
    </style:style>
    <style:style style:name="T6" style:family="text">
      <style:text-properties fo:font-size="10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0pt" style:font-size-complex="10pt"/>
    </style:style>
    <style:style style:name="T10" style:family="text">
      <style:text-properties fo:font-size="14pt" style:font-size-asian="20pt" style:font-size-complex="20pt"/>
    </style:style>
    <style:style style:name="T11" style:family="text">
      <style:text-properties fo:font-size="12pt" style:font-size-asian="10pt" style:font-size-complex="10pt"/>
    </style:style>
    <style:style style:name="T12" style:family="text">
      <style:text-properties fo:font-size="14pt" style:font-size-asian="8pt" style:font-size-complex="8pt"/>
    </style:style>
    <style:style style:name="T1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6cm" svg:height="9.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5cm" svg:height="2.25cm" svg:x="4.262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5.5cm" svg:height="9cm" svg:x="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75cm" svg:height="3.75cm" svg:x="6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5.5cm" svg:height="9cm" svg:x="2.75cm" svg:y="14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5cm" svg:height="1.25cm" svg:x="6.75cm" svg:y="11.75cm">
          <draw:text-box>
            <text:p>Venn diagram</text:p>
          </draw:text-box>
        </draw:frame>
        <draw:frame draw:style-name="gr5" draw:text-style-name="P5" draw:layer="layout" svg:width="5cm" svg:height="1.25cm" svg:x="7.75cm" svg:y="24cm">
          <draw:text-box>
            <text:p>MapbySet</text:p>
          </draw:text-box>
        </draw:frame>
        <draw:custom-shape draw:style-name="gr6" draw:text-style-name="P4" draw:layer="layout" svg:width="3.027cm" svg:height="5.534cm" draw:transform="rotate (-0.830951256874501) translate (8.087cm 17.0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179cm" svg:height="6.31cm" draw:transform="rotate (0.967261471455257) translate (9.75cm 19.3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cm" svg:height="1cm" svg:x="5.25cm" svg:y="20.25cm">
          <draw:text-box>
            <text:p><text:span text:style-name="T1">domain</text:span></text:p>
          </draw:text-box>
        </draw:frame>
        <draw:frame draw:style-name="gr9" draw:text-style-name="P6" draw:layer="layout" svg:width="4.25cm" svg:height="0.962cm" svg:x="12.5cm" svg:y="20.038cm">
          <draw:text-box>
            <text:p><text:span text:style-name="T1">codomain</text:span></text:p>
          </draw:text-box>
        </draw:frame>
        <draw:frame draw:style-name="gr9" draw:text-style-name="P6" draw:layer="layout" svg:width="1.75cm" svg:height="0.962cm" svg:x="9cm" svg:y="17.25cm">
          <draw:text-box>
            <text:p><text:span text:style-name="T1">map</text:span></text:p>
          </draw:text-box>
        </draw:frame>
        <draw:frame draw:style-name="gr10" draw:text-style-name="P6" draw:layer="layout" svg:width="0.925cm" svg:height="0.962cm" svg:x="7.75cm" svg:y="18.5cm">
          <draw:text-box>
            <text:p><text:span text:style-name="T1">X</text:span></text:p>
          </draw:text-box>
        </draw:frame>
        <draw:frame draw:style-name="gr10" draw:text-style-name="P6" draw:layer="layout" svg:width="0.925cm" svg:height="0.962cm" svg:x="11.325cm" svg:y="18.288cm">
          <draw:text-box>
            <text:p><text:span text:style-name="T1">Y</text:span></text:p>
          </draw:text-box>
        </draw:frame>
        <draw:custom-shape draw:style-name="gr2" draw:text-style-name="P2" draw:layer="layout" svg:width="5.45cm" svg:height="2.25cm" svg:x="7.562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925cm" svg:height="0.962cm" svg:x="6.012cm" svg:y="6.076cm">
          <draw:text-box>
            <text:p><text:span text:style-name="T1">X</text:span></text:p>
          </draw:text-box>
        </draw:frame>
        <draw:frame draw:style-name="gr10" draw:text-style-name="P6" draw:layer="layout" svg:width="0.925cm" svg:height="0.962cm" svg:x="10.587cm" svg:y="6.326cm">
          <draw:text-box>
            <text:p><text:span text:style-name="T1">Z</text:span></text:p>
          </draw:text-box>
        </draw:frame>
        <draw:frame draw:style-name="gr11" draw:text-style-name="P6" draw:layer="layout" svg:width="2.255cm" svg:height="0.962cm" svg:x="9.266cm" svg:y="9.038cm">
          <draw:text-box>
            <text:p><text:span text:style-name="T1">X or Z</text:span></text:p>
          </draw:text-box>
        </draw:frame>
        <draw:custom-shape draw:style-name="gr12" draw:text-style-name="P7" draw:layer="layout" svg:width="5.45cm" svg:height="2.25cm" svg:x="4.263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2.746cm" svg:height="0.962cm" svg:x="9.016cm" svg:y="3.576cm">
          <draw:text-box>
            <text:p><text:span text:style-name="T1">X and Z</text:span></text:p>
          </draw:text-box>
        </draw:frame>
        <draw:path draw:style-name="gr14" draw:text-style-name="P3" draw:layer="layout" svg:width="3.074cm" svg:height="9.261cm" draw:transform="rotate (1.5707963267949) translate (4.00008316842014cm 8.3256640682967cm)" svg:viewBox="0 0 3075 9262" svg:d="M1538 12c1750-250 1750 3500 1250 5000 250 1000 500 4250-1250 4250s-1750-3500-1250-5000c-250-1750 250-4250 1250-4250z">
          <text:p/>
        </draw:path>
        <draw:path draw:style-name="gr15" draw:text-style-name="P4" draw:layer="layout" svg:width="1.269cm" svg:height="1.671cm" draw:transform="rotate (2.5535912285929) translate (8.7322523090416cm 7.85150073882724cm)" svg:viewBox="0 0 1270 1672" svg:d="M565 0c902 0 902 901 208 1664-555 69-832-347-763-693 70-347 555-971 555-971z">
          <text:p/>
        </draw:path>
        <draw:line draw:style-name="gr16" draw:text-style-name="P4" draw:layer="layout" svg:x1="9.512cm" svg:y1="4.538cm" svg:x2="8.762cm" svg:y2="6.788cm">
          <text:p/>
        </draw:line>
        <draw:line draw:style-name="gr17" draw:text-style-name="P4" draw:layer="layout" svg:x1="11.262cm" svg:y1="9.038cm" svg:x2="11.262cm" svg:y2="8.288cm">
          <text:p/>
        </draw:line>
        <draw:custom-shape draw:style-name="gr18" draw:text-style-name="P9" draw:layer="layout" svg:width="4.262cm" svg:height="2.25cm" svg:x="12.75cm" svg:y="3.538cm">
          <text:p text:style-name="P8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16cm" svg:height="9.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5cm" svg:y="13.4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5cm" svg:height="9cm" svg:x="3cm" svg:y="2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25cm" svg:height="1.673cm" svg:x="6.75cm" svg:y="11.577cm">
          <draw:text-box>
            <text:p>Assumption sets and Probabilities</text:p>
          </draw:text-box>
        </draw:frame>
        <draw:custom-shape draw:style-name="gr20" draw:text-style-name="P2" draw:layer="layout" svg:width="5.75cm" svg:height="4.25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51cm" svg:height="0.962cm" svg:x="7cm" svg:y="3.788cm">
          <draw:text-box>
            <text:p><text:span text:style-name="T1">X(0.8)</text:span></text:p>
          </draw:text-box>
        </draw:frame>
        <draw:frame draw:style-name="gr22" draw:text-style-name="P6" draw:layer="layout" svg:width="1.191cm" svg:height="0.962cm" svg:x="11.325cm" svg:y="7.5cm">
          <draw:text-box>
            <text:p><text:span text:style-name="T1">1.0</text:span></text:p>
          </draw:text-box>
        </draw:frame>
        <draw:custom-shape draw:style-name="gr23" draw:text-style-name="P7" draw:layer="layout" svg:width="7.75cm" svg:height="3.5cm" svg:x="6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7.25cm" svg:height="3.75cm" svg:x="8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1.741cm" svg:height="1cm" svg:x="8.759cm" svg:y="4.75cm">
          <draw:text-box>
            <text:p><text:span text:style-name="T1">0.792</text:span></text:p>
          </draw:text-box>
        </draw:frame>
        <draw:frame draw:style-name="gr26" draw:text-style-name="P6" draw:layer="layout" svg:width="1.823cm" svg:height="0.962cm" svg:x="10.325cm" svg:y="8.25cm">
          <draw:text-box>
            <text:p><text:span text:style-name="T1">Z(1.0)</text:span></text:p>
          </draw:text-box>
        </draw:frame>
        <draw:frame draw:style-name="gr27" draw:text-style-name="P6" draw:layer="layout" svg:width="2.126cm" svg:height="0.962cm" svg:x="12.25cm" svg:y="3.75cm">
          <draw:text-box>
            <text:p><text:span text:style-name="T1">Y(0.99)</text:span></text:p>
          </draw:text-box>
        </draw:frame>
        <draw:frame draw:style-name="gr25" draw:text-style-name="P6" draw:layer="layout" svg:width="1.741cm" svg:height="1cm" svg:x="6.25cm" svg:y="5cm">
          <draw:text-box>
            <text:p><text:span text:style-name="T1">0.008</text:span></text:p>
          </draw:text-box>
        </draw:frame>
        <draw:frame draw:style-name="gr28" draw:text-style-name="P6" draw:layer="layout" svg:width="1.741cm" svg:height="0.962cm" svg:x="14.259cm" svg:y="8.538cm">
          <draw:text-box>
            <text:p><text:span text:style-name="T1">0.002</text:span></text:p>
          </draw:text-box>
        </draw:frame>
        <draw:frame draw:style-name="gr22" draw:text-style-name="P6" draw:layer="layout" svg:width="1.191cm" svg:height="0.962cm" svg:x="7.25cm" svg:y="6.538cm">
          <draw:text-box>
            <text:p><text:span text:style-name="T1">1.0</text:span></text:p>
          </draw:text-box>
        </draw:frame>
        <draw:frame draw:style-name="gr22" draw:text-style-name="P6" draw:layer="layout" svg:width="1.191cm" svg:height="0.962cm" svg:x="9.162cm" svg:y="5.788cm">
          <draw:text-box>
            <text:p><text:span text:style-name="T1">1.0</text:span></text:p>
          </draw:text-box>
        </draw:frame>
        <draw:frame draw:style-name="gr25" draw:text-style-name="P6" draw:layer="layout" svg:width="1.741cm" svg:height="1cm" svg:x="11.809cm" svg:y="4.75cm">
          <draw:text-box>
            <text:p><text:span text:style-name="T1">0.198</text:span></text:p>
          </draw:text-box>
        </draw:frame>
        <draw:frame draw:style-name="gr29" draw:text-style-name="P6" draw:layer="layout" svg:width="1.191cm" svg:height="1cm" svg:x="11.309cm" svg:y="6cm">
          <draw:text-box>
            <text:p><text:span text:style-name="T1">1.0</text:span></text:p>
          </draw:text-box>
        </draw:frame>
        <draw:frame draw:style-name="gr30" draw:text-style-name="P11" draw:layer="layout" svg:width="2.545cm" svg:height="0.962cm" svg:x="6.325cm" svg:y="9.538cm">
          <draw:text-box>
            <text:p><text:span text:style-name="T2">(X∩Y)∪Z</text:span></text:p>
          </draw:text-box>
        </draw:frame>
        <draw:custom-shape draw:style-name="gr3" draw:text-style-name="P12" draw:layer="layout" svg:width="15.5cm" svg:height="9cm" svg:x="2.75cm" svg:y="1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cm" svg:height="1cm" svg:x="8.5cm" svg:y="20.75cm">
          <text:p text:style-name="P13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2cm" svg:height="0.999cm" svg:x="13.5cm" svg:y="17.25cm">
          <text:p text:style-name="P15"><text:span text:style-name="T4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2" draw:layer="layout" svg:x1="13.5cm" svg:y1="15.25cm" svg:x2="14.25cm" svg:y2="17.25cm">
          <text:p/>
        </draw:line>
        <draw:line draw:style-name="gr34" draw:text-style-name="P12" draw:layer="layout" svg:x1="14.5cm" svg:y1="18.25cm" svg:x2="15.5cm" svg:y2="20.75cm">
          <text:p/>
        </draw:line>
        <draw:line draw:style-name="gr34" draw:text-style-name="P12" draw:layer="layout" svg:x1="7cm" svg:y1="15.5cm" svg:x2="8.75cm" svg:y2="20.75cm">
          <text:p/>
        </draw:line>
        <draw:line draw:style-name="gr35" draw:text-style-name="P12" draw:layer="layout" svg:x1="15.5cm" svg:y1="15.5cm" svg:x2="14.75cm" svg:y2="17.25cm">
          <text:p/>
        </draw:line>
        <draw:custom-shape draw:style-name="gr36" draw:text-style-name="P12" draw:layer="layout" svg:width="2cm" svg:height="0.75cm" svg:x="10.5cm" svg:y="17.75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37" draw:text-style-name="P17" draw:layer="layout" svg:width="1cm" svg:height="1cm" svg:x="15.25cm" svg:y="14.75cm">
          <text:p text:style-name="P15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" draw:layer="layout" svg:width="7.25cm" svg:height="1.661cm" svg:x="6.75cm" svg:y="23.5cm">
          <draw:text-box>
            <text:p>Adding Condition</text:p>
            <text:p/>
          </draw:text-box>
        </draw:frame>
        <draw:frame draw:style-name="gr39" draw:text-style-name="P5" draw:layer="layout" svg:width="2.356cm" svg:height="1.673cm" svg:x="5cm" svg:y="17.5cm">
          <draw:text-box>
            <text:p>P11&lt;1</text:p>
            <text:p>P00=1</text:p>
          </draw:text-box>
        </draw:frame>
        <draw:custom-shape draw:style-name="gr37" draw:text-style-name="P18" draw:layer="layout" svg:width="1cm" svg:height="1cm" svg:x="6.5cm" svg:y="14.7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cm" svg:height="1cm" svg:x="13cm" svg:y="14.7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1cm" svg:height="1cm" svg:x="15.25cm" svg:y="20.75cm">
          <text:p text:style-name="P13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16cm" svg:height="9.5cm" svg:x="2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cm" svg:y="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1.25cm" svg:x="7.75cm" svg:y="24cm">
          <draw:text-box>
            <text:p>Backward logic</text:p>
          </draw:text-box>
        </draw:frame>
        <draw:custom-shape draw:style-name="gr3" draw:text-style-name="P12" draw:layer="layout" svg:width="15.5cm" svg:height="9cm" svg:x="2.25cm" svg:y="1.7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0.25cm" svg:height="1.673cm" svg:x="7cm" svg:y="11.25cm">
          <draw:text-box>
            <text:p>Network Instantiate</text:p>
          </draw:text-box>
        </draw:frame>
        <draw:custom-shape draw:style-name="gr40" draw:text-style-name="P16" draw:layer="layout" svg:width="2cm" svg:height="1cm" svg:x="6.75cm" svg:y="4cm">
          <text:p text:style-name="P15"><text:span text:style-name="T4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1cm" svg:height="1cm" svg:x="8.5cm" svg:y="8.7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2cm" svg:height="0.999cm" svg:x="12.5cm" svg:y="4.5cm">
          <text:p text:style-name="P15"><text:span text:style-name="T4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2" draw:layer="layout" svg:x1="7.75cm" svg:y1="5cm" svg:x2="8.25cm" svg:y2="6cm">
          <text:p/>
        </draw:line>
        <draw:line draw:style-name="gr33" draw:text-style-name="P12" draw:layer="layout" svg:x1="13.25cm" svg:y1="3.25cm" svg:x2="13.75cm" svg:y2="4.5cm">
          <text:p/>
        </draw:line>
        <draw:line draw:style-name="gr42" draw:text-style-name="P12" draw:layer="layout" svg:x1="6.75cm" svg:y1="6.25cm" svg:x2="7.5cm" svg:y2="6.75cm">
          <text:p/>
        </draw:line>
        <draw:line draw:style-name="gr43" draw:text-style-name="P12" draw:layer="layout" svg:x1="7cm" svg:y1="3.25cm" svg:x2="7.25cm" svg:y2="4cm">
          <text:p/>
        </draw:line>
        <draw:line draw:style-name="gr44" draw:text-style-name="P12" draw:layer="layout" svg:x1="8.75cm" svg:y1="3.5cm" svg:x2="8.25cm" svg:y2="4cm">
          <text:p/>
        </draw:line>
        <draw:line draw:style-name="gr35" draw:text-style-name="P12" draw:layer="layout" svg:x1="15cm" svg:y1="3.5cm" svg:x2="14.25cm" svg:y2="4.75cm">
          <text:p/>
        </draw:line>
        <draw:line draw:style-name="gr45" draw:text-style-name="P12" draw:layer="layout" svg:x1="5.5cm" svg:y1="9.25cm" svg:x2="8cm" svg:y2="9.25cm">
          <text:p/>
        </draw:line>
        <draw:custom-shape draw:style-name="gr36" draw:text-style-name="P12" draw:layer="layout" svg:width="2cm" svg:height="0.75cm" svg:x="10cm" svg:y="5.75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46" draw:text-style-name="P17" draw:layer="layout" svg:width="1cm" svg:height="0.75cm" svg:x="8.75cm" svg:y="3cm">
          <text:p text:style-name="P15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1cm" svg:height="0.75cm" svg:x="5.75cm" svg:y="5.75cm">
          <text:p text:style-name="P1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2.767cm" svg:height="0.806cm" svg:x="9.483cm" svg:y="5cm">
          <draw:text-box>
            <text:p><text:span text:style-name="T2">instantiate</text:span></text:p>
          </draw:text-box>
        </draw:frame>
        <draw:frame draw:style-name="gr48" draw:text-style-name="P5" draw:layer="layout" svg:width="2.767cm" svg:height="0.806cm" svg:x="4.75cm" svg:y="8.25cm">
          <draw:text-box>
            <text:p><text:span text:style-name="T2">Activate</text:span></text:p>
          </draw:text-box>
        </draw:frame>
        <draw:custom-shape draw:style-name="gr49" draw:text-style-name="P2" draw:layer="layout" svg:width="3cm" svg:height="1.75cm" svg:x="8.7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10.25cm" svg:y1="21cm" svg:x2="10.25cm" svg:y2="22.75cm">
          <text:p/>
        </draw:line>
        <draw:custom-shape draw:style-name="gr49" draw:text-style-name="P2" draw:layer="layout" svg:width="3cm" svg:height="1.75cm" svg:x="1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12.5cm" svg:y1="15.5cm" svg:x2="12.5cm" svg:y2="17.25cm">
          <text:p/>
        </draw:line>
        <draw:custom-shape draw:style-name="gr49" draw:text-style-name="P2" draw:layer="layout" svg:width="3cm" svg:height="1.75cm" svg:x="6.2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7.75cm" svg:y1="15.5cm" svg:x2="7.75cm" svg:y2="17.25cm">
          <text:p/>
        </draw:line>
        <draw:frame draw:style-name="gr51" draw:text-style-name="P6" draw:layer="layout" svg:width="0.853cm" svg:height="0.962cm" svg:x="9.25cm" svg:y="21.5cm">
          <draw:text-box>
            <text:p><text:span text:style-name="T1">1</text:span></text:p>
          </draw:text-box>
        </draw:frame>
        <draw:frame draw:style-name="gr51" draw:text-style-name="P6" draw:layer="layout" svg:width="0.853cm" svg:height="0.962cm" svg:x="10.397cm" svg:y="21.538cm">
          <draw:text-box>
            <text:p><text:span text:style-name="T1">0</text:span></text:p>
          </draw:text-box>
        </draw:frame>
        <draw:custom-shape draw:style-name="gr52" draw:text-style-name="P19" draw:layer="layout" svg:width="2cm" svg:height="1cm" svg:x="9.25cm" svg:y="18.75cm">
          <text:p text:style-name="P8"><text:span text:style-name="T1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4" draw:layer="layout" svg:x1="12cm" svg:y1="17.25cm" svg:x2="10.75cm" svg:y2="18.75cm">
          <text:p/>
        </draw:line>
        <draw:frame draw:style-name="gr51" draw:text-style-name="P6" draw:layer="layout" svg:width="0.853cm" svg:height="0.962cm" svg:x="6.647cm" svg:y="16cm">
          <draw:text-box>
            <text:p><text:span text:style-name="T1">1</text:span></text:p>
          </draw:text-box>
        </draw:frame>
        <draw:frame draw:style-name="gr51" draw:text-style-name="P6" draw:layer="layout" svg:width="0.853cm" svg:height="0.962cm" svg:x="11.397cm" svg:y="16cm">
          <draw:text-box>
            <text:p><text:span text:style-name="T1">1</text:span></text:p>
          </draw:text-box>
        </draw:frame>
        <draw:frame draw:style-name="gr51" draw:text-style-name="P6" draw:layer="layout" svg:width="0.853cm" svg:height="0.962cm" svg:x="8.053cm" svg:y="15.974cm">
          <draw:text-box>
            <text:p><text:span text:style-name="T1">0</text:span></text:p>
          </draw:text-box>
        </draw:frame>
        <draw:frame draw:style-name="gr54" draw:text-style-name="P6" draw:layer="layout" svg:width="1.353cm" svg:height="1cm" svg:x="12.647cm" svg:y="16cm">
          <draw:text-box>
            <text:p><text:span text:style-name="T1">1?</text:span></text:p>
          </draw:text-box>
        </draw:frame>
        <draw:line draw:style-name="gr55" draw:text-style-name="P4" draw:layer="layout" svg:x1="8.485cm" svg:y1="17.224cm" svg:x2="9.735cm" svg:y2="18.724cm">
          <text:p/>
        </draw:line>
        <draw:line draw:style-name="gr56" draw:text-style-name="P4" draw:layer="layout" svg:x1="10.25cm" svg:y1="19.75cm" svg:x2="10.25cm" svg:y2="21cm">
          <text:p/>
        </draw:line>
        <draw:custom-shape draw:style-name="gr57" draw:text-style-name="P20" draw:layer="layout" svg:width="1.924cm" svg:height="0.75cm" draw:transform="rotate (0.943001394852536) translate (11.5cm 19.0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8" draw:text-style-name="P17" draw:layer="layout" svg:width="1.5cm" svg:height="0.999cm" svg:x="7.75cm" svg:y="6.25cm">
          <text:p text:style-name="P15"><text:span text:style-name="T4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8" draw:layer="layout" svg:width="2.5cm" svg:height="1cm" svg:x="11cm" svg:y="2.5cm">
          <text:p text:style-name="P13"><text:span text:style-name="T3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draw:layer="layout" svg:width="1cm" svg:height="0.75cm" svg:x="14.75cm" svg:y="3cm">
          <text:p text:style-name="P15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8" draw:layer="layout" svg:width="4.5cm" svg:height="1.25cm" svg:x="3.25cm" svg:y="2.25cm">
          <text:p text:style-name="P13"><text:span text:style-name="T3">Function</text:span></text:p>
          <text:p text:style-name="P13"><text:span text:style-name="T3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5" draw:layer="layout" svg:width="0.926cm" svg:height="0.962cm" svg:x="5.25cm" svg:y="15.038cm">
          <draw:text-box>
            <text:p>X</text:p>
          </draw:text-box>
        </draw:frame>
        <draw:frame draw:style-name="gr62" draw:text-style-name="P5" draw:layer="layout" svg:width="1.737cm" svg:height="0.962cm" svg:x="13.75cm" svg:y="15cm">
          <draw:text-box>
            <text:p>map</text:p>
          </draw:text-box>
        </draw:frame>
        <draw:frame draw:style-name="gr61" draw:text-style-name="P5" draw:layer="layout" svg:width="0.926cm" svg:height="0.962cm" svg:x="7.574cm" svg:y="21cm">
          <draw:text-box>
            <text:p>Y</text:p>
          </draw:text-box>
        </draw:frame>
        <draw:line draw:style-name="gr63" draw:text-style-name="P3" draw:layer="layout" svg:x1="10.75cm" svg:y1="2.75cm" svg:x2="8cm" svg:y2="2.75cm">
          <text:p/>
        </draw:line>
        <draw:frame draw:style-name="gr64" draw:text-style-name="P5" draw:layer="layout" svg:width="1cm" svg:height="0.95cm" svg:x="9.25cm" svg:y="2cm">
          <draw:text-box>
            <text:p>⊃</text:p>
          </draw:text-box>
        </draw:frame>
        <draw:custom-shape draw:style-name="gr3" draw:text-style-name="P12" draw:layer="layout" svg:width="15.5cm" svg:height="9cm" svg:x="2.25cm" svg:y="14.25cm">
          <text:p/>
          <draw:enhanced-geometry svg:viewBox="0 0 21600 21600" draw:type="rectangle" draw:enhanced-path="M 0 0 L 21600 0 21600 21600 0 21600 0 0 Z N"/>
        </draw:custom-shape>
        <draw:line draw:style-name="gr65" draw:text-style-name="P3" draw:layer="layout" svg:x1="8.75cm" svg:y1="7.25cm" svg:x2="9cm" svg:y2="8.75cm">
          <text:p/>
        </draw:line>
        <draw:line draw:style-name="gr65" draw:text-style-name="P3" draw:layer="layout" svg:x1="14cm" svg:y1="5.5cm" svg:x2="15.25cm" svg:y2="9cm">
          <text:p/>
        </draw:line>
        <draw:frame draw:style-name="gr64" draw:text-style-name="P5" draw:layer="layout" svg:width="1cm" svg:height="0.95cm" svg:x="8.75cm" svg:y="7.55cm">
          <draw:text-box>
            <text:p>∩</text:p>
          </draw:text-box>
        </draw:frame>
        <draw:frame draw:style-name="gr64" draw:text-style-name="P5" draw:layer="layout" svg:width="1cm" svg:height="0.95cm" svg:x="14.75cm" svg:y="7.3cm">
          <draw:text-box>
            <text:p>∩</text:p>
          </draw:text-box>
        </draw:frame>
        <draw:custom-shape draw:style-name="gr66" draw:text-style-name="P18" draw:layer="layout" svg:width="0.999cm" svg:height="0.999cm" svg:x="14.75cm" svg:y="8.7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67" draw:text-style-name="P1" draw:layer="layout" svg:width="14.75cm" svg:height="8.75cm" svg:x="2.448cm" svg:y="1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3.25cm" svg:y="13.2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13.75cm" svg:height="8.25cm" svg:x="3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5cm" svg:height="1.25cm" svg:x="7.5cm" svg:y="12cm">
          <draw:text-box>
            <text:p>Probability path</text:p>
          </draw:text-box>
        </draw:frame>
        <draw:frame draw:style-name="gr69" draw:text-style-name="P6" draw:layer="layout" svg:width="3.25cm" svg:height="0.806cm" svg:x="7.25cm" svg:y="3.5cm">
          <draw:text-box>
            <text:p><text:span text:style-name="T1">P1+ΔP1</text:span></text:p>
          </draw:text-box>
        </draw:frame>
        <draw:custom-shape draw:style-name="gr70" draw:text-style-name="P22" draw:layer="layout" svg:width="0.75cm" svg:height="0.75cm" svg:x="4.5cm" svg:y="4.5cm">
          <text:p text:style-name="P21"><text:span text:style-name="T1"><text:s text:c="10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5.5cm" svg:height="9cm" svg:x="3.5cm" svg:y="13.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10.5cm" svg:height="1.673cm" svg:x="7.75cm" svg:y="24cm">
          <draw:text-box>
            <text:p>Sequencial circuit</text:p>
          </draw:text-box>
        </draw:frame>
        <draw:custom-shape draw:style-name="gr71" draw:text-style-name="P22" xml:id="id2" draw:id="id2" draw:layer="layout" svg:width="5.25cm" svg:height="2.5cm" svg:x="8.5cm" svg:y="14.75cm">
          <text:p text:style-name="P21"><text:span text:style-name="T1">combinational</text:span><text:span text:style-name="T1"><text:line-break/></text:span><text:span text:style-name="T1">circuit</text:span></text:p>
          <draw:enhanced-geometry svg:viewBox="0 0 21600 21600" draw:type="rectangle" draw:enhanced-path="M 0 0 L 21600 0 21600 21600 0 21600 0 0 Z N"/>
        </draw:custom-shape>
        <draw:custom-shape draw:style-name="gr72" draw:text-style-name="P22" xml:id="id1" draw:id="id1" draw:layer="layout" svg:width="8cm" svg:height="3.5cm" svg:x="7.5cm" svg:y="18.5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4.625cm" svg:height="0.963cm" svg:x="9cm" svg:y="17.537cm">
          <draw:text-box>
            <text:p><text:span text:style-name="T1">Memory circuit</text:span></text:p>
          </draw:text-box>
        </draw:frame>
        <draw:custom-shape draw:style-name="gr74" draw:text-style-name="P25" xml:id="id4" draw:id="id4" draw:layer="layout" svg:width="3.25cm" svg:height="2.25cm" svg:x="7.75cm" svg:y="19.25cm">
          <text:p text:style-name="P24"><text:span text:style-name="T1">Stat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" draw:layer="layout" draw:line-skew="-0.749cm" svg:x1="7.5cm" svg:y1="20.25cm" svg:x2="8.651cm" svg:y2="15.743cm" draw:start-shape="id1" draw:start-glue-point="3" svg:d="M7500 20250h-1250v-4507h2401" svg:viewBox="0 0 2402 4508">
          <text:p/>
        </draw:connector>
        <draw:connector draw:style-name="gr76" draw:text-style-name="P4" draw:layer="layout" svg:x1="13.75cm" svg:y1="16cm" svg:x2="15.5cm" svg:y2="20.25cm" draw:start-shape="id2" draw:start-glue-point="1" draw:end-shape="id1" svg:d="M13750 16000h2251v4250h-501" svg:viewBox="0 0 2252 4251">
          <text:p/>
        </draw:connector>
        <draw:line draw:style-name="gr77" draw:text-style-name="P4" draw:layer="layout" svg:x1="5.75cm" svg:y1="15cm" svg:x2="8.5cm" svg:y2="15cm">
          <text:p text:style-name="P26"><text:span text:style-name="T1">IN</text:span></text:p>
          <text:p text:style-name="P26"><text:span text:style-name="T1"/></text:p>
        </draw:line>
        <draw:line draw:style-name="gr77" draw:text-style-name="P4" draw:layer="layout" svg:x1="13.75cm" svg:y1="15cm" svg:x2="16.5cm" svg:y2="15cm">
          <text:p text:style-name="P26"><text:span text:style-name="T1">OUT</text:span></text:p>
          <text:p text:style-name="P26"><text:span text:style-name="T1"/></text:p>
        </draw:line>
        <draw:custom-shape draw:style-name="gr78" draw:text-style-name="P25" xml:id="id3" draw:id="id3" draw:layer="layout" svg:width="3.25cm" svg:height="2.25cm" svg:x="12cm" svg:y="19.25cm">
          <text:p text:style-name="P24"><text:span text:style-name="T1">State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4" draw:layer="layout" svg:x1="12cm" svg:y1="20.375cm" svg:x2="11cm" svg:y2="20.375cm" draw:start-shape="id3" draw:start-glue-point="6" draw:end-shape="id4" draw:end-glue-point="10" svg:d="M12000 20375h-1000" svg:viewBox="0 0 1001 1">
          <text:p/>
        </draw:connector>
        <draw:custom-shape draw:style-name="gr70" draw:text-style-name="P22" draw:layer="layout" svg:width="0.75cm" svg:height="0.75cm" svg:x="14.25cm" svg:y="4.25cm">
          <text:p text:style-name="P21"><text:span text:style-name="T1"><text:s text:c="10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0" draw:text-style-name="P4" draw:layer="layout" svg:width="5.368cm" svg:height="7.88cm" draw:transform="skewX (8.80434822910112E-017) rotate (-0.950506310636112) translate (11.4131290171834cm 0.668801007620349cm)" svg:viewBox="0 0 5369 7881" svg:d="M0 7881c2151 1 3342-377 3342-2528 0-2150 1715-1540 1918-3545 204-2006 59-1802 59-1802">
          <text:p/>
        </draw:path>
        <draw:path draw:style-name="gr80" draw:text-style-name="P4" draw:layer="layout" svg:width="9.231cm" svg:height="4cm" draw:transform="skewX (0.149400183970715) rotate (0.485026999129224) translate (5.25cm 4.734cm)" svg:viewBox="0 0 9232 4001" svg:d="M0 0c1820 0 2667 1895 3953 1930s2196-1001 3639 0c1443 1000 1640 2071 1640 2071">
          <text:p/>
        </draw:path>
        <draw:frame draw:style-name="gr81" draw:text-style-name="P6" draw:layer="layout" svg:width="8.75cm" svg:height="0.967cm" svg:x="6.5cm" svg:y="8.25cm">
          <draw:text-box>
            <text:p><text:span text:style-name="T1">(P1+ΔP1)-(P2+ΔP2)= 0</text:span></text:p>
          </draw:text-box>
        </draw:frame>
        <draw:frame draw:style-name="gr9" draw:text-style-name="P6" draw:layer="layout" svg:width="3.25cm" svg:height="0.962cm" svg:x="9.25cm" svg:y="6.538cm">
          <draw:text-box>
            <text:p><text:span text:style-name="T1">P2+ΔP2</text:span></text:p>
          </draw:text-box>
        </draw:frame>
      </draw:page>
      <draw:page draw:name="page5" draw:style-name="dp1" draw:master-page-name="標準">
        <draw:custom-shape draw:style-name="gr82" draw:text-style-name="P1" draw:layer="layout" svg:width="16cm" svg:height="9.2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5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5cm" svg:height="9cm" svg:x="3cm" svg:y="1.59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25cm" svg:height="1.673cm" svg:x="7.5cm" svg:y="11.595cm">
          <draw:text-box>
            <text:p>Weight Propagation</text:p>
          </draw:text-box>
        </draw:frame>
        <draw:custom-shape draw:style-name="gr83" draw:text-style-name="P22" draw:layer="layout" svg:width="2.25cm" svg:height="1.5cm" svg:x="4.25cm" svg:y="3.25cm">
          <text:p text:style-name="P21"><text:span text:style-name="T1">Wn</text:span></text:p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2.25cm" svg:height="1.5cm" svg:x="6.5cm" svg:y="3.25cm">
          <text:p text:style-name="P21"><text:span text:style-name="T1">En</text:span></text:p>
          <draw:enhanced-geometry svg:viewBox="0 0 21600 21600" draw:type="rectangle" draw:enhanced-path="M 0 0 L 21600 0 21600 21600 0 21600 0 0 Z N"/>
        </draw:custom-shape>
        <draw:g draw:style-name="gr84">
          <draw:custom-shape draw:style-name="gr85" draw:text-style-name="P28" draw:layer="layout" svg:width="1cm" svg:height="0.75cm" svg:x="8.5cm" svg:y="5.75cm">
            <text:p text:style-name="P27"><text:span text:style-name="T5">W1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28" draw:layer="layout" svg:width="1cm" svg:height="0.75cm" svg:x="9.5cm" svg:y="5.75cm">
            <text:p text:style-name="P27"><text:span text:style-name="T5">E’1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5" draw:text-style-name="P28" draw:layer="layout" svg:width="1cm" svg:height="0.75cm" svg:x="4.75cm" svg:y="5.75cm">
            <text:p text:style-name="P27"><text:span text:style-name="T5">W1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28" draw:layer="layout" svg:width="1cm" svg:height="0.75cm" svg:x="5.75cm" svg:y="5.75cm">
            <text:p text:style-name="P27"><text:span text:style-name="T5">E1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5" draw:text-style-name="P28" draw:layer="layout" svg:width="1cm" svg:height="0.75cm" svg:x="8.5cm" svg:y="6.5cm">
            <text:p text:style-name="P27"><text:span text:style-name="T5">W2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28" draw:layer="layout" svg:width="1cm" svg:height="0.75cm" svg:x="9.5cm" svg:y="6.5cm">
            <text:p text:style-name="P27"><text:span text:style-name="T5">E2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6" draw:text-style-name="P28" draw:layer="layout" svg:width="1.125cm" svg:height="0.75cm" svg:x="12.25cm" svg:y="5.75cm">
            <text:p text:style-name="P27"><text:span text:style-name="T5">W1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3.375cm" svg:y="5.75cm">
            <text:p text:style-name="P27"><text:span text:style-name="T5">E'’1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6" draw:text-style-name="P28" draw:layer="layout" svg:width="1.125cm" svg:height="0.75cm" svg:x="12.25cm" svg:y="7.25cm">
            <text:p text:style-name="P27"><text:span text:style-name="T5">W3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3.375cm" svg:y="7.25cm">
            <text:p text:style-name="P27"><text:span text:style-name="T5">E3</text:span></text:p>
            <draw:enhanced-geometry svg:viewBox="0 0 21600 21600" draw:type="rectangle" draw:enhanced-path="M 0 0 L 21600 0 21600 21600 0 21600 0 0 Z N"/>
          </draw:custom-shape>
        </draw:g>
        <draw:line draw:style-name="gr87" draw:text-style-name="P29" draw:layer="layout" svg:x1="3.25cm" svg:y1="6cm" svg:x2="4.5cm" svg:y2="6cm">
          <text:p text:style-name="P26"><text:span text:style-name="T5">L1</text:span></text:p>
          <text:p text:style-name="P26"><text:span text:style-name="T5"/></text:p>
          <text:p text:style-name="P26"><text:span text:style-name="T5">P11,P00</text:span></text:p>
          <text:p text:style-name="P26"><text:span text:style-name="T5">W1</text:span></text:p>
        </draw:line>
        <draw:g draw:style-name="gr84">
          <draw:custom-shape draw:style-name="gr86" draw:text-style-name="P28" draw:layer="layout" svg:width="1.125cm" svg:height="0.75cm" svg:x="16cm" svg:y="5.75cm">
            <text:p text:style-name="P27"><text:span text:style-name="T5">W1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7.125cm" svg:y="5.75cm">
            <text:p text:style-name="P27"><text:span text:style-name="T5">E'''1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6" draw:text-style-name="P28" draw:layer="layout" svg:width="1.125cm" svg:height="0.75cm" svg:x="16cm" svg:y="8cm">
            <text:p text:style-name="P27"><text:span text:style-name="T5">W4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7.125cm" svg:y="8cm">
            <text:p text:style-name="P27"><text:span text:style-name="T5">E4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6" draw:text-style-name="P28" draw:layer="layout" svg:width="1.125cm" svg:height="0.75cm" svg:x="12.25cm" svg:y="6.5cm">
            <text:p text:style-name="P27"><text:span text:style-name="T5">W2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3.375cm" svg:y="6.5cm">
            <text:p text:style-name="P27"><text:span text:style-name="T5">E’2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6" draw:text-style-name="P28" draw:layer="layout" svg:width="1.125cm" svg:height="0.75cm" svg:x="16cm" svg:y="7.25cm">
            <text:p text:style-name="P27"><text:span text:style-name="T5">W3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7.125cm" svg:y="7.25cm">
            <text:p text:style-name="P27"><text:span text:style-name="T5">E’3</text:span></text:p>
            <draw:enhanced-geometry svg:viewBox="0 0 21600 21600" draw:type="rectangle" draw:enhanced-path="M 0 0 L 21600 0 21600 21600 0 21600 0 0 Z N"/>
          </draw:custom-shape>
        </draw:g>
        <draw:g draw:style-name="gr84">
          <draw:custom-shape draw:style-name="gr86" draw:text-style-name="P28" draw:layer="layout" svg:width="1.125cm" svg:height="0.75cm" svg:x="16cm" svg:y="6.5cm">
            <text:p text:style-name="P27"><text:span text:style-name="T5">W2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8" draw:layer="layout" svg:width="1.125cm" svg:height="0.75cm" svg:x="17.125cm" svg:y="6.5cm">
            <text:p text:style-name="P27"><text:span text:style-name="T5">E'’2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5.5cm" svg:height="9cm" svg:x="2.75cm" svg:y="14.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7.25cm" svg:height="1cm" svg:x="7.25cm" svg:y="24.25cm">
          <draw:text-box>
            <text:p>Assumption Vector</text:p>
          </draw:text-box>
        </draw:frame>
        <draw:line draw:style-name="gr87" draw:text-style-name="P29" draw:layer="layout" svg:x1="7cm" svg:y1="6cm" svg:x2="8.25cm" svg:y2="6cm">
          <text:p text:style-name="P26"><text:span text:style-name="T5">L2</text:span></text:p>
          <text:p text:style-name="P26"><text:span text:style-name="T5"/></text:p>
          <text:p text:style-name="P26"><text:span text:style-name="T5">P11,P00</text:span></text:p>
          <text:p text:style-name="P26"><text:span text:style-name="T5">W2</text:span></text:p>
        </draw:line>
        <draw:line draw:style-name="gr87" draw:text-style-name="P29" draw:layer="layout" svg:x1="10.75cm" svg:y1="6cm" svg:x2="12cm" svg:y2="6cm">
          <text:p text:style-name="P26"><text:span text:style-name="T5">L3</text:span></text:p>
          <text:p text:style-name="P26"><text:span text:style-name="T5"/></text:p>
          <text:p text:style-name="P26"><text:span text:style-name="T5">P11,P00</text:span></text:p>
          <text:p text:style-name="P26"><text:span text:style-name="T5">W3</text:span></text:p>
        </draw:line>
        <draw:line draw:style-name="gr87" draw:text-style-name="P29" draw:layer="layout" svg:x1="14.5cm" svg:y1="6cm" svg:x2="15.75cm" svg:y2="6cm">
          <text:p text:style-name="P26"><text:span text:style-name="T5">L4</text:span></text:p>
          <text:p text:style-name="P26"><text:span text:style-name="T5"/></text:p>
          <text:p text:style-name="P26"><text:span text:style-name="T5">P11,P00</text:span></text:p>
          <text:p text:style-name="P26"><text:span text:style-name="T5">W4</text:span></text:p>
        </draw:line>
        <draw:line draw:style-name="gr88" draw:text-style-name="P30" draw:layer="layout" svg:x1="3.5cm" svg:y1="15.75cm" svg:x2="5.75cm" svg:y2="15.75cm">
          <text:p text:style-name="P26"><text:span text:style-name="T6">Pm=1</text:span></text:p>
          <text:p text:style-name="P26"><text:span text:style-name="T6">Pm=0</text:span></text:p>
        </draw:line>
        <draw:custom-shape draw:style-name="gr89" draw:text-style-name="P32" draw:layer="layout" svg:width="2.75cm" svg:height="1cm" svg:x="4.25cm" svg:y="18.25cm">
          <text:p text:style-name="P31"><text:span text:style-name="T7">Pm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4.25cm" svg:y="19.25cm">
          <text:p text:style-name="P31"><text:span text:style-name="T7">Pn=0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4.25cm" svg:y="20.25cm">
          <text:p text:style-name="P31"><text:span text:style-name="T7">Po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9.25cm" svg:y="18.25cm">
          <text:p text:style-name="P31"><text:span text:style-name="T7">Pm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9.25cm" svg:y="19.25cm">
          <text:p text:style-name="P31"><text:span text:style-name="T7">Pn=0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13.75cm" svg:y="18.25cm">
          <text:p text:style-name="P31"><text:span text:style-name="T7">Pm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13.75cm" svg:y="19.25cm">
          <text:p text:style-name="P31"><text:span text:style-name="T7">Pn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13.75cm" svg:y="20.25cm">
          <text:p text:style-name="P31"><text:span text:style-name="T7">Po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4.25cm" svg:y="21.25cm">
          <text:p text:style-name="P31"><text:span text:style-name="T7">Pp=1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13.75cm" svg:y="21.25cm">
          <text:p text:style-name="P31"><text:span text:style-name="T7">Pp=1</text:span></text:p>
          <draw:enhanced-geometry svg:viewBox="0 0 21600 21600" draw:type="rectangle" draw:enhanced-path="M 0 0 L 21600 0 21600 21600 0 21600 0 0 Z N"/>
        </draw:custom-shape>
        <draw:custom-shape draw:style-name="gr90" draw:text-style-name="P33" draw:layer="layout" svg:width="1.75cm" svg:height="0.5cm" svg:x="7.25cm" svg:y="19.25cm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91" draw:text-style-name="P33" draw:layer="layout" svg:width="5.75cm" svg:height="0.5cm" svg:x="7.5cm" svg:y="21.75cm">
          <text:p/>
          <draw:enhanced-geometry svg:viewBox="0 0 21600 21600" draw:mirror-vertical="true" draw:text-areas="?f5 ?f1 ?f6 ?f3" draw:type="left-right-arrow" draw:modifiers="1498.59154929577 6380.8383233532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92" draw:text-style-name="P34" draw:layer="layout" svg:width="1.967cm" svg:height="0.725cm" svg:x="7.033cm" svg:y="18.525cm">
          <draw:text-box>
            <text:p><text:span text:style-name="T8">Contain</text:span></text:p>
          </draw:text-box>
        </draw:frame>
        <draw:frame draw:style-name="gr93" draw:text-style-name="P35" draw:layer="layout" svg:width="2.75cm" svg:height="0.75cm" svg:x="9.25cm" svg:y="22.25cm">
          <draw:text-box>
            <text:p><text:span text:style-name="T3">Exclusive</text:span></text:p>
          </draw:text-box>
        </draw:frame>
        <draw:line draw:style-name="gr88" draw:text-style-name="P30" draw:layer="layout" svg:x1="8.25cm" svg:y1="15.5cm" svg:x2="10cm" svg:y2="16.5cm">
          <text:p text:style-name="P26"><text:span text:style-name="T6">Pn=1</text:span></text:p>
          <text:p text:style-name="P26"><text:span text:style-name="T6">Pn=0</text:span></text:p>
        </draw:line>
        <draw:line draw:style-name="gr88" draw:text-style-name="P30" draw:layer="layout" svg:x1="11.75cm" svg:y1="15cm" svg:x2="13.5cm" svg:y2="15.75cm">
          <text:p text:style-name="P26"><text:span text:style-name="T6">Po=1</text:span></text:p>
          <text:p text:style-name="P26"><text:span text:style-name="T6">Po=0</text:span></text:p>
        </draw:line>
        <draw:path draw:style-name="gr94" draw:text-style-name="P36" draw:layer="layout" svg:width="2.853cm" svg:height="3.882cm" draw:transform="rotate (-1.10706234454) translate (9.22322947689969cm 13.9470102526889cm)" svg:viewBox="0 0 2854 3883" svg:d="M0 3883c506-305 1848-753 1960-1535 112-783 894-2348 894-2348">
          <text:p/>
        </draw:path>
        <draw:path draw:style-name="gr94" draw:text-style-name="P3" draw:layer="layout" svg:width="6.999cm" svg:height="1.249cm" svg:x="10cm" svg:y="16cm" svg:viewBox="0 0 7000 1250" svg:d="M0 500c750 0 1000 750 1500 750s1250-750 2250-500 3250-750 3250-750">
          <text:p/>
        </draw:path>
        <draw:line draw:style-name="gr88" draw:text-style-name="P30" draw:layer="layout" svg:x1="14.5cm" svg:y1="15cm" svg:x2="16cm" svg:y2="15.5cm">
          <text:p text:style-name="P26"><text:span text:style-name="T6">Pp=1</text:span></text:p>
          <text:p text:style-name="P26"><text:span text:style-name="T6">Pp=0</text:span></text:p>
        </draw:line>
        <draw:frame draw:style-name="gr95" draw:text-style-name="P35" draw:layer="layout" svg:width="1.272cm" svg:height="0.725cm" svg:x="4.978cm" svg:y="17.5cm">
          <draw:text-box>
            <text:p><text:span text:style-name="T3">AV1</text:span></text:p>
          </draw:text-box>
        </draw:frame>
        <draw:frame draw:style-name="gr95" draw:text-style-name="P35" draw:layer="layout" svg:width="1.272cm" svg:height="0.725cm" svg:x="10cm" svg:y="17.5cm">
          <draw:text-box>
            <text:p><text:span text:style-name="T3">AV3</text:span></text:p>
          </draw:text-box>
        </draw:frame>
        <draw:frame draw:style-name="gr95" draw:text-style-name="P35" draw:layer="layout" svg:width="1.272cm" svg:height="0.725cm" svg:x="14.5cm" svg:y="17.5cm">
          <draw:text-box>
            <text:p><text:span text:style-name="T3">AV7</text:span></text:p>
          </draw:text-box>
        </draw:frame>
        <draw:path draw:style-name="gr65" draw:text-style-name="P3" draw:layer="layout" svg:width="6.324cm" svg:height="1.58cm" draw:transform="rotate (0.321664181142555) translate (10.4999992674125cm 16.4999978016046cm)" svg:viewBox="0 0 6325 1581" svg:d="M0 0c791 0 1581 0 2293 237 711 237 553-79 1581 0s2451 1344 2451 1344">
          <text:p/>
        </draw:path>
        <draw:frame draw:style-name="gr95" draw:text-style-name="P35" draw:layer="layout" svg:width="1.272cm" svg:height="0.725cm" svg:x="16.228cm" svg:y="15.025cm">
          <draw:text-box>
            <text:p><text:span text:style-name="T3">AV1</text:span></text:p>
          </draw:text-box>
        </draw:frame>
        <draw:frame draw:style-name="gr95" draw:text-style-name="P35" draw:layer="layout" svg:width="1.272cm" svg:height="0.725cm" svg:x="10.228cm" svg:y="15.5cm">
          <draw:text-box>
            <text:p><text:span text:style-name="T3">AV3</text:span></text:p>
          </draw:text-box>
        </draw:frame>
        <draw:frame draw:style-name="gr95" draw:text-style-name="P35" draw:layer="layout" svg:width="1.272cm" svg:height="0.725cm" svg:x="16cm" svg:y="16.5cm">
          <draw:text-box>
            <text:p><text:span text:style-name="T3">AV7</text:span></text:p>
          </draw:text-box>
        </draw:frame>
        <draw:frame draw:style-name="gr96" draw:text-style-name="P5" draw:layer="layout" svg:width="8.287cm" svg:height="0.962cm" svg:x="9.5cm" svg:y="3.5cm">
          <draw:text-box>
            <text:p>E’n=(Pn11+Pn00-1)En</text:p>
          </draw:text-box>
        </draw:frame>
        <draw:custom-shape draw:style-name="gr97" draw:text-style-name="P1" draw:layer="layout" svg:width="0.5cm" svg:height="0.5cm" svg:x="10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5cm" svg:height="0.5cm" svg:x="15.7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5cm" svg:height="0.5cm" svg:x="13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5cm" svg:height="0.5cm" svg:x="5.7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5cm" svg:height="0.5cm" svg:x="17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1" draw:text-style-name="P1" draw:layer="layout" svg:width="16cm" svg:height="9.5cm" svg:x="2.75cm" svg:y="1.2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14.25cm" svg:height="9.5cm" svg:x="3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5cm" svg:height="9cm" svg:x="3cm" svg:y="1.59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5cm" svg:height="1.25cm" svg:x="7.75cm" svg:y="11cm">
          <draw:text-box>
            <text:p>Apply function</text:p>
          </draw:text-box>
        </draw:frame>
        <draw:custom-shape draw:style-name="gr31" draw:text-style-name="P22" draw:layer="layout" svg:width="1cm" svg:height="1cm" svg:x="8.5cm" svg:y="6.75cm">
          <text:p text:style-name="P8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1cm" svg:height="1cm" svg:x="12cm" svg:y="7cm">
          <text:p text:style-name="P8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4" draw:layer="layout" svg:x1="5.5cm" svg:y1="5.75cm" svg:x2="6cm" svg:y2="6.75cm">
          <text:p/>
        </draw:line>
        <draw:line draw:style-name="gr34" draw:text-style-name="P4" draw:layer="layout" svg:x1="6.25cm" svg:y1="7.25cm" svg:x2="8.5cm" svg:y2="7.25cm">
          <text:p/>
        </draw:line>
        <draw:line draw:style-name="gr34" draw:text-style-name="P4" draw:layer="layout" svg:x1="9.5cm" svg:y1="6.25cm" svg:x2="9.25cm" svg:y2="6.75cm">
          <text:p/>
        </draw:line>
        <draw:custom-shape draw:style-name="gr99" draw:text-style-name="P3" draw:layer="layout" svg:width="13.5cm" svg:height="9cm" svg:x="3.25cm" svg:y="14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5cm" svg:height="1.25cm" svg:x="7.25cm" svg:y="23.75cm">
          <draw:text-box>
            <text:p>Create association</text:p>
          </draw:text-box>
        </draw:frame>
        <draw:custom-shape draw:style-name="gr100" draw:text-style-name="P4" draw:layer="layout" svg:width="1.5cm" svg:height="1.5cm" svg:x="6.203cm" svg:y="1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4" draw:layer="layout" svg:width="1.5cm" svg:height="1.5cm" svg:x="10.953cm" svg:y="1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4" draw:layer="layout" svg:x1="7.953cm" svg:y1="16.038cm" svg:x2="7.203cm" svg:y2="17.788cm">
          <text:p/>
        </draw:line>
        <draw:line draw:style-name="gr34" draw:text-style-name="P4" draw:layer="layout" svg:x1="10.953cm" svg:y1="16.038cm" svg:x2="11.453cm" svg:y2="17.788cm">
          <text:p/>
        </draw:line>
        <draw:line draw:style-name="gr34" draw:text-style-name="P4" draw:layer="layout" svg:x1="12cm" svg:y1="6cm" svg:x2="12.5cm" svg:y2="7cm">
          <text:p/>
        </draw:line>
        <draw:custom-shape draw:style-name="gr102" draw:text-style-name="P22" draw:layer="layout" svg:width="1.25cm" svg:height="1cm" svg:x="12.75cm" svg:y="3.75cm">
          <text:p text:style-name="P8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3" draw:text-style-name="P4" draw:layer="layout" svg:x1="12.75cm" svg:y1="4.25cm" svg:x2="12.25cm" svg:y2="5.75cm">
          <text:p/>
        </draw:line>
        <draw:line draw:style-name="gr104" draw:text-style-name="P4" draw:layer="layout" svg:x1="6.5cm" svg:y1="5.25cm" svg:x2="5.75cm" svg:y2="5.75cm">
          <text:p/>
        </draw:line>
        <draw:line draw:style-name="gr105" draw:text-style-name="P4" draw:layer="layout" svg:x1="8.75cm" svg:y1="5.25cm" svg:x2="9.25cm" svg:y2="6cm">
          <text:p/>
        </draw:line>
        <draw:line draw:style-name="gr34" draw:text-style-name="P4" draw:layer="layout" svg:x1="7.5cm" svg:y1="5cm" svg:x2="8cm" svg:y2="5cm">
          <text:p/>
        </draw:line>
        <draw:line draw:style-name="gr34" draw:text-style-name="P4" draw:layer="layout" svg:x1="15cm" svg:y1="6.5cm" svg:x2="14.5cm" svg:y2="7.75cm">
          <text:p/>
        </draw:line>
        <draw:line draw:style-name="gr104" draw:text-style-name="P4" draw:layer="layout" svg:x1="14cm" svg:y1="5.25cm" svg:x2="15cm" svg:y2="6.25cm">
          <text:p/>
        </draw:line>
        <draw:line draw:style-name="gr104" draw:text-style-name="P4" draw:layer="layout" svg:x1="13cm" svg:y1="5.5cm" svg:x2="12.25cm" svg:y2="6cm">
          <text:p/>
        </draw:line>
        <draw:line draw:style-name="gr106" draw:text-style-name="P3" draw:layer="layout" svg:x1="9.75cm" svg:y1="21.25cm" svg:x2="11cm" svg:y2="19cm">
          <text:p/>
        </draw:line>
        <draw:custom-shape draw:style-name="gr107" draw:text-style-name="P22" draw:layer="layout" svg:width="3.5cm" svg:height="1cm" svg:x="7.703cm" svg:y="15.288cm">
          <text:p text:style-name="P8"><text:span text:style-name="T1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4" draw:layer="layout" svg:x1="6.203cm" svg:y1="18.538cm" svg:x2="7.703cm" svg:y2="18.538cm">
          <text:p/>
        </draw:line>
        <draw:line draw:style-name="gr109" draw:text-style-name="P3" draw:layer="layout" svg:x1="8.953cm" svg:y1="21.288cm" svg:x2="7.703cm" svg:y2="19.038cm">
          <text:p/>
        </draw:line>
        <draw:line draw:style-name="gr108" draw:text-style-name="P4" draw:layer="layout" svg:x1="10.953cm" svg:y1="18.538cm" svg:x2="12.453cm" svg:y2="18.538cm">
          <text:p/>
        </draw:line>
        <draw:frame draw:style-name="gr110" draw:text-style-name="P6" draw:layer="layout" svg:width="0.853cm" svg:height="0.962cm" svg:x="6.453cm" svg:y="17.788cm">
          <draw:text-box>
            <text:p><text:span text:style-name="T1">1</text:span></text:p>
          </draw:text-box>
        </draw:frame>
        <draw:frame draw:style-name="gr110" draw:text-style-name="P6" draw:layer="layout" svg:width="0.853cm" svg:height="0.962cm" svg:x="11.35cm" svg:y="17.826cm">
          <draw:text-box>
            <text:p><text:span text:style-name="T1">1</text:span></text:p>
          </draw:text-box>
        </draw:frame>
        <draw:frame draw:style-name="gr51" draw:text-style-name="P6" draw:layer="layout" svg:width="0.853cm" svg:height="0.962cm" svg:x="6.453cm" svg:y="18.538cm">
          <draw:text-box>
            <text:p><text:span text:style-name="T1">0</text:span></text:p>
          </draw:text-box>
        </draw:frame>
        <draw:frame draw:style-name="gr51" draw:text-style-name="P6" draw:layer="layout" svg:width="0.853cm" svg:height="0.962cm" svg:x="11.35cm" svg:y="18.538cm">
          <draw:text-box>
            <text:p><text:span text:style-name="T1">0</text:span></text:p>
          </draw:text-box>
        </draw:frame>
        <draw:frame draw:style-name="gr10" draw:text-style-name="P6" draw:layer="layout" svg:width="0.925cm" svg:height="0.962cm" svg:x="6.028cm" svg:y="17.076cm">
          <draw:text-box>
            <text:p><text:span text:style-name="T1">X</text:span></text:p>
          </draw:text-box>
        </draw:frame>
        <draw:frame draw:style-name="gr10" draw:text-style-name="P6" draw:layer="layout" svg:width="0.925cm" svg:height="0.962cm" svg:x="11.825cm" svg:y="17cm">
          <draw:text-box>
            <text:p><text:span text:style-name="T1">Y</text:span></text:p>
          </draw:text-box>
        </draw:frame>
        <draw:frame draw:style-name="gr111" draw:text-style-name="P6" draw:layer="layout" svg:width="7.297cm" svg:height="0.962cm" svg:x="6.5cm" svg:y="21.5cm">
          <draw:text-box>
            <text:p><text:span text:style-name="T1">simultaneous fluctuation</text:span></text:p>
          </draw:text-box>
        </draw:frame>
        <draw:custom-shape draw:style-name="gr40" draw:text-style-name="P22" draw:layer="layout" svg:width="2cm" svg:height="1cm" svg:x="5cm" svg:y="15.25cm">
          <text:p text:style-name="P8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7cm" svg:y1="16cm" svg:x2="7.75cm" svg:y2="16.75cm">
          <text:p/>
        </draw:line>
        <draw:custom-shape draw:style-name="gr113" draw:text-style-name="P38" draw:layer="layout" svg:width="1.75cm" svg:height="1cm" svg:x="12cm" svg:y="15.25cm">
          <text:p text:style-name="P37"><text:span text:style-name="T9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4" draw:layer="layout" svg:x1="12cm" svg:y1="16cm" svg:x2="11.25cm" svg:y2="16.75cm">
          <text:p/>
        </draw:line>
        <draw:frame draw:style-name="gr115" draw:text-style-name="P35" draw:layer="layout" svg:width="2.322cm" svg:height="0.725cm" svg:x="6.5cm" svg:y="2cm">
          <draw:text-box>
            <text:p><text:span text:style-name="T3">substitute</text:span></text:p>
          </draw:text-box>
        </draw:frame>
        <draw:frame draw:style-name="gr116" draw:text-style-name="P35" draw:layer="layout" svg:width="2.441cm" svg:height="0.725cm" svg:x="12.059cm" svg:y="2.025cm">
          <draw:text-box>
            <text:p><text:span text:style-name="T3">instantiate</text:span></text:p>
          </draw:text-box>
        </draw:frame>
        <draw:custom-shape draw:style-name="gr117" draw:text-style-name="P3" draw:layer="layout" svg:width="2cm" svg:height="0.5cm" svg:x="7cm" svg:y="2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7" draw:text-style-name="P3" draw:layer="layout" svg:width="2cm" svg:height="0.5cm" svg:x="12.5cm" svg:y="2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8" draw:text-style-name="P39" draw:layer="layout" svg:width="8cm" svg:height="0.5cm" svg:x="6.25cm" svg:y="9.75cm">
          <text:p/>
          <draw:enhanced-geometry svg:viewBox="0 0 21600 21600" draw:text-areas="0 ?f0 ?f5 ?f2" draw:type="right-arrow" draw:modifiers="19829.0213723285 4354.49101796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19" draw:text-style-name="P6" draw:layer="layout" svg:width="6.742cm" svg:height="0.962cm" svg:x="7.008cm" svg:y="9cm">
          <draw:text-box>
            <text:p><text:span text:style-name="T1">Apply function to state</text:span></text:p>
          </draw:text-box>
        </draw:frame>
        <draw:custom-shape draw:style-name="gr31" draw:text-style-name="P22" draw:layer="layout" svg:width="1cm" svg:height="1cm" svg:x="13.75cm" svg:y="7.75cm">
          <text:p text:style-name="P8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13.75cm" svg:y1="8cm" svg:x2="13cm" svg:y2="7.5cm">
          <text:p/>
        </draw:line>
        <draw:path draw:style-name="gr120" draw:text-style-name="P3" draw:layer="layout" svg:width="5.479cm" svg:height="4.065cm" draw:transform="rotate (-0.785398163397449) translate (9.625cm 4.625cm)" svg:viewBox="0 0 5480 4066" svg:d="M0 4066c1414 0 4773-3005 5480-4066">
          <text:p/>
        </draw:path>
        <draw:frame draw:style-name="gr8" draw:text-style-name="P35" draw:layer="layout" svg:width="3.25cm" svg:height="1cm" svg:x="9.5cm" svg:y="7.75cm">
          <draw:text-box>
            <text:p><text:span text:style-name="T3">calculate</text:span></text:p>
          </draw:text-box>
        </draw:frame>
        <draw:frame draw:style-name="gr64" draw:text-style-name="P5" draw:layer="layout" svg:width="1.387cm" svg:height="0.95cm" svg:x="13cm" svg:y="7cm">
          <draw:text-box>
            <text:p>⊃</text:p>
          </draw:text-box>
        </draw:frame>
        <draw:frame draw:style-name="gr64" draw:text-style-name="P5" draw:layer="layout" svg:width="1.387cm" svg:height="0.95cm" svg:x="6.863cm" svg:y="6.5cm">
          <draw:text-box>
            <text:p>⊂</text:p>
          </draw:text-box>
        </draw:frame>
        <draw:frame draw:style-name="gr64" draw:text-style-name="P5" draw:layer="layout" svg:width="1.387cm" svg:height="0.95cm" draw:transform="rotate (-1.27932634171184) translate (5.601cm 5.899cm)">
          <draw:text-box>
            <text:p>⊂</text:p>
          </draw:text-box>
        </draw:frame>
        <draw:frame draw:style-name="gr64" draw:text-style-name="P5" draw:layer="layout" svg:width="1.387cm" svg:height="0.95cm" draw:transform="rotate (-1.89612569936664) translate (15.593cm 7.054cm)">
          <draw:text-box>
            <text:p>⊂</text:p>
          </draw:text-box>
        </draw:frame>
        <draw:custom-shape draw:style-name="gr121" draw:text-style-name="P17" draw:layer="layout" svg:width="1.25cm" svg:height="0.75cm" svg:x="6.25cm" svg:y="4.75cm">
          <text:p text:style-name="P15"><text:span text:style-name="T4">t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7" draw:layer="layout" svg:width="1.75cm" svg:height="0.75cm" svg:x="12.75cm" svg:y="5cm">
          <text:p text:style-name="P15"><text:span text:style-name="T4">tn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7" draw:layer="layout" svg:width="1.25cm" svg:height="0.75cm" svg:x="8cm" svg:y="4.75cm">
          <text:p text:style-name="P15"><text:span text:style-name="T4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5.25cm" svg:y="5.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4.75cm" svg:y="6.2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1.75cm" svg:y="5.7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9.25cm" svg:y="5.7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cm" svg:height="1cm" svg:x="5.5cm" svg:y="6.75cm">
          <text:p text:style-name="P8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4" draw:layer="layout" svg:x1="5cm" svg:y1="3.5cm" svg:x2="5.5cm" svg:y2="5.5cm">
          <text:p/>
        </draw:line>
        <draw:line draw:style-name="gr124" draw:text-style-name="P4" draw:layer="layout" svg:x1="10cm" svg:y1="3.5cm" svg:x2="9.75cm" svg:y2="5.75cm">
          <text:p/>
        </draw:line>
        <draw:line draw:style-name="gr124" draw:text-style-name="P4" draw:layer="layout" svg:x1="11.5cm" svg:y1="3.5cm" svg:x2="12cm" svg:y2="5.75cm">
          <text:p/>
        </draw:line>
        <draw:line draw:style-name="gr124" draw:text-style-name="P4" draw:layer="layout" svg:x1="16cm" svg:y1="3.75cm" svg:x2="15.25cm" svg:y2="6.25cm">
          <text:p/>
        </draw:line>
        <draw:custom-shape draw:style-name="gr125" draw:text-style-name="P18" draw:layer="layout" svg:width="2.75cm" svg:height="1cm" svg:x="9.25cm" svg:y="2.75cm">
          <text:p text:style-name="P13"><text:span text:style-name="T3">Func</text:span><text:span text:style-name="T3"><text:line-break/></text:span><text:span text:style-name="T3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8" draw:layer="layout" svg:width="2.5cm" svg:height="1cm" svg:x="4cm" svg:y="2.75cm">
          <text:p text:style-name="P13"><text:span text:style-name="T3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8" draw:layer="layout" svg:width="2.5cm" svg:height="1cm" svg:x="14.75cm" svg:y="2.75cm">
          <text:p text:style-name="P13"><text:span text:style-name="T3">state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custom-shape draw:style-name="gr1" draw:text-style-name="P1" draw:layer="layout" svg:width="16cm" svg:height="9.5cm" svg:x="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3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5cm" svg:height="9cm" svg:x="3.25cm" svg:y="14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5cm" svg:height="1.25cm" svg:x="7.75cm" svg:y="24.25cm">
          <draw:text-box>
            <text:p>Function group</text:p>
          </draw:text-box>
        </draw:frame>
        <draw:custom-shape draw:style-name="gr126" draw:text-style-name="P32" draw:layer="layout" svg:width="2.5cm" svg:height="1cm" svg:x="4cm" svg:y="20.75cm">
          <text:p text:style-name="P31"><text:span text:style-name="T7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9" draw:layer="layout" svg:width="1.25cm" svg:height="1cm" svg:x="6.75cm" svg:y="17.75cm">
          <text:p text:style-name="P8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8" draw:text-style-name="P3" draw:layer="layout" svg:x1="8.5cm" svg:y1="17cm" svg:x2="8.75cm" svg:y2="19.25cm">
          <text:p/>
        </draw:line>
        <draw:custom-shape draw:style-name="gr3" draw:text-style-name="P12" draw:layer="layout" svg:width="15.5cm" svg:height="9cm" svg:x="3.25cm" svg:y="1.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1.25cm" svg:x="7.75cm" svg:y="11.75cm">
          <draw:text-box>
            <text:p>Function map</text:p>
          </draw:text-box>
        </draw:frame>
        <draw:custom-shape draw:style-name="gr113" draw:text-style-name="P16" draw:layer="layout" svg:width="1.75cm" svg:height="1cm" svg:x="7.5cm" svg:y="7cm">
          <text:p text:style-name="P15"><text:span text:style-name="T4">V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6" draw:layer="layout" svg:width="1.75cm" svg:height="1cm" svg:x="10.75cm" svg:y="6.75cm">
          <text:p text:style-name="P15"><text:span text:style-name="T4">V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6" draw:layer="layout" svg:x1="10cm" svg:y1="3.5cm" svg:x2="11cm" svg:y2="5.25cm">
          <text:p/>
        </draw:line>
        <draw:line draw:style-name="gr103" draw:text-style-name="P36" draw:layer="layout" svg:x1="12.25cm" svg:y1="4.25cm" svg:x2="11.25cm" svg:y2="5.25cm">
          <text:p/>
        </draw:line>
        <draw:custom-shape draw:style-name="gr113" draw:text-style-name="P16" draw:layer="layout" svg:width="1.75cm" svg:height="1cm" svg:x="5cm" svg:y="6.25cm">
          <text:p text:style-name="P15"><text:span text:style-name="T4">V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6" draw:layer="layout" svg:x1="6.5cm" svg:y1="4.5cm" svg:x2="7cm" svg:y2="5.25cm">
          <text:p/>
        </draw:line>
        <draw:line draw:style-name="gr131" draw:text-style-name="P36" draw:layer="layout" svg:x1="8.25cm" svg:y1="5.25cm" svg:x2="8.75cm" svg:y2="5.75cm">
          <text:p/>
        </draw:line>
        <draw:frame draw:style-name="gr132" draw:text-style-name="P41" draw:layer="layout" svg:width="6.5cm" svg:height="0.806cm" svg:x="5.5cm" svg:y="1.944cm">
          <draw:text-box>
            <text:p><text:span text:style-name="T10">Y=f(X1=A,X2=B)</text:span></text:p>
          </draw:text-box>
        </draw:frame>
        <draw:custom-shape draw:style-name="gr133" draw:text-style-name="P16" draw:layer="layout" svg:width="3cm" svg:height="1cm" svg:x="11.5cm" svg:y="8.75cm">
          <text:p text:style-name="P15"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6" draw:layer="layout" svg:x1="5.5cm" svg:y1="8.25cm" svg:x2="5.75cm" svg:y2="7.25cm">
          <text:p/>
        </draw:line>
        <draw:line draw:style-name="gr34" draw:text-style-name="P36" draw:layer="layout" svg:x1="8cm" svg:y1="9cm" svg:x2="8.25cm" svg:y2="8cm">
          <text:p/>
        </draw:line>
        <draw:line draw:style-name="gr34" draw:text-style-name="P36" draw:layer="layout" svg:x1="12.5cm" svg:y1="8.75cm" svg:x2="12cm" svg:y2="7.75cm">
          <text:p/>
        </draw:line>
        <draw:custom-shape draw:style-name="gr134" draw:text-style-name="P3" draw:layer="layout" svg:width="2.163cm" svg:height="0.5cm" svg:x="8.837cm" svg:y="8.966cm">
          <text:p/>
          <draw:enhanced-geometry svg:viewBox="0 0 21600 21600" draw:mirror-vertical="true" draw:text-areas="0 ?f0 ?f5 ?f2" draw:type="right-arrow" draw:modifiers="15986.8065967016 5346.107784431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26" draw:text-style-name="P16" draw:layer="layout" svg:width="2.5cm" svg:height="1cm" svg:x="12cm" svg:y="20.75cm">
          <text:p text:style-name="P15"><text:span text:style-name="T4">g</text:span><text:span text:style-name="T4"><text:line-break/></text:span><text:span text:style-name="T4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8" draw:text-style-name="P3" draw:layer="layout" svg:x1="13.75cm" svg:y1="17cm" svg:x2="13.5cm" svg:y2="19.25cm">
          <text:p/>
        </draw:line>
        <draw:line draw:style-name="gr128" draw:text-style-name="P3" draw:layer="layout" svg:x1="6.5cm" svg:y1="16.75cm" svg:x2="6cm" svg:y2="19cm">
          <text:p/>
        </draw:line>
        <draw:custom-shape draw:style-name="gr135" draw:text-style-name="P16" draw:layer="layout" svg:width="2.25cm" svg:height="1cm" svg:x="8cm" svg:y="20.75cm">
          <text:p text:style-name="P15"><text:span text:style-name="T4">f</text:span><text:span text:style-name="T4"><text:line-break/></text:span><text:span text:style-name="T4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6" draw:text-style-name="P4" draw:layer="layout" svg:x1="7cm" svg:y1="18.75cm" svg:x2="6.25cm" svg:y2="19.25cm">
          <text:p/>
        </draw:line>
        <draw:line draw:style-name="gr136" draw:text-style-name="P4" draw:layer="layout" svg:x1="9.5cm" svg:y1="18.25cm" svg:x2="9cm" svg:y2="19.25cm">
          <text:p/>
        </draw:line>
        <draw:line draw:style-name="gr137" draw:text-style-name="P4" draw:layer="layout" svg:x1="12.75cm" svg:y1="18.5cm" svg:x2="13.5cm" svg:y2="19.25cm">
          <text:p/>
        </draw:line>
        <draw:line draw:style-name="gr138" draw:text-style-name="P3" draw:layer="layout" svg:x1="7cm" svg:y1="5.5cm" svg:x2="6.5cm" svg:y2="6.25cm">
          <text:p/>
        </draw:line>
        <draw:line draw:style-name="gr139" draw:text-style-name="P3" draw:layer="layout" svg:x1="9.25cm" svg:y1="3.5cm" svg:x2="9cm" svg:y2="5.75cm">
          <text:p/>
        </draw:line>
        <draw:frame draw:style-name="gr140" draw:text-style-name="P41" draw:layer="layout" svg:width="4cm" svg:height="1.361cm" svg:x="4cm" svg:y="14.712cm">
          <draw:text-box>
            <text:p><text:span text:style-name="T10">g(f(x)&amp;Cond)</text:span></text:p>
          </draw:text-box>
        </draw:frame>
        <draw:custom-shape draw:style-name="gr141" draw:text-style-name="P19" draw:layer="layout" svg:width="11.5cm" svg:height="1.5cm" svg:x="5.5cm" svg:y="15.75cm">
          <text:p text:style-name="P8"><text:span text:style-name="T1">Function group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2" draw:text-style-name="P3" draw:layer="layout" svg:x1="15.5cm" svg:y1="17cm" svg:x2="15.5cm" svg:y2="19cm">
          <text:p/>
        </draw:line>
        <draw:custom-shape draw:style-name="gr123" draw:text-style-name="P40" draw:layer="layout" svg:width="0.5cm" svg:height="0.5cm" svg:x="16cm" svg:y="22.37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35" draw:layer="layout" svg:width="1.75cm" svg:height="0.75cm" svg:x="16.5cm" svg:y="22.25cm">
          <draw:text-box>
            <text:p><text:span text:style-name="T3">AND</text:span></text:p>
          </draw:text-box>
        </draw:frame>
        <draw:custom-shape draw:style-name="gr123" draw:text-style-name="P40" draw:layer="layout" svg:width="0.5cm" svg:height="0.5cm" svg:x="8.75cm" svg:y="5.7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6.75cm" svg:y="5.2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3" draw:text-style-name="P3" draw:layer="layout" svg:x1="8cm" svg:y1="3.5cm" svg:x2="7.25cm" svg:y2="5.25cm">
          <text:p/>
        </draw:line>
        <draw:line draw:style-name="gr138" draw:text-style-name="P3" draw:layer="layout" svg:x1="9cm" svg:y1="6.25cm" svg:x2="8.704cm" svg:y2="7cm">
          <text:p/>
        </draw:line>
        <draw:line draw:style-name="gr34" draw:text-style-name="P36" draw:layer="layout" svg:x1="11cm" svg:y1="5.5cm" svg:x2="11.519cm" svg:y2="6.75cm">
          <text:p/>
        </draw:line>
        <draw:custom-shape draw:style-name="gr123" draw:text-style-name="P40" draw:layer="layout" svg:width="0.5cm" svg:height="0.5cm" svg:x="10.75cm" svg:y="5.2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2" draw:layer="layout" svg:width="1.25cm" svg:height="1cm" svg:x="9.5cm" svg:y="17.75cm">
          <text:p text:style-name="P8"><text:span text:style-name="T1">f</text:span></text:p>
          <text:p text:style-name="P8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2" draw:layer="layout" svg:width="1.25cm" svg:height="1cm" svg:x="11.5cm" svg:y="17.75cm">
          <text:p text:style-name="P8"><text:span text:style-name="T1">g</text:span><text:span text:style-name="T1"><text:line-break/></text:span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6" draw:layer="layout" svg:width="2.25cm" svg:height="1cm" svg:x="15cm" svg:y="20.75cm">
          <text:p text:style-name="P15"><text:span text:style-name="T4">g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6" draw:text-style-name="P4" draw:layer="layout" svg:x1="16.5cm" svg:y1="18.5cm" svg:x2="15.75cm" svg:y2="19cm">
          <text:p/>
        </draw:line>
        <draw:custom-shape draw:style-name="gr123" draw:text-style-name="P40" draw:layer="layout" svg:width="0.5cm" svg:height="0.5cm" svg:x="5.75cm" svg:y="19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8.75cm" svg:y="19.2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3.25cm" svg:y="19.2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5.25cm" svg:y="19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9" draw:layer="layout" svg:width="1.25cm" svg:height="1cm" svg:x="16.25cm" svg:y="17.75cm">
          <text:p text:style-name="P8"><text:span text:style-name="T1">g</text:span><text:span text:style-name="T1"><text:line-break/></text:span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4" draw:text-style-name="P3" draw:layer="layout" svg:x1="10.25cm" svg:y1="21.25cm" svg:x2="12cm" svg:y2="21.25cm">
          <text:p/>
        </draw:line>
        <draw:frame draw:style-name="gr64" draw:text-style-name="P5" draw:layer="layout" svg:width="1.387cm" svg:height="0.95cm" svg:x="10.5cm" svg:y="20.5cm">
          <draw:text-box>
            <text:p>⊂</text:p>
          </draw:text-box>
        </draw:frame>
        <draw:custom-shape draw:style-name="gr145" draw:text-style-name="P18" draw:layer="layout" svg:width="3.5cm" svg:height="1cm" svg:x="7.5cm" svg:y="2.75cm">
          <text:p text:style-name="P13"><text:span text:style-name="T3">Func</text:span><text:span text:style-name="T3"><text:line-break/></text:span><text:span text:style-name="T3">m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42" draw:layer="layout" svg:width="1.328cm" svg:height="0.725cm" svg:x="9.172cm" svg:y="8.5cm">
          <draw:text-box>
            <text:p><text:span text:style-name="T11">map</text:span></text:p>
          </draw:text-box>
        </draw:frame>
        <draw:custom-shape draw:style-name="gr102" draw:text-style-name="P14" draw:layer="layout" svg:width="1.25cm" svg:height="1cm" svg:x="5.5cm" svg:y="3.5cm">
          <text:p text:style-name="P13"><text:span text:style-name="T3">F</text:span><text:span text:style-name="T3"><text:line-break/></text:span><text:span text:style-name="T3">X1</text:span></text:p>
          <draw:enhanced-geometry svg:viewBox="0 0 21600 21600" draw:type="rectangle" draw:enhanced-path="M 0 0 L 21600 0 21600 21600 0 21600 0 0 Z N"/>
        </draw:custom-shape>
        <draw:custom-shape draw:style-name="gr102" draw:text-style-name="P14" draw:layer="layout" svg:width="1.25cm" svg:height="1cm" svg:x="7.75cm" svg:y="4.25cm">
          <text:p text:style-name="P13"><text:span text:style-name="T3">F</text:span><text:span text:style-name="T3"><text:line-break/></text:span><text:span text:style-name="T3">X2</text:span></text:p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1.25cm" svg:height="1cm" svg:x="11.75cm" svg:y="4cm">
          <text:p text:style-name="P13"><text:span text:style-name="T3">F</text:span><text:span text:style-name="T3"><text:line-break/></text:span><text:span text:style-name="T3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cm" svg:height="1cm" svg:x="5cm" svg:y="8cm">
          <text:p text:style-name="P15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1cm" svg:height="1cm" svg:x="7.25cm" svg:y="8.75cm">
          <text:p text:style-name="P1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43" draw:layer="layout" svg:width="1cm" svg:height="1cm" svg:x="10.75cm" svg:y="19cm">
          <text:p text:style-name="P13"><text:span text:style-name="T3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8" draw:text-style-name="P3" draw:layer="layout" svg:width="0.749cm" svg:height="0.749cm" draw:transform="rotate (-1.5707963267949) translate (10.75cm 18.75cm)" svg:viewBox="0 0 750 750" svg:d="M0 750c500 0 750-500 750-750">
          <text:p/>
        </draw:path>
        <draw:path draw:style-name="gr149" draw:text-style-name="P3" draw:layer="layout" svg:width="0.499cm" svg:height="0.749cm" svg:x="11.75cm" svg:y="18.75cm" svg:viewBox="0 0 500 750" svg:d="M0 750c250 0 500-250 500-750">
          <text:p/>
        </draw:path>
        <draw:path draw:style-name="gr148" draw:text-style-name="P3" draw:layer="layout" svg:width="1.738cm" svg:height="1.106cm" draw:transform="rotate (1.89246050793745) translate (10.4999999940047cm 22.0000000019979cm)" svg:viewBox="0 0 1739 1107" svg:d="M0 0c791 0 1660 553 1739 1107">
          <text:p/>
        </draw:path>
        <draw:custom-shape draw:style-name="gr150" draw:text-style-name="P43" draw:layer="layout" svg:width="2.25cm" svg:height="1cm" svg:x="9.75cm" svg:y="22cm">
          <text:p text:style-name="P13"><text:span text:style-name="T3">Co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6cm" svg:y1="19.5cm" svg:x2="5.5cm" svg:y2="20.75cm">
          <text:p/>
        </draw:line>
        <draw:line draw:style-name="gr65" draw:text-style-name="P3" draw:layer="layout" svg:x1="9cm" svg:y1="19.75cm" svg:x2="9cm" svg:y2="20.75cm">
          <text:p/>
        </draw:line>
        <draw:line draw:style-name="gr65" draw:text-style-name="P3" draw:layer="layout" svg:x1="13.5cm" svg:y1="19.75cm" svg:x2="13.25cm" svg:y2="20.75cm">
          <text:p/>
        </draw:line>
        <draw:line draw:style-name="gr65" draw:text-style-name="P3" draw:layer="layout" svg:x1="15.5cm" svg:y1="19.5cm" svg:x2="16cm" svg:y2="20.75cm">
          <text:p/>
        </draw:line>
      </draw:page>
      <draw:page draw:name="page8" draw:style-name="dp1" draw:master-page-name="標準">
        <draw:custom-shape draw:style-name="gr1" draw:text-style-name="P1" draw:layer="layout" svg:width="16cm" svg:height="9.5cm" svg:x="3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3cm" svg:y="13.75cm">
          <text:p/>
          <draw:enhanced-geometry svg:viewBox="0 0 21600 21600" draw:type="rectangle" draw:enhanced-path="M 0 0 L 21600 0 21600 21600 0 21600 0 0 Z N"/>
        </draw:custom-shape>
        <draw:line draw:style-name="gr65" draw:text-style-name="P3" draw:layer="layout" svg:x1="13.25cm" svg:y1="17.75cm" svg:x2="14.25cm" svg:y2="19cm">
          <text:p/>
        </draw:line>
        <draw:custom-shape draw:style-name="gr3" draw:text-style-name="P12" draw:layer="layout" svg:width="15.5cm" svg:height="9cm" svg:x="3.25cm" svg:y="1.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25cm" svg:height="1.25cm" svg:x="7.75cm" svg:y="11.75cm">
          <draw:text-box>
            <text:p>Embedded function</text:p>
          </draw:text-box>
        </draw:frame>
        <draw:custom-shape draw:style-name="gr135" draw:text-style-name="P16" draw:layer="layout" svg:width="2.25cm" svg:height="1cm" svg:x="7.25cm" svg:y="6.75cm">
          <text:p text:style-name="P15"><text:span text:style-name="T4">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1cm" svg:height="1cm" svg:x="11cm" svg:y="5.75cm">
          <text:p text:style-name="P15"><text:span text:style-name="T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36" draw:layer="layout" svg:x1="8cm" svg:y1="3cm" svg:x2="7cm" svg:y2="4.5cm">
          <text:p/>
        </draw:line>
        <draw:line draw:style-name="gr129" draw:text-style-name="P36" draw:layer="layout" svg:x1="10.25cm" svg:y1="3.25cm" svg:x2="11.25cm" svg:y2="5.75cm">
          <text:p/>
        </draw:line>
        <draw:custom-shape draw:style-name="gr102" draw:text-style-name="P14" draw:layer="layout" svg:width="1.25cm" svg:height="1cm" svg:x="12cm" svg:y="3.5cm">
          <text:p text:style-name="P13"><text:span text:style-name="T3">F</text:span><text:span text:style-name="T3"><text:line-break/></text:span><text:span text:style-name="T3">out</text:span></text:p>
          <draw:enhanced-geometry svg:viewBox="0 0 21600 21600" draw:type="rectangle" draw:enhanced-path="M 0 0 L 21600 0 21600 21600 0 21600 0 0 Z N"/>
        </draw:custom-shape>
        <draw:line draw:style-name="gr103" draw:text-style-name="P36" draw:layer="layout" svg:x1="12cm" svg:y1="4.25cm" svg:x2="11.25cm" svg:y2="4.75cm">
          <text:p/>
        </draw:line>
        <draw:line draw:style-name="gr151" draw:text-style-name="P36" draw:layer="layout" svg:x1="9.5cm" svg:y1="3cm" svg:x2="9cm" svg:y2="5.5cm">
          <text:p/>
        </draw:line>
        <draw:custom-shape draw:style-name="gr135" draw:text-style-name="P16" draw:layer="layout" svg:width="2.25cm" svg:height="1cm" svg:x="4.5cm" svg:y="6cm">
          <text:p text:style-name="P15"><text:span text:style-name="T4">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6" draw:layer="layout" svg:x1="6cm" svg:y1="3.687cm" svg:x2="6.803cm" svg:y2="4.5cm">
          <text:p/>
        </draw:line>
        <draw:line draw:style-name="gr131" draw:text-style-name="P36" draw:layer="layout" svg:x1="8.25cm" svg:y1="5cm" svg:x2="8.75cm" svg:y2="5.5cm">
          <text:p/>
        </draw:line>
        <draw:custom-shape draw:style-name="gr133" draw:text-style-name="P16" draw:layer="layout" svg:width="3cm" svg:height="1cm" svg:x="11cm" svg:y="7.5cm">
          <text:p text:style-name="P15"><text:span text:style-name="T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6" draw:layer="layout" svg:x1="12.25cm" svg:y1="7.5cm" svg:x2="11.75cm" svg:y2="6.75cm">
          <text:p/>
        </draw:line>
        <draw:custom-shape draw:style-name="gr152" draw:text-style-name="P3" draw:layer="layout" svg:width="2.75cm" svg:height="0.75cm" draw:transform="rotate (-0.604756585816035) translate (14.176cm 3.5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2" draw:text-style-name="P3" draw:layer="layout" svg:width="2.75cm" svg:height="0.75cm" draw:transform="rotate (-2.35183116706236) translate (17cm 7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53" draw:text-style-name="P11" draw:layer="layout" svg:width="4.219cm" svg:height="0.81cm" svg:x="13.531cm" svg:y="5.75cm">
          <draw:text-box>
            <text:p><text:span text:style-name="T2">Result = a[] </text:span><text:span text:style-name="T2">・</text:span><text:span text:style-name="T2">b[]</text:span></text:p>
          </draw:text-box>
        </draw:frame>
        <draw:frame draw:style-name="gr154" draw:text-style-name="P34" draw:layer="layout" svg:width="2.559cm" svg:height="1.199cm" svg:x="14.5cm" svg:y="3cm">
          <draw:text-box>
            <text:p><text:span text:style-name="T8">Embedded</text:span></text:p>
            <text:p><text:span text:style-name="T8">function</text:span></text:p>
          </draw:text-box>
        </draw:frame>
        <draw:custom-shape draw:style-name="gr3" draw:text-style-name="P12" draw:layer="layout" svg:width="15.5cm" svg:height="9cm" svg:x="3.25cm" svg:y="1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75cm" svg:height="1cm" svg:x="8.5cm" svg:y="23.5cm">
          <draw:text-box>
            <text:p>Observation</text:p>
          </draw:text-box>
        </draw:frame>
        <draw:line draw:style-name="gr151" draw:text-style-name="P36" draw:layer="layout" svg:x1="9.5cm" svg:y1="16cm" svg:x2="8.75cm" svg:y2="17.25cm">
          <text:p/>
        </draw:line>
        <draw:line draw:style-name="gr129" draw:text-style-name="P36" draw:layer="layout" svg:x1="11.75cm" svg:y1="16cm" svg:x2="12.25cm" svg:y2="17.5cm">
          <text:p/>
        </draw:line>
        <draw:line draw:style-name="gr103" draw:text-style-name="P36" draw:layer="layout" svg:x1="14cm" svg:y1="16cm" svg:x2="12.5cm" svg:y2="17.5cm">
          <text:p/>
        </draw:line>
        <draw:line draw:style-name="gr130" draw:text-style-name="P36" draw:layer="layout" svg:x1="7.75cm" svg:y1="16.75cm" svg:x2="8.25cm" svg:y2="17.25cm">
          <text:p/>
        </draw:line>
        <draw:custom-shape draw:style-name="gr135" draw:text-style-name="P16" draw:layer="layout" svg:width="2.25cm" svg:height="1cm" svg:x="5.5cm" svg:y="20.25cm">
          <text:p text:style-name="P15"><text:span text:style-name="T4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6" draw:layer="layout" svg:width="1.5cm" svg:height="1cm" svg:x="12cm" svg:y="19cm">
          <text:p text:style-name="P15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6" draw:text-style-name="P36" draw:layer="layout" svg:x1="7.25cm" svg:y1="20.25cm" svg:x2="7.5cm" svg:y2="19.5cm">
          <text:p/>
        </draw:line>
        <draw:line draw:style-name="gr157" draw:text-style-name="P3" draw:layer="layout" svg:x1="5.5cm" svg:y1="20.5cm" svg:x2="4.75cm" svg:y2="19.75cm">
          <text:p/>
        </draw:line>
        <draw:line draw:style-name="gr158" draw:text-style-name="P3" draw:layer="layout" svg:x1="7.75cm" svg:y1="20.5cm" svg:x2="8.75cm" svg:y2="20cm">
          <text:p/>
        </draw:line>
        <draw:line draw:style-name="gr157" draw:text-style-name="P3" draw:layer="layout" svg:x1="6cm" svg:y1="20.25cm" svg:x2="5.5cm" svg:y2="19.5cm">
          <text:p/>
        </draw:line>
        <draw:line draw:style-name="gr157" draw:text-style-name="P3" draw:layer="layout" svg:x1="6.5cm" svg:y1="20.25cm" svg:x2="6.25cm" svg:y2="19.25cm">
          <text:p/>
        </draw:line>
        <draw:custom-shape draw:style-name="gr40" draw:text-style-name="P16" draw:layer="layout" svg:width="2cm" svg:height="1cm" svg:x="8.5cm" svg:y="19.25cm">
          <text:p text:style-name="P15"><text:span text:style-name="T4">t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7.75cm" svg:y1="21cm" svg:x2="9.25cm" svg:y2="21cm">
          <text:p/>
        </draw:line>
        <draw:custom-shape draw:style-name="gr159" draw:text-style-name="P40" draw:layer="layout" svg:width="2cm" svg:height="1.5cm" svg:x="4.5cm" svg:y="7.75cm">
          <text:p text:style-name="P15"><text:span text:style-name="T4">a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5" draw:text-style-name="P3" draw:layer="layout" svg:x1="5.75cm" svg:y1="7cm" svg:x2="5.5cm" svg:y2="7.75cm">
          <text:p/>
        </draw:line>
        <draw:line draw:style-name="gr65" draw:text-style-name="P3" draw:layer="layout" svg:x1="12.5cm" svg:y1="8.5cm" svg:x2="12.75cm" svg:y2="9cm">
          <text:p/>
        </draw:line>
        <draw:custom-shape draw:style-name="gr160" draw:text-style-name="P40" draw:layer="layout" svg:width="4.5cm" svg:height="1.5cm" svg:x="10.5cm" svg:y="8.75cm">
          <text:p text:style-name="P15"><text:span text:style-name="T4">Int resul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5" draw:text-style-name="P3" draw:layer="layout" svg:x1="8.25cm" svg:y1="7.75cm" svg:x2="8cm" svg:y2="8.75cm">
          <text:p/>
        </draw:line>
        <draw:custom-shape draw:style-name="gr161" draw:text-style-name="P40" draw:layer="layout" svg:width="2.25cm" svg:height="1.5cm" svg:x="7cm" svg:y="8.5cm">
          <text:p text:style-name="P15"><text:span text:style-name="T4">b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5" draw:text-style-name="P16" draw:layer="layout" svg:width="1.5cm" svg:height="1cm" svg:x="13.75cm" svg:y="19cm">
          <text:p text:style-name="P15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6" draw:layer="layout" svg:width="1.5cm" svg:height="1cm" svg:x="15.5cm" svg:y="19cm">
          <text:p text:style-name="P15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6" draw:layer="layout" svg:x1="12cm" svg:y1="16cm" svg:x2="13.25cm" svg:y2="17.5cm">
          <text:p/>
        </draw:line>
        <draw:line draw:style-name="gr129" draw:text-style-name="P36" draw:layer="layout" svg:x1="12.5cm" svg:y1="16cm" svg:x2="14.25cm" svg:y2="17.5cm">
          <text:p/>
        </draw:line>
        <draw:custom-shape draw:style-name="gr162" draw:text-style-name="P18" draw:layer="layout" svg:width="4cm" svg:height="1.25cm" svg:x="8.75cm" svg:y="15.25cm">
          <text:p text:style-name="P13"><text:span text:style-name="T3">Observation</text:span><text:span text:style-name="T3"><text:line-break/></text:span><text:span text:style-name="T3">m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36" draw:layer="layout" svg:x1="15.5cm" svg:y1="16cm" svg:x2="13.5cm" svg:y2="17.5cm">
          <text:p/>
        </draw:line>
        <draw:line draw:style-name="gr103" draw:text-style-name="P36" draw:layer="layout" svg:x1="17.5cm" svg:y1="16cm" svg:x2="14.75cm" svg:y2="17.5cm">
          <text:p/>
        </draw:line>
        <draw:custom-shape draw:style-name="gr163" draw:text-style-name="P17" draw:layer="layout" svg:width="1.5cm" svg:height="1cm" svg:x="13.5cm" svg:y="15.25cm">
          <text:p text:style-name="P15"><text:span text:style-name="T4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7" draw:layer="layout" svg:width="1.5cm" svg:height="1cm" svg:x="17cm" svg:y="15.25cm">
          <text:p text:style-name="P15"><text:span text:style-name="T4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7" draw:layer="layout" svg:width="1.5cm" svg:height="1cm" svg:x="15.25cm" svg:y="15.25cm">
          <text:p text:style-name="P15"><text:span text:style-name="T4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8" draw:layer="layout" svg:width="1.25cm" svg:height="1cm" svg:x="5cm" svg:y="3.25cm">
          <text:p text:style-name="P13"><text:span text:style-name="T3">F</text:span><text:span text:style-name="T3"><text:line-break/></text:span><text:span text:style-name="T3">in1</text:span></text:p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1.25cm" svg:height="1cm" svg:x="7.5cm" svg:y="4cm">
          <text:p text:style-name="P13"><text:span text:style-name="T3">F</text:span><text:span text:style-name="T3"><text:line-break/></text:span><text:span text:style-name="T3">in2</text:span></text:p>
          <draw:enhanced-geometry svg:viewBox="0 0 21600 21600" draw:type="rectangle" draw:enhanced-path="M 0 0 L 21600 0 21600 21600 0 21600 0 0 Z N"/>
        </draw:custom-shape>
        <draw:custom-shape draw:style-name="gr123" draw:text-style-name="P40" draw:layer="layout" svg:width="0.5cm" svg:height="0.5cm" svg:x="6.75cm" svg:y="4.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8.75cm" svg:y="5.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0.75cm" svg:y="4.7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8.25cm" svg:y="17.2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7" draw:layer="layout" svg:width="1.75cm" svg:height="1cm" svg:x="6.25cm" svg:y="16cm">
          <text:p text:style-name="P15"><text:span text:style-name="T4">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2cm" svg:y="17.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3cm" svg:y="17.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0.5cm" svg:height="0.5cm" svg:x="14.25cm" svg:y="17.5cm">
          <text:p text:style-name="P15"><text:span text:style-name="T4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6" draw:layer="layout" svg:x1="6.25cm" svg:y1="6cm" svg:x2="7cm" svg:y2="5cm">
          <text:p/>
        </draw:line>
        <draw:line draw:style-name="gr34" draw:text-style-name="P36" draw:layer="layout" svg:x1="8.75cm" svg:y1="6.75cm" svg:x2="9cm" svg:y2="6cm">
          <text:p/>
        </draw:line>
        <draw:custom-shape draw:style-name="gr165" draw:text-style-name="P18" draw:layer="layout" svg:width="3.75cm" svg:height="1cm" svg:x="7.75cm" svg:y="2.25cm">
          <text:p text:style-name="P13"><text:span text:style-name="T3">Func</text:span><text:span text:style-name="T3"><text:line-break/></text:span><text:span text:style-name="T3">ma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8.5cm" svg:y1="17.75cm" svg:x2="8cm" svg:y2="18.75cm">
          <text:p/>
        </draw:line>
        <draw:line draw:style-name="gr65" draw:text-style-name="P3" draw:layer="layout" svg:x1="12.25cm" svg:y1="18cm" svg:x2="12.5cm" svg:y2="19cm">
          <text:p/>
        </draw:line>
        <draw:line draw:style-name="gr65" draw:text-style-name="P3" draw:layer="layout" svg:x1="14.75cm" svg:y1="17.75cm" svg:x2="16cm" svg:y2="19cm">
          <text:p/>
        </draw:line>
        <draw:custom-shape draw:style-name="gr163" draw:text-style-name="P17" draw:layer="layout" svg:width="1.5cm" svg:height="1cm" svg:x="6.75cm" svg:y="18.5cm">
          <text:p text:style-name="P15"><text:span text:style-name="T4">t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標準">
        <draw:custom-shape draw:style-name="gr1" draw:text-style-name="P1" draw:layer="layout" svg:width="16cm" svg:height="9.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7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5cm" svg:height="9cm" svg:x="3cm" svg:y="2cm">
          <text:p/>
          <draw:enhanced-geometry svg:viewBox="0 0 21600 21600" draw:type="rectangle" draw:enhanced-path="M 0 0 L 21600 0 21600 21600 0 21600 0 0 Z N"/>
        </draw:custom-shape>
        <draw:frame draw:style-name="gr166" draw:text-style-name="P5" draw:layer="layout" svg:width="11.25cm" svg:height="1.173cm" svg:x="5cm" svg:y="11.5cm">
          <draw:text-box>
            <text:p>Difference of assumption vectors</text:p>
          </draw:text-box>
        </draw:frame>
        <draw:custom-shape draw:style-name="gr167" draw:text-style-name="P18" draw:layer="layout" svg:width="2.25cm" svg:height="0.75cm" svg:x="6.25cm" svg:y="3cm">
          <text:p text:style-name="P13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8" draw:layer="layout" svg:width="2.25cm" svg:height="0.75cm" svg:x="6.25cm" svg:y="3.75cm">
          <text:p text:style-name="P1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2.25cm" svg:height="0.75cm" svg:x="6.25cm" svg:y="4.5cm">
          <text:p text:style-name="P13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2.25cm" svg:height="0.75cm" svg:x="6.25cm" svg:y="5.25cm">
          <text:p text:style-name="P13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2.25cm" svg:height="0.75cm" svg:x="11.25cm" svg:y="3cm">
          <text:p text:style-name="P13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2.25cm" svg:height="0.75cm" svg:x="11.25cm" svg:y="3.75cm">
          <text:p text:style-name="P13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2.25cm" svg:height="0.75cm" svg:x="11.25cm" svg:y="4.5cm">
          <text:p text:style-name="P13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8" draw:layer="layout" svg:width="2.25cm" svg:height="0.75cm" svg:x="11.25cm" svg:y="5.25cm">
          <text:p text:style-name="P13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68" draw:text-style-name="P18" draw:layer="layout" svg:width="1.75cm" svg:height="0.75cm" svg:x="5.5cm" svg:y="7.25cm">
          <text:p text:style-name="P13"><text:span text:style-name="T3">F</text:span></text:p>
          <draw:enhanced-geometry svg:viewBox="0 0 21600 21600" draw:type="rectangle" draw:enhanced-path="M 0 0 L 21600 0 21600 21600 0 21600 0 0 Z N"/>
        </draw:custom-shape>
        <draw:line draw:style-name="gr169" draw:text-style-name="P44" draw:layer="layout" svg:x1="9.75cm" svg:y1="7.25cm" svg:x2="9.25cm" svg:y2="8.25cm">
          <text:p/>
        </draw:line>
        <draw:line draw:style-name="gr170" draw:text-style-name="P44" draw:layer="layout" svg:x1="12cm" svg:y1="9cm" svg:x2="12.25cm" svg:y2="10cm">
          <text:p/>
        </draw:line>
        <draw:path draw:style-name="gr50" draw:text-style-name="P44" draw:layer="layout" svg:width="1.871cm" svg:height="1.247cm" draw:transform="rotate (-0.982794901798007) translate (8.50000000000092cm 2.99999999999938cm)" svg:viewBox="0 0 1872 1248" svg:d="M0 0c901 0 1595 763 1872 1248">
          <text:p/>
        </draw:path>
        <draw:path draw:style-name="gr50" draw:text-style-name="P44" draw:layer="layout" svg:width="1.871cm" svg:height="1.247cm" draw:transform="rotate (0.982794901798007) translate (10.2115394814401cm 4.55769475544959cm)" svg:viewBox="0 0 1872 1248" svg:d="M1872 0c-901 0-1595 763-1872 1248">
          <text:p/>
        </draw:path>
        <draw:custom-shape draw:style-name="gr168" draw:text-style-name="P18" draw:layer="layout" svg:width="1.75cm" svg:height="0.75cm" svg:x="14cm" svg:y="7.5cm">
          <text:p text:style-name="P13"><text:span text:style-name="T3">C</text:span></text:p>
          <draw:enhanced-geometry svg:viewBox="0 0 21600 21600" draw:type="rectangle" draw:enhanced-path="M 0 0 L 21600 0 21600 21600 0 21600 0 0 Z N"/>
        </draw:custom-shape>
        <draw:frame draw:style-name="gr171" draw:text-style-name="P45" draw:layer="layout" svg:width="1.272cm" svg:height="0.725cm" svg:x="6.597cm" svg:y="2.25cm">
          <draw:text-box>
            <text:p><text:span text:style-name="T3">AV1</text:span></text:p>
          </draw:text-box>
        </draw:frame>
        <draw:frame draw:style-name="gr171" draw:text-style-name="P45" draw:layer="layout" svg:width="1.272cm" svg:height="0.725cm" svg:x="11.597cm" svg:y="2.25cm">
          <draw:text-box>
            <text:p><text:span text:style-name="T3">AV2</text:span></text:p>
          </draw:text-box>
        </draw:frame>
        <draw:line draw:style-name="gr172" draw:text-style-name="P1" draw:layer="layout" svg:x1="7.25cm" svg:y1="7.75cm" svg:x2="8.5cm" svg:y2="8.5cm">
          <text:p/>
        </draw:line>
        <draw:custom-shape draw:style-name="gr173" draw:text-style-name="P1" draw:layer="layout" svg:width="1cm" svg:height="0.75cm" svg:x="7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" draw:layer="layout" svg:width="1cm" svg:height="0.75cm" svg:x="11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9" draw:layer="layout" svg:width="1.75cm" svg:height="1cm" svg:x="11cm" svg:y="8.25cm">
          <text:p text:style-name="P8"><text:span text:style-name="T12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1" draw:layer="layout" svg:x1="14cm" svg:y1="8cm" svg:x2="12.75cm" svg:y2="8.75cm">
          <text:p/>
        </draw:line>
        <draw:frame draw:style-name="gr171" draw:text-style-name="P45" draw:layer="layout" svg:width="1.272cm" svg:height="0.725cm" svg:x="6.5cm" svg:y="10.025cm">
          <draw:text-box>
            <text:p><text:span text:style-name="T3">AV1</text:span></text:p>
          </draw:text-box>
        </draw:frame>
        <draw:frame draw:style-name="gr171" draw:text-style-name="P45" draw:layer="layout" svg:width="1.272cm" svg:height="0.725cm" svg:x="12.978cm" svg:y="10.025cm">
          <draw:text-box>
            <text:p><text:span text:style-name="T3">AV2</text:span></text:p>
          </draw:text-box>
        </draw:frame>
        <draw:custom-shape draw:style-name="gr175" draw:text-style-name="P46" draw:layer="layout" svg:width="1.5cm" svg:height="0.5cm" svg:x="9cm" svg:y="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custom-shape draw:style-name="gr175" draw:text-style-name="P46" draw:layer="layout" svg:width="1.5cm" svg:height="0.5cm" svg:x="9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frame draw:style-name="gr176" draw:text-style-name="P47" draw:layer="layout" svg:width="2.039cm" svg:height="0.645cm" svg:x="8.961cm" svg:y="5cm">
          <draw:text-box>
            <text:p><text:span text:style-name="T7">difference</text:span></text:p>
          </draw:text-box>
        </draw:frame>
        <draw:custom-shape draw:style-name="gr3" draw:text-style-name="P3" draw:layer="layout" svg:width="15.5cm" svg:height="9cm" svg:x="3cm" svg:y="14.25cm">
          <text:p/>
          <draw:enhanced-geometry svg:viewBox="0 0 21600 21600" draw:type="rectangle" draw:enhanced-path="M 0 0 L 21600 0 21600 21600 0 21600 0 0 Z N"/>
        </draw:custom-shape>
        <draw:frame draw:style-name="gr166" draw:text-style-name="P5" draw:layer="layout" svg:width="8cm" svg:height="1.173cm" svg:x="7cm" svg:y="23.827cm">
          <draw:text-box>
            <text:p>Substitute into function</text:p>
          </draw:text-box>
        </draw:frame>
        <draw:custom-shape draw:style-name="gr177" draw:text-style-name="P18" draw:layer="layout" svg:width="3.25cm" svg:height="1.75cm" svg:x="4.75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44" draw:layer="layout" svg:width="7cm" svg:height="3.25cm" svg:x="10.2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8" draw:layer="layout" svg:width="1.999cm" svg:height="1.251cm" svg:x="10.751cm" svg:y="17cm"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8" draw:layer="layout" svg:width="1.999cm" svg:height="1.251cm" svg:x="14.75cm" svg:y="16.999cm"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35" draw:layer="layout" svg:width="2.415cm" svg:height="0.725cm" svg:x="5.335cm" svg:y="15.525cm">
          <draw:text-box>
            <text:p><text:span text:style-name="T3">local state</text:span></text:p>
          </draw:text-box>
        </draw:frame>
        <draw:frame draw:style-name="gr181" draw:text-style-name="P35" draw:layer="layout" svg:width="4.401cm" svg:height="1.199cm" svg:x="11.349cm" svg:y="15.051cm">
          <draw:text-box>
            <text:p><text:span text:style-name="T3">generalized function</text:span></text:p>
            <text:p><text:span text:style-name="T3">state</text:span></text:p>
          </draw:text-box>
        </draw:frame>
        <draw:line draw:style-name="gr182" draw:text-style-name="P44" draw:layer="layout" svg:x1="5.25cm" svg:y1="19.25cm" svg:x2="5cm" svg:y2="20.5cm">
          <text:p/>
        </draw:line>
        <draw:custom-shape draw:style-name="gr183" draw:text-style-name="P18" draw:layer="layout" svg:width="1cm" svg:height="1cm" svg:x="4.5cm" svg:y="20.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8" draw:layer="layout" svg:width="1cm" svg:height="1cm" svg:x="10.25cm" svg:y="21.25cm">
          <text:p text:style-name="P13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18" draw:layer="layout" svg:width="3cm" svg:height="1cm" svg:x="14.75cm" svg:y="21cm">
          <text:p text:style-name="P13"><text:span text:style-name="T3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44" draw:layer="layout" svg:x1="11cm" svg:y1="20.25cm" svg:x2="10.75cm" svg:y2="21.25cm">
          <text:p/>
        </draw:line>
        <draw:line draw:style-name="gr182" draw:text-style-name="P44" draw:layer="layout" svg:x1="16cm" svg:y1="20cm" svg:x2="16.25cm" svg:y2="21cm">
          <text:p/>
        </draw:line>
        <draw:custom-shape draw:style-name="gr185" draw:text-style-name="P44" draw:layer="layout" svg:width="1.5cm" svg:height="0.5cm" svg:x="8.5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86" draw:text-style-name="P45" draw:layer="layout" svg:width="2.322cm" svg:height="0.725cm" svg:x="8.25cm" svg:y="16.275cm">
          <draw:text-box>
            <text:p><text:span text:style-name="T3">substitute</text:span></text:p>
          </draw:text-box>
        </draw:frame>
        <draw:custom-shape draw:style-name="gr187" draw:text-style-name="P9" draw:layer="layout" svg:width="1.5cm" svg:height="1cm" svg:x="4.5cm" svg:y="18.5cm">
          <text:p text:style-name="P8"><text:span text:style-name="T1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9" draw:layer="layout" svg:width="1.5cm" svg:height="1cm" svg:x="10.5cm" svg:y="19.5cm">
          <text:p text:style-name="P8"><text:span text:style-name="T1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9" draw:layer="layout" svg:width="1.5cm" svg:height="1cm" svg:x="15cm" svg:y="19.25cm">
          <text:p text:style-name="P8"><text:span text:style-name="T1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44" draw:layer="layout" svg:x1="7.25cm" svg:y1="18.75cm" svg:x2="6cm" svg:y2="19cm">
          <text:p/>
        </draw:line>
        <draw:line draw:style-name="gr172" draw:text-style-name="P44" draw:layer="layout" svg:x1="10cm" svg:y1="18.75cm" svg:x2="10.75cm" svg:y2="19.5cm">
          <text:p/>
        </draw:line>
        <draw:line draw:style-name="gr172" draw:text-style-name="P44" draw:layer="layout" svg:x1="17.25cm" svg:y1="19cm" svg:x2="16.5cm" svg:y2="19.75cm">
          <text:p/>
        </draw:line>
        <draw:custom-shape draw:style-name="gr188" draw:text-style-name="P49" draw:layer="layout" svg:width="1.5cm" svg:height="0.75cm" svg:x="16.75cm" svg:y="18.5cm">
          <text:p text:style-name="P48"><text:span text:style-name="T13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44" draw:layer="layout" svg:x1="9.001cm" svg:y1="9cm" svg:x2="8.501cm" svg:y2="10cm">
          <text:p/>
        </draw:line>
        <draw:line draw:style-name="gr169" draw:text-style-name="P44" draw:layer="layout" svg:x1="11.25cm" svg:y1="7.25cm" svg:x2="11.5cm" svg:y2="8.25cm">
          <text:p/>
        </draw:line>
        <draw:custom-shape draw:style-name="gr189" draw:text-style-name="P51" draw:layer="layout" svg:width="2.75cm" svg:height="1cm" svg:x="9cm" svg:y="6.5cm">
          <text:p text:style-name="P50"><text:span text:style-name="T2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0" draw:text-style-name="P44" draw:layer="layout" svg:x1="11.75cm" svg:y1="18.25cm" svg:x2="11.25cm" svg:y2="19.5cm">
          <text:p/>
        </draw:line>
        <draw:line draw:style-name="gr190" draw:text-style-name="P44" draw:layer="layout" svg:x1="15.75cm" svg:y1="18.25cm" svg:x2="15.75cm" svg:y2="19.25cm">
          <text:p/>
        </draw:line>
        <draw:line draw:style-name="gr190" draw:text-style-name="P44" draw:layer="layout" svg:x1="5.5cm" svg:y1="17.5cm" svg:x2="5.25cm" svg:y2="18.5cm">
          <text:p/>
        </draw:line>
        <draw:custom-shape draw:style-name="gr191" draw:text-style-name="P18" draw:layer="layout" svg:width="1.25cm" svg:height="0.75cm" svg:x="5cm" svg:y="17cm"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18" draw:layer="layout" svg:width="1.5cm" svg:height="1cm" svg:x="8.25cm" svg:y="8.25cm">
          <text:p text:style-name="P13"><text:span text:style-name="T3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1.387cm" svg:height="0.95cm" draw:transform="rotate (-0.135088484104361) translate (7.376cm 20.5cm)">
          <draw:text-box>
            <text:p>⊂</text:p>
          </draw:text-box>
        </draw:frame>
        <draw:line draw:style-name="gr56" draw:text-style-name="P3" draw:layer="layout" svg:x1="5.5cm" svg:y1="21cm" svg:x2="10.25cm" svg:y2="21.75cm">
          <text:p/>
        </draw:line>
        <draw:custom-shape draw:style-name="gr191" draw:text-style-name="P49" draw:layer="layout" svg:width="1.25cm" svg:height="0.75cm" svg:x="9cm" svg:y="18.25cm">
          <text:p text:style-name="P48"><text:span text:style-name="T13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3" draw:layer="layout" svg:x1="8cm" svg:y1="18.75cm" svg:x2="9cm" svg:y2="18.75cm">
          <text:p/>
        </draw:line>
        <draw:custom-shape draw:style-name="gr192" draw:text-style-name="P49" draw:layer="layout" svg:width="1.75cm" svg:height="0.75cm" svg:x="6.5cm" svg:y="18.25cm">
          <text:p text:style-name="P48"><text:span text:style-name="T13">co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標準">
        <draw:custom-shape draw:style-name="gr1" draw:text-style-name="P1" draw:layer="layout" svg:width="16cm" svg:height="9.5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5cm" svg:y="13.75cm">
          <text:p/>
          <draw:enhanced-geometry svg:viewBox="0 0 21600 21600" draw:type="rectangle" draw:enhanced-path="M 0 0 L 21600 0 21600 21600 0 21600 0 0 Z N"/>
        </draw:custom-shape>
        <draw:line draw:style-name="gr65" draw:text-style-name="P3" draw:layer="layout" svg:x1="7.5cm" svg:y1="20cm" svg:x2="8cm" svg:y2="21.25cm">
          <text:p/>
        </draw:line>
        <draw:line draw:style-name="gr65" draw:text-style-name="P3" draw:layer="layout" svg:x1="5.5cm" svg:y1="14.75cm" svg:x2="6.5cm" svg:y2="15.5cm">
          <text:p/>
        </draw:line>
        <draw:custom-shape draw:style-name="gr3" draw:text-style-name="P3" draw:layer="layout" svg:width="15.5cm" svg:height="9cm" svg:x="2.75cm" svg:y="1.75cm">
          <text:p/>
          <draw:enhanced-geometry svg:viewBox="0 0 21600 21600" draw:type="rectangle" draw:enhanced-path="M 0 0 L 21600 0 21600 21600 0 21600 0 0 Z N"/>
        </draw:custom-shape>
        <draw:frame draw:style-name="gr166" draw:text-style-name="P5" draw:layer="layout" svg:width="8cm" svg:height="1.173cm" svg:x="7cm" svg:y="11.077cm">
          <draw:text-box>
            <text:p>Sequencial circuit by map</text:p>
          </draw:text-box>
        </draw:frame>
        <draw:custom-shape draw:style-name="gr183" draw:text-style-name="P18" draw:layer="layout" svg:width="1cm" svg:height="1cm" svg:x="3.75cm" svg:y="9.2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44" draw:layer="layout" svg:x1="11.75cm" svg:y1="4.5cm" svg:x2="10.75cm" svg:y2="4.5cm">
          <text:p/>
        </draw:line>
        <draw:custom-shape draw:style-name="gr193" draw:text-style-name="P49" draw:layer="layout" svg:width="1.25cm" svg:height="1cm" svg:x="12cm" svg:y="7cm">
          <text:p text:style-name="P48"><text:span text:style-name="T13">Tn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8" draw:layer="layout" svg:width="1cm" svg:height="1cm" svg:x="5.75cm" svg:y="9.25cm">
          <text:p text:style-name="P13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8" draw:layer="layout" svg:width="1cm" svg:height="1cm" svg:x="7.75cm" svg:y="9.25cm">
          <text:p text:style-name="P13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43" draw:layer="layout" svg:width="5cm" svg:height="2.25cm" svg:x="5.75cm" svg:y="2.75cm">
          <text:p text:style-name="P13"><text:span text:style-name="T3">Combinational</text:span></text:p>
          <text:p text:style-name="P13"><text:span text:style-name="T3">logic</text:span></text:p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4.5cm" svg:y1="8.25cm" svg:x2="4.25cm" svg:y2="9.25cm">
          <text:p/>
        </draw:line>
        <draw:custom-shape draw:style-name="gr183" draw:text-style-name="P18" draw:layer="layout" svg:width="1cm" svg:height="1cm" svg:x="14cm" svg:y="9.25cm">
          <text:p text:style-name="P13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44" draw:layer="layout" svg:x1="14.5cm" svg:y1="8.25cm" svg:x2="14.5cm" svg:y2="9.25cm">
          <text:p/>
        </draw:line>
        <draw:line draw:style-name="gr56" draw:text-style-name="P3" draw:layer="layout" svg:x1="6.5cm" svg:y1="8.25cm" svg:x2="6.25cm" svg:y2="9.25cm">
          <text:p/>
        </draw:line>
        <draw:line draw:style-name="gr56" draw:text-style-name="P3" draw:layer="layout" svg:x1="8.5cm" svg:y1="8.25cm" svg:x2="8.25cm" svg:y2="9.25cm">
          <text:p/>
        </draw:line>
        <draw:custom-shape draw:style-name="gr195" draw:text-style-name="P18" draw:layer="layout" svg:width="5cm" svg:height="2.25cm" svg:x="11.75cm" svg:y="3.5cm">
          <text:p text:style-name="P13"><text:span text:style-name="T3">Next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6" draw:layer="layout" svg:width="0.5cm" svg:height="3.5cm" svg:x="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97" draw:text-style-name="P46" draw:layer="layout" svg:width="0.5cm" svg:height="3.75cm" svg:x="17cm" svg:y="4.7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7" draw:text-style-name="P49" draw:layer="layout" svg:width="1.5cm" svg:height="1cm" svg:x="3.75cm" svg:y="7.25cm">
          <text:p text:style-name="P48"><text:span text:style-name="T1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49" draw:layer="layout" svg:width="1.5cm" svg:height="1cm" svg:x="7.75cm" svg:y="7.25cm">
          <text:p text:style-name="P48"><text:span text:style-name="T1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49" draw:layer="layout" svg:width="1.5cm" svg:height="1cm" svg:x="5.75cm" svg:y="7.25cm">
          <text:p text:style-name="P48"><text:span text:style-name="T1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49" draw:layer="layout" svg:width="1.5cm" svg:height="1cm" svg:x="13.75cm" svg:y="7.5cm">
          <text:p text:style-name="P48"><text:span text:style-name="T1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8" draw:text-style-name="P3" draw:layer="layout" svg:x1="13.25cm" svg:y1="7.5cm" svg:x2="13.75cm" svg:y2="7.75cm">
          <text:p/>
        </draw:line>
        <draw:line draw:style-name="gr199" draw:text-style-name="P3" draw:layer="layout" svg:x1="10.5cm" svg:y1="7.25cm" svg:x2="9cm" svg:y2="7.25cm">
          <text:p/>
        </draw:line>
        <draw:line draw:style-name="gr200" draw:text-style-name="P3" draw:layer="layout" svg:x1="10.5cm" svg:y1="7.75cm" svg:x2="5.25cm" svg:y2="8cm">
          <text:p/>
        </draw:line>
        <draw:line draw:style-name="gr201" draw:text-style-name="P3" draw:layer="layout" svg:x1="10.25cm" svg:y1="7.5cm" svg:x2="7.25cm" svg:y2="7.5cm">
          <text:p/>
        </draw:line>
        <draw:custom-shape draw:style-name="gr3" draw:text-style-name="P3" draw:layer="layout" svg:width="15.5cm" svg:height="9cm" svg:x="2.75cm" svg:y="13.923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75cm" svg:height="1.673cm" svg:x="6.75cm" svg:y="23.5cm">
          <draw:text-box>
            <text:p>Network Generalization</text:p>
          </draw:text-box>
        </draw:frame>
        <draw:custom-shape draw:style-name="gr183" draw:text-style-name="P18" draw:layer="layout" svg:width="1cm" svg:height="1cm" svg:x="9.75cm" svg:y="21.25cm">
          <text:p text:style-name="P13"><text:span text:style-name="T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8" draw:layer="layout" svg:width="1.25cm" svg:height="1cm" svg:x="6.228cm" svg:y="15.2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3" draw:layer="layout" svg:x1="8.25cm" svg:y1="21.75cm" svg:x2="9.75cm" svg:y2="21.75cm">
          <text:p/>
        </draw:line>
        <draw:custom-shape draw:style-name="gr193" draw:text-style-name="P18" draw:layer="layout" svg:width="1.25cm" svg:height="1cm" svg:x="6.7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3" draw:text-style-name="P3" draw:layer="layout" svg:width="0.801cm" svg:height="0.887cm" draw:transform="rotate (-2.23105438282435) translate (7.95211860585897cm 18.5442499825753cm)" svg:viewBox="0 0 802 888" svg:d="M1 888c-30-447 801-888 801-888">
          <text:p/>
        </draw:path>
        <draw:frame draw:style-name="gr204" draw:text-style-name="P5" draw:layer="layout" svg:width="1.137cm" svg:height="0.95cm" svg:x="8.613cm" svg:y="21.75cm">
          <draw:text-box>
            <text:p>⊂</text:p>
          </draw:text-box>
        </draw:frame>
        <draw:frame draw:style-name="gr64" draw:text-style-name="P5" draw:layer="layout" svg:width="1.387cm" svg:height="0.95cm" svg:x="5.863cm" svg:y="14.3cm">
          <draw:text-box>
            <text:p>⊃</text:p>
          </draw:text-box>
        </draw:frame>
        <draw:custom-shape draw:style-name="gr205" draw:text-style-name="P46" draw:layer="layout" svg:width="3.25cm" svg:height="0.75cm" svg:x="9.25cm" svg:y="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9" draw:text-style-name="P6" draw:layer="layout" svg:width="3.75cm" svg:height="0.962cm" svg:x="9cm" svg:y="17.25cm">
          <draw:text-box>
            <text:p><text:span text:style-name="T1">Generalize</text:span></text:p>
          </draw:text-box>
        </draw:frame>
        <draw:line draw:style-name="gr206" draw:text-style-name="P3" draw:layer="layout" svg:x1="5.25cm" svg:y1="16.5cm" svg:x2="6.25cm" svg:y2="16cm">
          <text:p/>
        </draw:line>
        <draw:frame draw:style-name="gr207" draw:text-style-name="P47" draw:layer="layout" svg:width="1.137cm" svg:height="0.645cm" svg:x="4.367cm" svg:y="16.25cm">
          <draw:text-box>
            <text:p><text:span text:style-name="T7">P=1</text:span></text:p>
          </draw:text-box>
        </draw:frame>
        <draw:line draw:style-name="gr208" draw:text-style-name="P3" draw:layer="layout" svg:x1="6.5cm" svg:y1="21.25cm" svg:x2="7.5cm" svg:y2="21.5cm">
          <text:p/>
        </draw:line>
        <draw:frame draw:style-name="gr207" draw:text-style-name="P47" draw:layer="layout" svg:width="1.137cm" svg:height="0.645cm" svg:x="5.75cm" svg:y="20.605cm">
          <draw:text-box>
            <text:p><text:span text:style-name="T7">P=1</text:span></text:p>
          </draw:text-box>
        </draw:frame>
        <draw:custom-shape draw:style-name="gr193" draw:text-style-name="P49" draw:layer="layout" svg:width="1.25cm" svg:height="1cm" svg:x="10.25cm" svg:y="7cm">
          <text:p text:style-name="P48"><text:span text:style-name="T13">T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0" draw:text-style-name="P44" draw:layer="layout" svg:x1="14.5cm" svg:y1="5.75cm" svg:x2="14.5cm" svg:y2="7.5cm">
          <text:p/>
        </draw:line>
        <draw:line draw:style-name="gr209" draw:text-style-name="P3" draw:layer="layout" svg:x1="4.75cm" svg:y1="6.5cm" svg:x2="4.5cm" svg:y2="7.25cm">
          <text:p/>
        </draw:line>
        <draw:line draw:style-name="gr209" draw:text-style-name="P3" draw:layer="layout" svg:x1="6.75cm" svg:y1="6.5cm" svg:x2="6.5cm" svg:y2="7.25cm">
          <text:p/>
        </draw:line>
        <draw:line draw:style-name="gr209" draw:text-style-name="P3" draw:layer="layout" svg:x1="8.75cm" svg:y1="6.5cm" svg:x2="8.5cm" svg:y2="7.25cm">
          <text:p/>
        </draw:line>
        <draw:line draw:style-name="gr210" draw:text-style-name="P3" draw:layer="layout" svg:x1="5cm" svg:y1="6cm" svg:x2="6.5cm" svg:y2="5cm">
          <text:p/>
        </draw:line>
        <draw:line draw:style-name="gr210" draw:text-style-name="P3" draw:layer="layout" svg:x1="7cm" svg:y1="5.75cm" svg:x2="8cm" svg:y2="5cm">
          <text:p/>
        </draw:line>
        <draw:line draw:style-name="gr210" draw:text-style-name="P3" draw:layer="layout" svg:x1="9cm" svg:y1="6cm" svg:x2="9.5cm" svg:y2="5cm">
          <text:p/>
        </draw:line>
        <draw:custom-shape draw:style-name="gr211" draw:text-style-name="P40" draw:layer="layout" svg:width="1.75cm" svg:height="1cm" svg:x="4cm" svg:y="5.75cm">
          <text:p text:style-name="P15"><text:span text:style-name="T4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40" draw:layer="layout" svg:width="1.75cm" svg:height="1cm" svg:x="6cm" svg:y="5.75cm">
          <text:p text:style-name="P15"><text:span text:style-name="T4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40" draw:layer="layout" svg:width="1.75cm" svg:height="1cm" svg:x="8cm" svg:y="5.75cm">
          <text:p text:style-name="P15"><text:span text:style-name="T4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8" draw:layer="layout" svg:width="1.25cm" svg:height="1cm" svg:x="6.478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7cm" svg:y1="16.25cm" svg:x2="7cm" svg:y2="17.25cm">
          <text:p/>
        </draw:line>
        <draw:custom-shape draw:style-name="gr183" draw:text-style-name="P18" draw:layer="layout" svg:width="1cm" svg:height="1cm" svg:x="7.5cm" svg:y="21.173cm">
          <text:p text:style-name="P13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14cm" svg:y1="20cm" svg:x2="14.5cm" svg:y2="21.25cm">
          <text:p/>
        </draw:line>
        <draw:line draw:style-name="gr65" draw:text-style-name="P3" draw:layer="layout" svg:x1="12cm" svg:y1="14.75cm" svg:x2="13cm" svg:y2="15.5cm">
          <text:p/>
        </draw:line>
        <draw:custom-shape draw:style-name="gr183" draw:text-style-name="P18" draw:layer="layout" svg:width="1cm" svg:height="1cm" svg:x="16.25cm" svg:y="21.25cm">
          <text:p text:style-name="P13"><text:span text:style-name="T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8" draw:layer="layout" svg:width="1.25cm" svg:height="1cm" svg:x="12.728cm" svg:y="15.25cm">
          <text:p text:style-name="P13"><text:span text:style-name="T3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8" draw:layer="layout" svg:width="1.25cm" svg:height="1cm" svg:x="11cm" svg:y="14.25cm">
          <text:p text:style-name="P13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3" draw:layer="layout" svg:x1="14.867cm" svg:y1="21.75cm" svg:x2="16.25cm" svg:y2="21.75cm">
          <text:p/>
        </draw:line>
        <draw:custom-shape draw:style-name="gr193" draw:text-style-name="P18" draw:layer="layout" svg:width="1.25cm" svg:height="1cm" svg:x="13.2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3" draw:text-style-name="P3" draw:layer="layout" svg:width="0.801cm" svg:height="0.887cm" draw:transform="rotate (-2.23105438282435) translate (14.452118605859cm 18.5442499825753cm)" svg:viewBox="0 0 802 888" svg:d="M1 888c-30-447 801-888 801-888">
          <text:p/>
        </draw:path>
        <draw:frame draw:style-name="gr64" draw:text-style-name="P5" draw:layer="layout" svg:width="1.387cm" svg:height="0.95cm" svg:x="12.363cm" svg:y="14.3cm">
          <draw:text-box>
            <text:p>⊃</text:p>
          </draw:text-box>
        </draw:frame>
        <draw:custom-shape draw:style-name="gr193" draw:text-style-name="P18" draw:layer="layout" svg:width="1.25cm" svg:height="1cm" svg:x="12.978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13.5cm" svg:y1="16.25cm" svg:x2="13.5cm" svg:y2="17.25cm">
          <text:p/>
        </draw:line>
        <draw:custom-shape draw:style-name="gr183" draw:text-style-name="P18" draw:layer="layout" svg:width="1cm" svg:height="1cm" svg:x="14cm" svg:y="21.173cm">
          <text:p text:style-name="P13"><text:span text:style-name="T3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8" draw:layer="layout" svg:width="1.25cm" svg:height="1cm" svg:x="8.75cm" svg:y="19.5cm">
          <text:p text:style-name="P13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4.75cm" svg:y1="15cm" svg:x2="4cm" svg:y2="15.75cm">
          <text:p/>
        </draw:line>
        <draw:custom-shape draw:style-name="gr193" draw:text-style-name="P18" draw:layer="layout" svg:width="1.25cm" svg:height="1cm" svg:x="4.5cm" svg:y="14.25cm">
          <text:p text:style-name="P13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8" draw:layer="layout" svg:width="1.25cm" svg:height="1cm" svg:x="3.25cm" svg:y="15.5cm">
          <text:p text:style-name="P13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10.25cm" svg:y1="21.25cm" svg:x2="9.5cm" svg:y2="20.5cm">
          <text:p/>
        </draw:line>
        <draw:frame draw:style-name="gr204" draw:text-style-name="P5" draw:layer="layout" svg:width="1.137cm" svg:height="0.95cm" svg:x="9.613cm" svg:y="20.25cm">
          <draw:text-box>
            <text:p>⊂</text:p>
          </draw:text-box>
        </draw:frame>
        <draw:frame draw:style-name="gr204" draw:text-style-name="P5" draw:layer="layout" svg:width="1.137cm" svg:height="0.95cm" svg:x="15.113cm" svg:y="21.75cm">
          <draw:text-box>
            <text:p>⊂</text:p>
          </draw:text-box>
        </draw:frame>
        <draw:frame draw:style-name="gr64" draw:text-style-name="P5" draw:layer="layout" svg:width="1.387cm" svg:height="0.95cm" svg:x="3.113cm" svg:y="14.55cm">
          <draw:text-box>
            <text:p>⊂</text:p>
          </draw:text-box>
        </draw:frame>
      </draw:page>
      <draw:page draw:name="page11" draw:style-name="dp1" draw:master-page-name="標準">
        <draw:custom-shape draw:style-name="gr1" draw:text-style-name="P1" draw:layer="layout" svg:width="16cm" svg:height="9.5cm" svg:x="2.7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75cm" svg:y="12.5cm">
          <text:p/>
          <draw:enhanced-geometry svg:viewBox="0 0 21600 21600" draw:type="rectangle" draw:enhanced-path="M 0 0 L 21600 0 21600 21600 0 21600 0 0 Z N"/>
        </draw:custom-shape>
        <draw:line draw:style-name="gr65" draw:text-style-name="P3" draw:layer="layout" svg:x1="5.75cm" svg:y1="18.25cm" svg:x2="5.25cm" svg:y2="20cm">
          <text:p/>
        </draw:line>
        <draw:line draw:style-name="gr65" draw:text-style-name="P3" draw:layer="layout" svg:x1="11.75cm" svg:y1="18.25cm" svg:x2="11cm" svg:y2="19.75cm">
          <text:p/>
        </draw:line>
        <draw:line draw:style-name="gr65" draw:text-style-name="P3" draw:layer="layout" svg:x1="9.5cm" svg:y1="18.25cm" svg:x2="10.25cm" svg:y2="19.75cm">
          <text:p/>
        </draw:line>
        <draw:line draw:style-name="gr65" draw:text-style-name="P3" draw:layer="layout" svg:x1="15.25cm" svg:y1="18.25cm" svg:x2="16cm" svg:y2="19.75cm">
          <text:p/>
        </draw:line>
        <draw:line draw:style-name="gr34" draw:text-style-name="P12" draw:layer="layout" svg:x1="8.75cm" svg:y1="6.75cm" svg:x2="9.75cm" svg:y2="8cm">
          <text:p/>
        </draw:line>
        <draw:line draw:style-name="gr34" draw:text-style-name="P12" draw:layer="layout" svg:x1="12cm" svg:y1="6.75cm" svg:x2="11cm" svg:y2="8.25cm">
          <text:p/>
        </draw:line>
        <draw:custom-shape draw:style-name="gr212" draw:text-style-name="P3" draw:layer="layout" svg:width="15.5cm" svg:height="9.095cm" svg:x="3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5cm" svg:height="1.25cm" svg:x="9cm" svg:y="11.25cm">
          <draw:text-box>
            <text:p>Map substitution</text:p>
          </draw:text-box>
        </draw:frame>
        <draw:custom-shape draw:style-name="gr213" draw:text-style-name="P14" draw:layer="layout" svg:width="3.5cm" svg:height="1.75cm" svg:x="12cm" svg:y="3cm">
          <text:p text:style-name="P13"><text:span text:style-name="T3">ma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4" draw:layer="layout" svg:width="1.75cm" svg:height="1cm" svg:x="9.5cm" svg:y="7.75cm">
          <text:p text:style-name="P13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4" draw:layer="layout" svg:width="3cm" svg:height="1.75cm" svg:x="5.5cm" svg:y="3cm">
          <text:p text:style-name="P13"><text:span text:style-name="T3">ma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12" draw:layer="layout" svg:x1="10cm" svg:y1="5.5cm" svg:x2="9cm" svg:y2="6.25cm">
          <text:p/>
        </draw:line>
        <draw:line draw:style-name="gr105" draw:text-style-name="P12" draw:layer="layout" svg:x1="10.75cm" svg:y1="5.5cm" svg:x2="11.75cm" svg:y2="6.25cm">
          <text:p/>
        </draw:line>
        <draw:frame draw:style-name="gr115" draw:text-style-name="P35" draw:layer="layout" svg:width="2.322cm" svg:height="0.725cm" svg:x="9.178cm" svg:y="3.025cm">
          <draw:text-box>
            <text:p><text:span text:style-name="T3">substitute</text:span></text:p>
          </draw:text-box>
        </draw:frame>
        <draw:custom-shape draw:style-name="gr215" draw:text-style-name="P12" draw:layer="layout" svg:width="2.5cm" svg:height="0.5cm" svg:x="9cm" svg:y="3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16" draw:text-style-name="P18" draw:layer="layout" svg:width="2cm" svg:height="1cm" svg:x="7.25cm" svg:y="6cm">
          <text:p text:style-name="P13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18" draw:layer="layout" svg:width="2cm" svg:height="1cm" svg:x="11.5cm" svg:y="6cm">
          <text:p text:style-name="P13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5.5cm" svg:height="9cm" svg:x="3cm" svg:y="12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4" draw:layer="layout" svg:width="1.75cm" svg:height="1cm" svg:x="9.501cm" svg:y="7.751cm">
          <text:p text:style-name="P13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12" draw:layer="layout" svg:x1="7.751cm" svg:y1="4.751cm" svg:x2="8.25cm" svg:y2="6cm">
          <text:p/>
        </draw:line>
        <draw:line draw:style-name="gr151" draw:text-style-name="P12" draw:layer="layout" svg:x1="12.751cm" svg:y1="4.751cm" svg:x2="12.25cm" svg:y2="6cm">
          <text:p/>
        </draw:line>
        <draw:line draw:style-name="gr104" draw:text-style-name="P12" draw:layer="layout" svg:x1="10.001cm" svg:y1="5.501cm" svg:x2="9.001cm" svg:y2="6.251cm">
          <text:p/>
        </draw:line>
        <draw:line draw:style-name="gr105" draw:text-style-name="P12" draw:layer="layout" svg:x1="10.751cm" svg:y1="5.501cm" svg:x2="11.751cm" svg:y2="6.251cm">
          <text:p/>
        </draw:line>
        <draw:custom-shape draw:style-name="gr216" draw:text-style-name="P18" draw:layer="layout" svg:width="2cm" svg:height="1cm" svg:x="7.251cm" svg:y="6.001cm">
          <text:p text:style-name="P13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18" draw:layer="layout" svg:width="2cm" svg:height="1cm" svg:x="11.501cm" svg:y="6.001cm">
          <text:p text:style-name="P13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8" draw:layer="layout" svg:width="2.5cm" svg:height="0.75cm" svg:x="9.251cm" svg:y="5.001cm">
          <text:p text:style-name="P13"><text:span text:style-name="T3">Co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8" draw:layer="layout" svg:width="1.75cm" svg:height="1cm" svg:x="4.25cm" svg:y="19.75cm">
          <text:p text:style-name="P1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8" draw:layer="layout" svg:width="1.75cm" svg:height="1cm" svg:x="9.502cm" svg:y="7.752cm">
          <text:p text:style-name="P13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8" draw:layer="layout" svg:width="1.75cm" svg:height="1cm" svg:x="9.625cm" svg:y="19.75cm">
          <text:p text:style-name="P13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8" draw:layer="layout" svg:width="1.75cm" svg:height="1cm" svg:x="15cm" svg:y="19.75cm">
          <text:p text:style-name="P13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4" draw:text-style-name="P12" draw:layer="layout" svg:x1="7.25cm" svg:y1="15cm" svg:x2="6.25cm" svg:y2="17.25cm">
          <text:p/>
        </draw:line>
        <draw:line draw:style-name="gr124" draw:text-style-name="P12" draw:layer="layout" svg:x1="14.25cm" svg:y1="15cm" svg:x2="15cm" svg:y2="17.25cm">
          <text:p/>
        </draw:line>
        <draw:line draw:style-name="gr124" draw:text-style-name="P12" draw:layer="layout" svg:x1="8.25cm" svg:y1="15cm" svg:x2="9cm" svg:y2="17.25cm">
          <text:p/>
        </draw:line>
        <draw:custom-shape draw:style-name="gr218" draw:text-style-name="P18" draw:layer="layout" svg:width="3cm" svg:height="1.75cm" svg:x="6.25cm" svg:y="13.5cm">
          <text:p text:style-name="P13"><text:span text:style-name="T3">map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35" draw:layer="layout" svg:width="2.5cm" svg:height="1.673cm" svg:x="10.75cm" svg:y="15.577cm">
          <draw:text-box>
            <text:p><text:span text:style-name="T3">Pf11=0.5</text:span></text:p>
            <text:p><text:span text:style-name="T3">Pf00=1</text:span></text:p>
          </draw:text-box>
        </draw:frame>
        <draw:frame draw:style-name="gr219" draw:text-style-name="P35" draw:layer="layout" svg:width="2.25cm" svg:height="1.673cm" svg:x="8.75cm" svg:y="15.577cm">
          <draw:text-box>
            <text:p><text:span text:style-name="T3">Pf11=0.5</text:span></text:p>
            <text:p><text:span text:style-name="T3">Pf00=1</text:span></text:p>
          </draw:text-box>
        </draw:frame>
        <draw:custom-shape draw:style-name="gr187" draw:text-style-name="P18" draw:layer="layout" svg:width="1.5cm" svg:height="1cm" svg:x="5cm" svg:y="17.375cm">
          <text:p text:style-name="P13"><text:span text:style-name="T3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18" draw:layer="layout" svg:width="1.5cm" svg:height="1cm" svg:x="8.5cm" svg:y="17.375cm">
          <text:p text:style-name="P13"><text:span text:style-name="T3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18" draw:layer="layout" svg:width="1.5cm" svg:height="1cm" svg:x="14.25cm" svg:y="17.375cm">
          <text:p text:style-name="P13"><text:span text:style-name="T3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0" draw:text-style-name="P3" draw:layer="layout" svg:x1="4.75cm" svg:y1="16.5cm" svg:x2="5.5cm" svg:y2="17.5cm">
          <text:p/>
        </draw:line>
        <draw:line draw:style-name="gr221" draw:text-style-name="P3" draw:layer="layout" svg:x1="8cm" svg:y1="16.75cm" svg:x2="8.5cm" svg:y2="17.5cm">
          <text:p/>
        </draw:line>
        <draw:line draw:style-name="gr222" draw:text-style-name="P3" draw:layer="layout" svg:x1="16.5cm" svg:y1="16.5cm" svg:x2="15.5cm" svg:y2="17.5cm">
          <text:p/>
        </draw:line>
        <draw:frame draw:style-name="gr5" draw:text-style-name="P5" draw:layer="layout" svg:width="7.5cm" svg:height="1.25cm" svg:x="8.25cm" svg:y="22.25cm">
          <draw:text-box>
            <text:p>Feedback to map links</text:p>
          </draw:text-box>
        </draw:frame>
        <draw:line draw:style-name="gr124" draw:text-style-name="P12" draw:layer="layout" svg:x1="13.25cm" svg:y1="15cm" svg:x2="12.5cm" svg:y2="17.25cm">
          <text:p/>
        </draw:line>
        <draw:custom-shape draw:style-name="gr218" draw:text-style-name="P18" draw:layer="layout" svg:width="3cm" svg:height="1.75cm" svg:x="12.25cm" svg:y="13.5cm">
          <text:p text:style-name="P13"><text:span text:style-name="T3">ma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18" draw:layer="layout" svg:width="1.5cm" svg:height="1cm" svg:x="11.5cm" svg:y="17.375cm">
          <text:p text:style-name="P13"><text:span text:style-name="T3">&amp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1" draw:text-style-name="P3" draw:layer="layout" svg:x1="13.5cm" svg:y1="16.75cm" svg:x2="12.75cm" svg:y2="17.5cm">
          <text:p/>
        </draw:line>
      </draw:page>
      <draw:page draw:name="page12" draw:style-name="dp1" draw:master-page-name="標準">
        <draw:custom-shape draw:style-name="gr1" draw:text-style-name="P1" draw:layer="layout" svg:width="16cm" svg:height="9.5cm" svg:x="2.7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cm" svg:height="9.5cm" svg:x="2.7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5cm" svg:height="9cm" svg:x="3cm" svg:y="1.595cm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9cm" svg:height="1.661cm" svg:x="6.5cm" svg:y="11.5cm">
          <draw:text-box>
            <text:p>Attention vs State Change</text:p>
            <text:p/>
          </draw:text-box>
        </draw:frame>
        <draw:custom-shape draw:style-name="gr135" draw:text-style-name="P14" draw:layer="layout" svg:width="2.25cm" svg:height="1cm" svg:x="4cm" svg:y="4.25cm">
          <text:p text:style-name="P13"><text:span text:style-name="T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2.25cm" svg:height="1cm" svg:x="4cm" svg:y="5.75cm">
          <text:p text:style-name="P13"><text:span text:style-name="T3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2.25cm" svg:height="1cm" svg:x="7.5cm" svg:y="3.75cm">
          <text:p text:style-name="P13"><text:span text:style-name="T3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2" draw:layer="layout" svg:width="2.25cm" svg:height="1cm" svg:x="7.5cm" svg:y="8cm">
          <text:p text:style-name="P31"><text:span text:style-name="T7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52" draw:layer="layout" svg:width="1cm" svg:height="1cm" svg:x="6.75cm" svg:y="5cm">
          <text:p text:style-name="P31"><text:span text:style-name="T7">dot</text:span></text:p>
          <draw:enhanced-geometry svg:viewBox="0 0 21600 21600" draw:type="rectangle" draw:enhanced-path="M 0 0 L 21600 0 21600 21600 0 21600 0 0 Z N"/>
        </draw:custom-shape>
        <draw:line draw:style-name="gr224" draw:text-style-name="P3" draw:layer="layout" svg:x1="6.25cm" svg:y1="5cm" svg:x2="6.75cm" svg:y2="5.5cm">
          <text:p/>
        </draw:line>
        <draw:line draw:style-name="gr225" draw:text-style-name="P3" draw:layer="layout" svg:x1="6.25cm" svg:y1="6.25cm" svg:x2="6.75cm" svg:y2="5.75cm">
          <text:p/>
        </draw:line>
        <draw:line draw:style-name="gr226" draw:text-style-name="P3" draw:layer="layout" svg:x1="8.5cm" svg:y1="4.75cm" svg:x2="8.5cm" svg:y2="8cm">
          <text:p/>
        </draw:line>
        <draw:line draw:style-name="gr227" draw:text-style-name="P3" draw:layer="layout" svg:x1="7.75cm" svg:y1="5.5cm" svg:x2="8.5cm" svg:y2="5.5cm">
          <text:p/>
        </draw:line>
        <draw:custom-shape draw:style-name="gr107" draw:text-style-name="P14" draw:layer="layout" svg:width="3.5cm" svg:height="1cm" svg:x="13.75cm" svg:y="6.75cm">
          <text:p text:style-name="P13"><text:span text:style-name="T7">fun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2" draw:layer="layout" svg:width="2.25cm" svg:height="1cm" svg:x="11.25cm" svg:y="4cm">
          <text:p text:style-name="P31"><text:span text:style-name="T7">valu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2" draw:layer="layout" svg:width="2.25cm" svg:height="1cm" svg:x="11.25cm" svg:y="6cm">
          <text:p text:style-name="P31"><text:span text:style-name="T7">valu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3" draw:layer="layout" svg:width="2.75cm" svg:height="1cm" svg:x="5.5cm" svg:y="2.5cm">
          <text:p text:style-name="P26"><text:span text:style-name="T7">input</text:span></text:p>
          <text:p text:style-name="P26"><text:span text:style-name="T7">token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2.75cm" svg:height="1cm" svg:x="13cm" svg:y="2.5cm">
          <text:p text:style-name="P31"><text:span text:style-name="T7">input</text:span></text:p>
          <text:p text:style-name="P31"><text:span text:style-name="T7">state</text:span></text:p>
          <draw:enhanced-geometry svg:viewBox="0 0 21600 21600" draw:type="rectangle" draw:enhanced-path="M 0 0 L 21600 0 21600 21600 0 21600 0 0 Z N"/>
        </draw:custom-shape>
        <draw:line draw:style-name="gr228" draw:text-style-name="P3" draw:layer="layout" svg:x1="5.75cm" svg:y1="3.5cm" svg:x2="5.25cm" svg:y2="4.25cm">
          <text:p/>
        </draw:line>
        <draw:line draw:style-name="gr229" draw:text-style-name="P3" draw:layer="layout" svg:x1="7.5cm" svg:y1="3.5cm" svg:x2="7.75cm" svg:y2="4cm">
          <text:p/>
        </draw:line>
        <draw:frame draw:style-name="gr230" draw:text-style-name="P5" draw:layer="layout" svg:width="3.009cm" svg:height="0.962cm" svg:x="5.75cm" svg:y="9.25cm">
          <draw:text-box>
            <text:p>Attention</text:p>
          </draw:text-box>
        </draw:frame>
        <draw:frame draw:style-name="gr231" draw:text-style-name="P5" draw:layer="layout" svg:width="4.5cm" svg:height="0.962cm" svg:x="11.75cm" svg:y="9.25cm">
          <draw:text-box>
            <text:p>SOL Function</text:p>
          </draw:text-box>
        </draw:frame>
        <draw:line draw:style-name="gr232" draw:text-style-name="P3" draw:layer="layout" svg:x1="12.5cm" svg:y1="5cm" svg:x2="12.5cm" svg:y2="6cm">
          <text:p/>
        </draw:line>
        <draw:line draw:style-name="gr233" draw:text-style-name="P3" draw:layer="layout" svg:x1="15.25cm" svg:y1="3.5cm" svg:x2="15.25cm" svg:y2="6.75cm">
          <text:p/>
        </draw:line>
        <draw:line draw:style-name="gr234" draw:text-style-name="P3" draw:layer="layout" svg:x1="14cm" svg:y1="3.5cm" svg:x2="13.25cm" svg:y2="4cm">
          <text:p/>
        </draw:line>
        <draw:line draw:style-name="gr235" draw:text-style-name="P3" draw:layer="layout" svg:x1="13.75cm" svg:y1="7.25cm" svg:x2="13.25cm" svg:y2="6.75cm">
          <text:p/>
        </draw:line>
        <draw:frame draw:style-name="gr236" draw:text-style-name="P5" draw:layer="layout" svg:width="2.065cm" svg:height="0.645cm" svg:x="15.25cm" svg:y="4.855cm">
          <draw:text-box>
            <text:p><text:span text:style-name="T7">substitute</text:span></text:p>
          </draw:text-box>
        </draw:frame>
        <draw:frame draw:style-name="gr237" draw:text-style-name="P53" draw:layer="layout" svg:width="1.75cm" svg:height="0.75cm" svg:x="12.75cm" svg:y="5cm">
          <draw:text-box>
            <text:p><text:span text:style-name="T4">match</text:span></text:p>
          </draw:text-box>
        </draw:frame>
        <draw:custom-shape draw:style-name="gr3" draw:text-style-name="P3" draw:layer="layout" svg:width="15.5cm" svg:height="9cm" svg:x="3cm" svg:y="13.684cm">
          <text:p/>
          <draw:enhanced-geometry svg:viewBox="0 0 21600 21600" draw:type="rectangle" draw:enhanced-path="M 0 0 L 21600 0 21600 21600 0 21600 0 0 Z N"/>
        </draw:custom-shape>
        <draw:frame draw:style-name="gr238" draw:text-style-name="P5" draw:layer="layout" svg:width="4cm" svg:height="1.161cm" svg:x="8.25cm" svg:y="23.589cm">
          <draw:text-box>
            <text:p>Links</text:p>
          </draw:text-box>
        </draw:frame>
        <draw:custom-shape draw:style-name="gr239" draw:text-style-name="P17" draw:layer="layout" svg:width="2cm" svg:height="1.25cm" svg:x="8.5cm" svg:y="14.75cm">
          <text:p text:style-name="P15"><text:span text:style-name="T4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5cm" svg:y1="20.55cm" svg:x2="8.25cm" svg:y2="20.55cm">
          <text:p/>
        </draw:line>
        <draw:frame draw:style-name="gr54" draw:text-style-name="P6" draw:layer="layout" svg:width="1cm" svg:height="1cm" svg:x="5.25cm" svg:y="19.75cm">
          <draw:text-box>
            <text:p><text:span text:style-name="T1">⊃</text:span></text:p>
          </draw:text-box>
        </draw:frame>
        <draw:frame draw:style-name="gr240" draw:text-style-name="P6" draw:layer="layout" svg:width="2.086cm" svg:height="1.361cm" svg:x="6.164cm" svg:y="19.139cm">
          <draw:text-box>
            <text:p><text:span text:style-name="T1">Pf11&lt;1</text:span></text:p>
            <text:p><text:span text:style-name="T1">Pf00=1</text:span></text:p>
          </draw:text-box>
        </draw:frame>
        <draw:line draw:style-name="gr241" draw:text-style-name="P3" draw:layer="layout" svg:x1="4.75cm" svg:y1="15.25cm" svg:x2="8.25cm" svg:y2="15.25cm">
          <text:p/>
        </draw:line>
        <draw:line draw:style-name="gr65" draw:text-style-name="P3" draw:layer="layout" svg:x1="12.5cm" svg:y1="20.6cm" svg:x2="15.75cm" svg:y2="20.6cm">
          <text:p/>
        </draw:line>
        <draw:frame draw:style-name="gr64" draw:text-style-name="P6" draw:layer="layout" svg:width="1.25cm" svg:height="0.95cm" svg:x="14.75cm" svg:y="19.8cm">
          <draw:text-box>
            <text:p><text:span text:style-name="T1">⊂</text:span></text:p>
          </draw:text-box>
        </draw:frame>
        <draw:frame draw:style-name="gr240" draw:text-style-name="P6" draw:layer="layout" svg:width="2.086cm" svg:height="1.361cm" svg:x="12.75cm" svg:y="19.139cm">
          <draw:text-box>
            <text:p><text:span text:style-name="T1">Pf11=1</text:span></text:p>
            <text:p><text:span text:style-name="T1">Pf00&lt;1</text:span></text:p>
          </draw:text-box>
        </draw:frame>
        <draw:frame draw:style-name="gr242" draw:text-style-name="P6" draw:layer="layout" svg:width="2.198cm" svg:height="1.361cm" svg:x="5.302cm" svg:y="14cm">
          <draw:text-box>
            <text:p><text:span text:style-name="T1">Pf11=1</text:span></text:p>
            <text:p><text:span text:style-name="T1">Pf00=1</text:span></text:p>
          </draw:text-box>
        </draw:frame>
        <draw:line draw:style-name="gr241" draw:text-style-name="P3" draw:layer="layout" svg:x1="5cm" svg:y1="17cm" svg:x2="8.25cm" svg:y2="16cm">
          <text:p/>
        </draw:line>
        <draw:frame draw:style-name="gr243" draw:text-style-name="P6" draw:layer="layout" svg:width="2.25cm" svg:height="1.361cm" svg:x="5.75cm" svg:y="16.639cm">
          <draw:text-box>
            <text:p><text:span text:style-name="T1">Pf11=1</text:span></text:p>
            <text:p><text:span text:style-name="T1">Pf00=1</text:span></text:p>
          </draw:text-box>
        </draw:frame>
        <draw:custom-shape draw:style-name="gr239" draw:text-style-name="P17" draw:layer="layout" svg:width="2cm" svg:height="1.25cm" svg:x="15.75cm" svg:y="14.75cm">
          <text:p text:style-name="P15"><text:span text:style-name="T4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3" draw:layer="layout" svg:x1="12cm" svg:y1="15.25cm" svg:x2="15.5cm" svg:y2="15.25cm">
          <text:p/>
        </draw:line>
        <draw:frame draw:style-name="gr244" draw:text-style-name="P6" draw:layer="layout" svg:width="2.698cm" svg:height="1.361cm" svg:x="12.552cm" svg:y="14cm">
          <draw:text-box>
            <text:p><text:span text:style-name="T1">Pf11=1</text:span></text:p>
            <text:p><text:span text:style-name="T1">Pf00=1</text:span></text:p>
          </draw:text-box>
        </draw:frame>
        <draw:line draw:style-name="gr241" draw:text-style-name="P3" draw:layer="layout" svg:x1="12.25cm" svg:y1="17cm" svg:x2="15.5cm" svg:y2="16cm">
          <text:p/>
        </draw:line>
        <draw:frame draw:style-name="gr243" draw:text-style-name="P6" draw:layer="layout" svg:width="2.25cm" svg:height="1.361cm" svg:x="13cm" svg:y="16.639cm">
          <draw:text-box>
            <text:p><text:span text:style-name="T1">Pf11=0</text:span></text:p>
            <text:p><text:span text:style-name="T1">Pf00=0</text:span></text:p>
          </draw:text-box>
        </draw:frame>
        <draw:frame draw:style-name="gr245" draw:text-style-name="P6" draw:layer="layout" svg:width="1.547cm" svg:height="0.806cm" svg:x="15.453cm" svg:y="16.944cm">
          <draw:text-box>
            <text:p><text:span text:style-name="T1">NOT</text:span></text:p>
          </draw:text-box>
        </draw:frame>
        <draw:custom-shape draw:style-name="gr246" draw:text-style-name="P1" draw:layer="layout" svg:width="1cm" svg:height="1cm" svg:x="4.2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" draw:layer="layout" svg:width="1cm" svg:height="1cm" svg:x="8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" draw:layer="layout" svg:width="1cm" svg:height="1cm" svg:x="11.75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" draw:layer="layout" svg:width="1cm" svg:height="1cm" svg:x="15.75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7" draw:text-style-name="P3" draw:layer="layout" svg:x1="6.5cm" svg:y1="19cm" svg:x2="7.75cm" svg:y2="19cm">
          <text:p/>
        </draw:line>
        <draw:line draw:style-name="gr247" draw:text-style-name="P3" draw:layer="layout" svg:x1="13cm" svg:y1="19cm" svg:x2="14.25cm" svg:y2="19cm">
          <text:p/>
        </draw:line>
        <draw:frame draw:style-name="gr248" draw:text-style-name="P6" draw:layer="layout" svg:width="2.113cm" svg:height="1.361cm" svg:x="6.137cm" svg:y="20.639cm">
          <draw:text-box>
            <text:p><text:span text:style-name="T1">Pr11=1</text:span></text:p>
            <text:p><text:span text:style-name="T1">Pr00&lt;1</text:span></text:p>
          </draw:text-box>
        </draw:frame>
        <draw:frame draw:style-name="gr248" draw:text-style-name="P6" draw:layer="layout" svg:width="2.113cm" svg:height="1.361cm" svg:x="12.75cm" svg:y="20.639cm">
          <draw:text-box>
            <text:p><text:span text:style-name="T1">Pr11&lt;1</text:span></text:p>
            <text:p><text:span text:style-name="T1">Pr00=1</text:span></text:p>
          </draw:text-box>
        </draw:frame>
        <draw:line draw:style-name="gr247" draw:text-style-name="P3" draw:layer="layout" svg:x1="7.75cm" svg:y1="22cm" svg:x2="6.5cm" svg:y2="22cm">
          <text:p/>
        </draw:line>
        <draw:line draw:style-name="gr247" draw:text-style-name="P3" draw:layer="layout" svg:x1="14.25cm" svg:y1="22cm" svg:x2="13cm" svg:y2="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Gradient_20_2" draw:display-name="Gradient 2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3" draw:display-name="線の終点 103" svg:viewBox="0 0 20 13" svg:d="M0 13l10-13 10 13z"/>
    <draw:marker draw:name="線の終点_20_104" draw:display-name="線の終点 104" svg:viewBox="0 0 20 20" svg:d="M0 20l10-20 10 20z"/>
    <draw:marker draw:name="線の終点_20_106" draw:display-name="線の終点 106" svg:viewBox="0 0 20 20" svg:d="M0 20l10-20 10 20z"/>
    <draw:marker draw:name="線の終点_20_107" draw:display-name="線の終点 107" svg:viewBox="0 0 20 20" svg:d="M0 20l10-20 10 20z"/>
    <draw:marker draw:name="線の終点_20_108" draw:display-name="線の終点 108" svg:viewBox="0 0 20 20" svg:d="M0 20l10-20 10 20z"/>
    <draw:marker draw:name="線の終点_20_113" draw:display-name="線の終点 113" svg:viewBox="0 0 20 20" svg:d="M0 20l10-20 10 20z"/>
    <draw:marker draw:name="線の終点_20_116" draw:display-name="線の終点 116" svg:viewBox="0 0 20 20" svg:d="M0 20l10-20 10 20z"/>
    <draw:marker draw:name="線の終点_20_117" draw:display-name="線の終点 117" svg:viewBox="0 0 20 20" svg:d="M0 20l10-20 10 20z"/>
    <draw:marker draw:name="線の終点_20_119" draw:display-name="線の終点 119" svg:viewBox="0 0 20 20" svg:d="M0 20l10-20 10 20z"/>
    <draw:marker draw:name="線の終点_20_120" draw:display-name="線の終点 120" svg:viewBox="0 0 20 20" svg:d="M0 20l10-20 10 20z"/>
    <draw:marker draw:name="線の終点_20_121" draw:display-name="線の終点 121" svg:viewBox="0 0 20 20" svg:d="M0 20l10-20 10 20z"/>
    <draw:marker draw:name="線の終点_20_122" draw:display-name="線の終点 122" svg:viewBox="0 0 20 20" svg:d="M0 20l10-20 10 20z"/>
    <draw:marker draw:name="線の終点_20_123" draw:display-name="線の終点 123" svg:viewBox="0 0 20 20" svg:d="M0 20l10-20 10 20z"/>
    <draw:marker draw:name="線の終点_20_124" draw:display-name="線の終点 124" svg:viewBox="0 0 20 20" svg:d="M0 20l10-20 10 20z"/>
    <draw:marker draw:name="線の終点_20_125" draw:display-name="線の終点 125" svg:viewBox="0 0 20 20" svg:d="M0 20l10-20 10 20z"/>
    <draw:marker draw:name="線の終点_20_126" draw:display-name="線の終点 126" svg:viewBox="0 0 20 20" svg:d="M0 20l10-20 10 20z"/>
    <draw:marker draw:name="線の終点_20_127" draw:display-name="線の終点 127" svg:viewBox="0 0 20 20" svg:d="M0 20l10-20 10 20z"/>
    <draw:marker draw:name="線の終点_20_128" draw:display-name="線の終点 128" svg:viewBox="0 0 20 20" svg:d="M0 20l10-20 10 20z"/>
    <draw:marker draw:name="線の終点_20_129" draw:display-name="線の終点 129" svg:viewBox="0 0 20 20" svg:d="M0 20l10-20 10 20z"/>
    <draw:marker draw:name="線の終点_20_130" draw:display-name="線の終点 130" svg:viewBox="0 0 20 20" svg:d="M0 20l10-20 10 20z"/>
    <draw:marker draw:name="線の終点_20_131" draw:display-name="線の終点 131" svg:viewBox="0 0 20 20" svg:d="M0 20l10-20 10 20z"/>
    <draw:marker draw:name="線の終点_20_132" draw:display-name="線の終点 132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35" draw:display-name="線の終点 35" svg:viewBox="0 0 20 20" svg:d="M0 20l10-20 10 20z"/>
    <draw:marker draw:name="線の終点_20_36" draw:display-name="線の終点 36" svg:viewBox="0 0 20 20" svg:d="M0 20l10-20 10 20z"/>
    <draw:marker draw:name="線の終点_20_37" draw:display-name="線の終点 37" svg:viewBox="0 0 20 20" svg:d="M0 20l10-20 10 20z"/>
    <draw:marker draw:name="線の終点_20_38" draw:display-name="線の終点 38" svg:viewBox="0 0 20 20" svg:d="M0 20l10-20 10 20z"/>
    <draw:marker draw:name="線の終点_20_39" draw:display-name="線の終点 39" svg:viewBox="0 0 20 20" svg:d="M0 20l10-20 10 20z"/>
    <draw:marker draw:name="線の終点_20_40" draw:display-name="線の終点 40" svg:viewBox="0 0 20 20" svg:d="M0 20l10-20 10 20z"/>
    <draw:marker draw:name="線の終点_20_42" draw:display-name="線の終点 42" svg:viewBox="0 0 20 20" svg:d="M0 20l10-20 10 20z"/>
    <draw:marker draw:name="線の終点_20_43" draw:display-name="線の終点 43" svg:viewBox="0 0 20 20" svg:d="M0 20l10-20 10 20z"/>
    <draw:marker draw:name="線の終点_20_47" draw:display-name="線の終点 47" svg:viewBox="0 0 20 20" svg:d="M0 20l10-20 10 20z"/>
    <draw:marker draw:name="線の終点_20_48" draw:display-name="線の終点 48" svg:viewBox="0 0 20 20" svg:d="M0 20l10-20 10 20z"/>
    <draw:marker draw:name="線の終点_20_52" draw:display-name="線の終点 52" svg:viewBox="0 0 20 20" svg:d="M0 20l10-20 10 20z"/>
    <draw:marker draw:name="線の終点_20_53" draw:display-name="線の終点 53" svg:viewBox="0 0 20 20" svg:d="M0 20l10-20 10 20z"/>
    <draw:marker draw:name="線の終点_20_54" draw:display-name="線の終点 54" svg:viewBox="0 0 20 20" svg:d="M0 20l10-20 10 20z"/>
    <draw:marker draw:name="線の終点_20_57" draw:display-name="線の終点 57" svg:viewBox="0 0 20 20" svg:d="M0 20l10-20 10 20z"/>
    <draw:marker draw:name="線の終点_20_59" draw:display-name="線の終点 59" svg:viewBox="0 0 20 20" svg:d="M0 20l10-20 10 20z"/>
    <draw:marker draw:name="線の終点_20_60" draw:display-name="線の終点 60" svg:viewBox="0 0 20 20" svg:d="M0 20l10-20 10 20z"/>
    <draw:marker draw:name="線の終点_20_61" draw:display-name="線の終点 61" svg:viewBox="0 0 20 20" svg:d="M0 20l10-20 10 20z"/>
    <draw:marker draw:name="線の終点_20_62" draw:display-name="線の終点 62" svg:viewBox="0 0 20 20" svg:d="M0 20l10-20 10 20z"/>
    <draw:marker draw:name="線の終点_20_63" draw:display-name="線の終点 63" svg:viewBox="0 0 20 40" svg:d="M0 40l10-40 10 40z"/>
    <draw:marker draw:name="線の終点_20_67" draw:display-name="線の終点 67" svg:viewBox="0 0 20 20" svg:d="M0 20l10-20 10 20z"/>
    <draw:marker draw:name="線の終点_20_68" draw:display-name="線の終点 68" svg:viewBox="0 0 20 20" svg:d="M0 20l10-20 10 20z"/>
    <draw:marker draw:name="線の終点_20_69" draw:display-name="線の終点 69" svg:viewBox="0 0 20 20" svg:d="M0 20l10-20 10 20z"/>
    <draw:marker draw:name="線の終点_20_72" draw:display-name="線の終点 72" svg:viewBox="0 0 20 20" svg:d="M0 20l10-20 10 20z"/>
    <draw:marker draw:name="線の終点_20_73" draw:display-name="線の終点 73" svg:viewBox="0 0 20 20" svg:d="M0 20l10-20 10 20z"/>
    <draw:marker draw:name="線の終点_20_74" draw:display-name="線の終点 74" svg:viewBox="0 0 20 20" svg:d="M0 20l10-20 10 20z"/>
    <draw:marker draw:name="線の終点_20_77" draw:display-name="線の終点 77" svg:viewBox="0 0 20 20" svg:d="M0 20l10-20 10 20z"/>
    <draw:marker draw:name="線の終点_20_78" draw:display-name="線の終点 78" svg:viewBox="0 0 20 20" svg:d="M0 20l10-20 10 20z"/>
    <draw:marker draw:name="線の終点_20_79" draw:display-name="線の終点 79" svg:viewBox="0 0 20 20" svg:d="M0 20l10-20 10 20z"/>
    <draw:marker draw:name="線の終点_20_85" draw:display-name="線の終点 85" svg:viewBox="0 0 20 20" svg:d="M0 20l10-20 10 20z"/>
    <draw:marker draw:name="線の終点_20_86" draw:display-name="線の終点 86" svg:viewBox="0 0 20 20" svg:d="M0 20l10-20 10 20z"/>
    <draw:marker draw:name="線の終点_20_89" draw:display-name="線の終点 89" svg:viewBox="0 0 20 20" svg:d="M0 20l10-20 10 20z"/>
    <draw:marker draw:name="線の終点_20_90" draw:display-name="線の終点 90" svg:viewBox="0 0 20 20" svg:d="M0 20l10-20 10 20z"/>
    <draw:marker draw:name="線の終点_20_93" draw:display-name="線の終点 93" svg:viewBox="0 0 20 20" svg:d="M0 20l10-20 10 20z"/>
    <draw:marker draw:name="線の終点_20_94" draw:display-name="線の終点 94" svg:viewBox="0 0 20 20" svg:d="M0 20l10-20 10 20z"/>
    <draw:marker draw:name="線の終点_20_95" draw:display-name="線の終点 95" svg:viewBox="0 0 20 20" svg:d="M0 20l10-20 10 20z"/>
    <draw:marker draw:name="線の終点_20_96" draw:display-name="線の終点 96" svg:viewBox="0 0 20 20" svg:d="M0 20l10-20 10 20z"/>
    <draw:marker draw:name="線の終点_20_97" draw:display-name="線の終点 97" svg:viewBox="0 0 20 20" svg:d="M0 20l10-20 10 20z"/>
    <draw:marker draw:name="線の終点_20_98" draw:display-name="線の終点 98" svg:viewBox="0 0 20 20" svg:d="M0 20l10-20 10 20z"/>
    <draw:marker draw:name="線の終点_20_99" draw:display-name="線の終点 9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Gradient_20_2" draw:gradient-step-count="0" draw:shadow-color="#000000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11-19T11:21:13.910000000</meta:creation-date>
    <dc:date>2025-04-08T10:25:04.227528800</dc:date>
    <meta:editing-duration>P3DT8H54M8S</meta:editing-duration>
    <meta:editing-cycles>179</meta:editing-cycles>
    <meta:generator>LibreOffice/25.2.1.2$Windows_X86_64 LibreOffice_project/d3abf4aee5fd705e4a92bba33a32f40bc4e56f49</meta:generator>
    <meta:document-statistic meta:object-count="665"/>
  </office:meta>
</office:document-meta>
</file>